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charset="x-symbol"/>
    <style:font-face style:name="Courier New" svg:font-family="'Courier New'"/>
    <style:font-face style:name="Liberation Mono1" svg:font-family="'Liberation Mono', 'Courier New'"/>
    <style:font-face style:name="OpenSymbol" svg:font-family="OpenSymbol, 'Arial Unicode MS'"/>
    <style:font-face style:name="Symbol" svg:font-family="Symbol"/>
    <style:font-face style:name="Courier New2" svg:font-family="'Courier New'" style:font-family-generic="modern"/>
    <style:font-face style:name="Liberation Mono" svg:font-family="'Liberation Mono', 'Courier New'" style:font-family-generic="modern"/>
    <style:font-face style:name="FreeSans1" svg:font-family="FreeSans" style:font-family-generic="swiss"/>
    <style:font-face style:name="F" svg:font-family="" style:font-pitch="variable"/>
    <style:font-face style:name="Calibri1" svg:font-family="Calibri" style:font-pitch="variable"/>
    <style:font-face style:name="Courier New3" svg:font-family="'Courier New'" style:font-pitch="variable"/>
    <style:font-face style:name="FreeSans2" svg:font-family="FreeSans" style:font-pitch="variable"/>
    <style:font-face style:name="Noto Sans CJK SC Regular1" svg:font-family="'Noto Sans CJK SC Regular'" style:font-pitch="variable"/>
    <style:font-face style:name="Symbol1" svg:font-family="Symbol" style:font-pitch="variable"/>
    <style:font-face style:name="Tahoma1" svg:font-family="Tahoma" style:font-pitch="variable"/>
    <style:font-face style:name="Wingdings1" svg:font-family="Wingdings"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028cm" table:align="left" style:writing-mode="lr-tb"/>
    </style:style>
    <style:style style:name="Tabela1.A" style:family="table-column">
      <style:table-column-properties style:column-width="2.191cm"/>
    </style:style>
    <style:style style:name="Tabela1.B" style:family="table-column">
      <style:table-column-properties style:column-width="5.112cm"/>
    </style:style>
    <style:style style:name="Tabela1.C" style:family="table-column">
      <style:table-column-properties style:column-width="8.726cm"/>
    </style:style>
    <style:style style:name="Tabela1.1" style:family="table-row">
      <style:table-row-properties fo:keep-together="auto"/>
    </style:style>
    <style:style style:name="Tabela1.A1" style:family="table-cell">
      <style:table-cell-properties style:vertical-align="top" fo:background-color="#eeeeee" fo:padding="0.097cm" fo:border-left="0.1pt solid #000000" fo:border-right="none" fo:border-top="0.1pt solid #000000" fo:border-bottom="0.1pt solid #000000" style:writing-mode="lr-tb">
        <style:background-image/>
      </style:table-cell-properties>
    </style:style>
    <style:style style:name="Tabela1.C1" style:family="table-cell">
      <style:table-cell-properties style:vertical-align="top" fo:background-color="#eeeeee" fo:padding="0.097cm" fo:border="0.1pt solid #000000" style:writing-mode="lr-tb">
        <style:background-image/>
      </style:table-cell-properties>
    </style:style>
    <style:style style:name="Tabela1.A2" style:family="table-cell">
      <style:table-cell-properties style:vertical-align="middle" fo:padding="0.097cm" fo:border-left="0.1pt solid #000000" fo:border-right="none" fo:border-top="none" fo:border-bottom="0.1pt solid #000000" style:writing-mode="lr-tb"/>
    </style:style>
    <style:style style:name="Tabela1.B2" style:family="table-cell">
      <style:table-cell-properties style:vertical-align="middle" fo:padding="0.097cm" fo:border-left="0.1pt solid #000000" fo:border-right="none" fo:border-top="none" fo:border-bottom="0.1pt solid #000000" style:writing-mode="lr-tb"/>
    </style:style>
    <style:style style:name="Tabela1.C2" style:family="table-cell">
      <style:table-cell-properties style:vertical-align="middle" fo:padding="0.097cm" fo:border-left="0.1pt solid #000000" fo:border-right="0.1pt solid #000000" fo:border-top="none" fo:border-bottom="0.1pt solid #000000" style:writing-mode="lr-tb"/>
    </style:style>
    <style:style style:name="Tabela1.A3" style:family="table-cell">
      <style:table-cell-properties style:vertical-align="middle" fo:padding="0.097cm" fo:border-left="0.1pt solid #000000" fo:border-right="none" fo:border-top="none" fo:border-bottom="0.1pt solid #000000" style:writing-mode="lr-tb"/>
    </style:style>
    <style:style style:name="Tabela1.B3" style:family="table-cell">
      <style:table-cell-properties style:vertical-align="middle" fo:padding="0.097cm" fo:border-left="0.1pt solid #000000" fo:border-right="none" fo:border-top="none" fo:border-bottom="0.1pt solid #000000" style:writing-mode="lr-tb"/>
    </style:style>
    <style:style style:name="Tabela1.C3" style:family="table-cell">
      <style:table-cell-properties style:vertical-align="middle" fo:padding="0.097cm" fo:border-left="0.1pt solid #000000" fo:border-right="0.1pt solid #000000" fo:border-top="none" fo:border-bottom="0.1pt solid #000000" style:writing-mode="lr-tb"/>
    </style:style>
    <style:style style:name="Tabela1.A4" style:family="table-cell">
      <style:table-cell-properties style:vertical-align="middle" fo:padding="0.097cm" fo:border-left="0.1pt solid #000000" fo:border-right="none" fo:border-top="none" fo:border-bottom="0.1pt solid #000000" style:writing-mode="lr-tb"/>
    </style:style>
    <style:style style:name="Tabela1.B4" style:family="table-cell">
      <style:table-cell-properties style:vertical-align="middle" fo:padding="0.097cm" fo:border-left="0.1pt solid #000000" fo:border-right="none" fo:border-top="none" fo:border-bottom="0.1pt solid #000000" style:writing-mode="lr-tb"/>
    </style:style>
    <style:style style:name="Tabela1.C4" style:family="table-cell">
      <style:table-cell-properties style:vertical-align="middle" fo:padding="0.097cm" fo:border-left="0.1pt solid #000000" fo:border-right="0.1pt solid #000000" fo:border-top="none" fo:border-bottom="0.1pt solid #000000" style:writing-mode="lr-tb"/>
    </style:style>
    <style:style style:name="Tabela1.A5" style:family="table-cell">
      <style:table-cell-properties style:vertical-align="middle" fo:padding="0.097cm" fo:border-left="0.1pt solid #000000" fo:border-right="none" fo:border-top="none" fo:border-bottom="0.1pt solid #000000" style:writing-mode="lr-tb"/>
    </style:style>
    <style:style style:name="Tabela1.B5" style:family="table-cell">
      <style:table-cell-properties style:vertical-align="middle" fo:padding="0.097cm" fo:border-left="0.1pt solid #000000" fo:border-right="none" fo:border-top="none" fo:border-bottom="0.1pt solid #000000" style:writing-mode="lr-tb"/>
    </style:style>
    <style:style style:name="Tabela1.C5" style:family="table-cell">
      <style:table-cell-properties style:vertical-align="middle" fo:padding="0.097cm" fo:border-left="0.1pt solid #000000" fo:border-right="0.1pt solid #000000" fo:border-top="none" fo:border-bottom="0.1pt solid #000000" style:writing-mode="lr-tb"/>
    </style:style>
    <style:style style:name="Tabela1.A6" style:family="table-cell">
      <style:table-cell-properties style:vertical-align="middle" fo:padding="0.097cm" fo:border-left="0.1pt solid #000000" fo:border-right="none" fo:border-top="none" fo:border-bottom="0.1pt solid #000000" style:writing-mode="lr-tb"/>
    </style:style>
    <style:style style:name="Tabela1.B6" style:family="table-cell">
      <style:table-cell-properties style:vertical-align="middle" fo:padding="0.097cm" fo:border-left="0.1pt solid #000000" fo:border-right="none" fo:border-top="none" fo:border-bottom="0.1pt solid #000000" style:writing-mode="lr-tb"/>
    </style:style>
    <style:style style:name="Tabela1.C6" style:family="table-cell">
      <style:table-cell-properties style:vertical-align="middle" fo:padding="0.097cm" fo:border-left="0.1pt solid #000000" fo:border-right="0.1pt solid #000000" fo:border-top="none" fo:border-bottom="0.1pt solid #000000" style:writing-mode="lr-tb"/>
    </style:style>
    <style:style style:name="Tabela1.A7" style:family="table-cell">
      <style:table-cell-properties style:vertical-align="middle" fo:padding="0.097cm" fo:border-left="0.1pt solid #000000" fo:border-right="none" fo:border-top="none" fo:border-bottom="0.1pt solid #000000" style:writing-mode="lr-tb"/>
    </style:style>
    <style:style style:name="Tabela1.B7" style:family="table-cell">
      <style:table-cell-properties style:vertical-align="middle" fo:padding="0.097cm" fo:border-left="0.1pt solid #000000" fo:border-right="none" fo:border-top="none" fo:border-bottom="0.1pt solid #000000" style:writing-mode="lr-tb"/>
    </style:style>
    <style:style style:name="Tabela1.C7" style:family="table-cell">
      <style:table-cell-properties style:vertical-align="middle" fo:padding="0.097cm" fo:border-left="0.1pt solid #000000" fo:border-right="0.1pt solid #000000" fo:border-top="none" fo:border-bottom="0.1pt solid #000000" style:writing-mode="lr-tb"/>
    </style:style>
    <style:style style:name="Tabela1.A8" style:family="table-cell">
      <style:table-cell-properties style:vertical-align="middle" fo:padding="0.097cm" fo:border-left="0.1pt solid #000000" fo:border-right="none" fo:border-top="none" fo:border-bottom="0.1pt solid #000000" style:writing-mode="lr-tb"/>
    </style:style>
    <style:style style:name="Tabela1.B8" style:family="table-cell">
      <style:table-cell-properties style:vertical-align="middle" fo:padding="0.097cm" fo:border-left="0.1pt solid #000000" fo:border-right="none" fo:border-top="none" fo:border-bottom="0.1pt solid #000000" style:writing-mode="lr-tb"/>
    </style:style>
    <style:style style:name="Tabela1.C8" style:family="table-cell">
      <style:table-cell-properties style:vertical-align="middle" fo:padding="0.097cm" fo:border-left="0.1pt solid #000000" fo:border-right="0.1pt solid #000000" fo:border-top="none" fo:border-bottom="0.1pt solid #000000" style:writing-mode="lr-tb"/>
    </style:style>
    <style:style style:name="Tabela1.A9" style:family="table-cell">
      <style:table-cell-properties style:vertical-align="middle" fo:padding="0.097cm" fo:border-left="0.1pt solid #000000" fo:border-right="none" fo:border-top="none" fo:border-bottom="0.1pt solid #000000" style:writing-mode="lr-tb"/>
    </style:style>
    <style:style style:name="Tabela1.B9" style:family="table-cell">
      <style:table-cell-properties style:vertical-align="middle" fo:padding="0.097cm" fo:border-left="0.1pt solid #000000" fo:border-right="none" fo:border-top="none" fo:border-bottom="0.1pt solid #000000" style:writing-mode="lr-tb"/>
    </style:style>
    <style:style style:name="Tabela1.C9" style:family="table-cell">
      <style:table-cell-properties style:vertical-align="middle" fo:padding="0.097cm" fo:border-left="0.1pt solid #000000" fo:border-right="0.1pt solid #000000" fo:border-top="none" fo:border-bottom="0.1pt solid #000000" style:writing-mode="lr-tb"/>
    </style:style>
    <style:style style:name="Tabela1.A10" style:family="table-cell">
      <style:table-cell-properties style:vertical-align="middle" fo:padding="0.097cm" fo:border-left="0.1pt solid #000000" fo:border-right="none" fo:border-top="none" fo:border-bottom="0.1pt solid #000000" style:writing-mode="lr-tb"/>
    </style:style>
    <style:style style:name="Tabela1.B10" style:family="table-cell">
      <style:table-cell-properties style:vertical-align="middle" fo:padding="0.097cm" fo:border-left="0.1pt solid #000000" fo:border-right="none" fo:border-top="none" fo:border-bottom="0.1pt solid #000000" style:writing-mode="lr-tb"/>
    </style:style>
    <style:style style:name="Tabela1.C10" style:family="table-cell">
      <style:table-cell-properties style:vertical-align="middle" fo:padding="0.097cm" fo:border-left="0.1pt solid #000000" fo:border-right="0.1pt solid #000000" fo:border-top="none" fo:border-bottom="0.1pt solid #000000" style:writing-mode="lr-tb"/>
    </style:style>
    <style:style style:name="Tabela2" style:family="table">
      <style:table-properties style:width="16.018cm" table:align="left" style:writing-mode="lr-tb"/>
    </style:style>
    <style:style style:name="Tabela2.A" style:family="table-column">
      <style:table-column-properties style:column-width="5.493cm"/>
    </style:style>
    <style:style style:name="Tabela2.B" style:family="table-column">
      <style:table-column-properties style:column-width="4.096cm"/>
    </style:style>
    <style:style style:name="Tabela2.C" style:family="table-column">
      <style:table-column-properties style:column-width="6.429cm"/>
    </style:style>
    <style:style style:name="Tabela2.1" style:family="table-row">
      <style:table-row-properties fo:keep-together="auto"/>
    </style:style>
    <style:style style:name="Tabela2.A1" style:family="table-cell">
      <style:table-cell-properties style:vertical-align="top" fo:background-color="#eeeeee" fo:padding="0.097cm" fo:border-left="0.1pt solid #000000" fo:border-right="none" fo:border-top="0.1pt solid #000000" fo:border-bottom="0.1pt solid #000000" style:writing-mode="lr-tb">
        <style:background-image/>
      </style:table-cell-properties>
    </style:style>
    <style:style style:name="Tabela2.C1" style:family="table-cell">
      <style:table-cell-properties style:vertical-align="top" fo:background-color="#eeeeee" fo:padding="0.097cm" fo:border="0.1pt solid #000000" style:writing-mode="lr-tb">
        <style:background-image/>
      </style:table-cell-properties>
    </style:style>
    <style:style style:name="Tabela2.A2" style:family="table-cell">
      <style:table-cell-properties style:vertical-align="middle" fo:padding="0.097cm" fo:border-left="0.1pt solid #000000" fo:border-right="none" fo:border-top="none" fo:border-bottom="0.1pt solid #000000" style:writing-mode="lr-tb"/>
    </style:style>
    <style:style style:name="Tabela2.B2" style:family="table-cell">
      <style:table-cell-properties style:vertical-align="middle" fo:padding="0.097cm" fo:border-left="0.1pt solid #000000" fo:border-right="none" fo:border-top="none" fo:border-bottom="0.1pt solid #000000" style:writing-mode="lr-tb"/>
    </style:style>
    <style:style style:name="Tabela2.C2" style:family="table-cell">
      <style:table-cell-properties style:vertical-align="middle" fo:padding="0.097cm" fo:border-left="0.1pt solid #000000" fo:border-right="0.1pt solid #000000" fo:border-top="none" fo:border-bottom="0.1pt solid #000000" style:writing-mode="lr-tb"/>
    </style:style>
    <style:style style:name="Tabela2.A3" style:family="table-cell">
      <style:table-cell-properties style:vertical-align="middle" fo:padding="0.097cm" fo:border-left="0.1pt solid #000000" fo:border-right="none" fo:border-top="none" fo:border-bottom="0.1pt solid #000000" style:writing-mode="lr-tb"/>
    </style:style>
    <style:style style:name="Tabela2.B3" style:family="table-cell">
      <style:table-cell-properties style:vertical-align="middle" fo:padding="0.097cm" fo:border-left="0.1pt solid #000000" fo:border-right="none" fo:border-top="none" fo:border-bottom="0.1pt solid #000000" style:writing-mode="lr-tb"/>
    </style:style>
    <style:style style:name="Tabela2.C3" style:family="table-cell">
      <style:table-cell-properties style:vertical-align="middle" fo:padding="0.097cm" fo:border-left="0.1pt solid #000000" fo:border-right="0.1pt solid #000000" fo:border-top="none" fo:border-bottom="0.1pt solid #000000" style:writing-mode="lr-tb"/>
    </style:style>
    <style:style style:name="Tabela2.A4" style:family="table-cell">
      <style:table-cell-properties style:vertical-align="middle" fo:padding="0.097cm" fo:border-left="0.1pt solid #000000" fo:border-right="none" fo:border-top="none" fo:border-bottom="0.1pt solid #000000" style:writing-mode="lr-tb"/>
    </style:style>
    <style:style style:name="Tabela2.B4" style:family="table-cell">
      <style:table-cell-properties style:vertical-align="middle" fo:padding="0.097cm" fo:border-left="0.1pt solid #000000" fo:border-right="none" fo:border-top="none" fo:border-bottom="0.1pt solid #000000" style:writing-mode="lr-tb"/>
    </style:style>
    <style:style style:name="Tabela2.C4" style:family="table-cell">
      <style:table-cell-properties style:vertical-align="middle" fo:padding="0.097cm" fo:border-left="0.1pt solid #000000" fo:border-right="0.1pt solid #000000" fo:border-top="none" fo:border-bottom="0.1pt solid #000000" style:writing-mode="lr-tb"/>
    </style:style>
    <style:style style:name="Tabela2.A5" style:family="table-cell">
      <style:table-cell-properties style:vertical-align="middle" fo:padding="0.097cm" fo:border-left="0.1pt solid #000000" fo:border-right="none" fo:border-top="none" fo:border-bottom="0.1pt solid #000000" style:writing-mode="lr-tb"/>
    </style:style>
    <style:style style:name="Tabela2.B5" style:family="table-cell">
      <style:table-cell-properties style:vertical-align="middle" fo:padding="0.097cm" fo:border-left="0.1pt solid #000000" fo:border-right="none" fo:border-top="none" fo:border-bottom="0.1pt solid #000000" style:writing-mode="lr-tb"/>
    </style:style>
    <style:style style:name="Tabela2.C5" style:family="table-cell">
      <style:table-cell-properties style:vertical-align="middle" fo:padding="0.097cm" fo:border-left="0.1pt solid #000000" fo:border-right="0.1pt solid #000000" fo:border-top="none" fo:border-bottom="0.1pt solid #000000" style:writing-mode="lr-tb"/>
    </style:style>
    <style:style style:name="Tabela2.A6" style:family="table-cell">
      <style:table-cell-properties style:vertical-align="middle" fo:padding="0.097cm" fo:border-left="0.1pt solid #000000" fo:border-right="none" fo:border-top="none" fo:border-bottom="0.1pt solid #000000" style:writing-mode="lr-tb"/>
    </style:style>
    <style:style style:name="Tabela2.B6" style:family="table-cell">
      <style:table-cell-properties style:vertical-align="middle" fo:padding="0.097cm" fo:border-left="0.1pt solid #000000" fo:border-right="none" fo:border-top="none" fo:border-bottom="0.1pt solid #000000" style:writing-mode="lr-tb"/>
    </style:style>
    <style:style style:name="Tabela2.C6" style:family="table-cell">
      <style:table-cell-properties style:vertical-align="middle" fo:padding="0.097cm" fo:border-left="0.1pt solid #000000" fo:border-right="0.1pt solid #000000" fo:border-top="none" fo:border-bottom="0.1pt solid #000000" style:writing-mode="lr-tb"/>
    </style:style>
    <style:style style:name="Tabela2.A7" style:family="table-cell">
      <style:table-cell-properties style:vertical-align="middle" fo:padding="0.097cm" fo:border-left="0.1pt solid #000000" fo:border-right="none" fo:border-top="none" fo:border-bottom="0.1pt solid #000000" style:writing-mode="lr-tb"/>
    </style:style>
    <style:style style:name="Tabela2.B7" style:family="table-cell">
      <style:table-cell-properties style:vertical-align="middle" fo:padding="0.097cm" fo:border-left="0.1pt solid #000000" fo:border-right="none" fo:border-top="none" fo:border-bottom="0.1pt solid #000000" style:writing-mode="lr-tb"/>
    </style:style>
    <style:style style:name="Tabela2.C7" style:family="table-cell">
      <style:table-cell-properties style:vertical-align="middle" fo:padding="0.097cm" fo:border-left="0.1pt solid #000000" fo:border-right="0.1pt solid #000000" fo:border-top="none" fo:border-bottom="0.1pt solid #000000" style:writing-mode="lr-tb"/>
    </style:style>
    <style:style style:name="Tabela2.A8" style:family="table-cell">
      <style:table-cell-properties style:vertical-align="middle" fo:padding="0.097cm" fo:border-left="0.1pt solid #000000" fo:border-right="none" fo:border-top="none" fo:border-bottom="0.1pt solid #000000" style:writing-mode="lr-tb"/>
    </style:style>
    <style:style style:name="Tabela2.B8" style:family="table-cell">
      <style:table-cell-properties style:vertical-align="middle" fo:padding="0.097cm" fo:border-left="0.1pt solid #000000" fo:border-right="none" fo:border-top="none" fo:border-bottom="0.1pt solid #000000" style:writing-mode="lr-tb"/>
    </style:style>
    <style:style style:name="Tabela2.C8" style:family="table-cell">
      <style:table-cell-properties style:vertical-align="middle" fo:padding="0.097cm" fo:border-left="0.1pt solid #000000" fo:border-right="0.1pt solid #000000" fo:border-top="none" fo:border-bottom="0.1pt solid #000000" style:writing-mode="lr-tb"/>
    </style:style>
    <style:style style:name="Tabela2.A9" style:family="table-cell">
      <style:table-cell-properties style:vertical-align="middle" fo:padding="0.097cm" fo:border-left="0.1pt solid #000000" fo:border-right="none" fo:border-top="none" fo:border-bottom="0.1pt solid #000000" style:writing-mode="lr-tb"/>
    </style:style>
    <style:style style:name="Tabela2.B9" style:family="table-cell">
      <style:table-cell-properties style:vertical-align="middle" fo:padding="0.097cm" fo:border-left="0.1pt solid #000000" fo:border-right="none" fo:border-top="none" fo:border-bottom="0.1pt solid #000000" style:writing-mode="lr-tb"/>
    </style:style>
    <style:style style:name="Tabela2.C9" style:family="table-cell">
      <style:table-cell-properties style:vertical-align="middle" fo:padding="0.097cm" fo:border-left="0.1pt solid #000000" fo:border-right="0.1pt solid #000000" fo:border-top="none" fo:border-bottom="0.1pt solid #000000" style:writing-mode="lr-tb"/>
    </style:style>
    <style:style style:name="Tabela2.A10" style:family="table-cell">
      <style:table-cell-properties style:vertical-align="middle" fo:padding="0.097cm" fo:border-left="0.1pt solid #000000" fo:border-right="none" fo:border-top="none" fo:border-bottom="0.1pt solid #000000" style:writing-mode="lr-tb"/>
    </style:style>
    <style:style style:name="Tabela2.B10" style:family="table-cell">
      <style:table-cell-properties style:vertical-align="middle" fo:padding="0.097cm" fo:border-left="0.1pt solid #000000" fo:border-right="none" fo:border-top="none" fo:border-bottom="0.1pt solid #000000" style:writing-mode="lr-tb"/>
    </style:style>
    <style:style style:name="Tabela2.C10" style:family="table-cell">
      <style:table-cell-properties style:vertical-align="middle" fo:padding="0.097cm" fo:border-left="0.1pt solid #000000" fo:border-right="0.1pt solid #000000" fo:border-top="none" fo:border-bottom="0.1pt solid #000000" style:writing-mode="lr-tb"/>
    </style:style>
    <style:style style:name="Tabela2.A11" style:family="table-cell">
      <style:table-cell-properties style:vertical-align="middle" fo:padding="0.097cm" fo:border-left="0.1pt solid #000000" fo:border-right="none" fo:border-top="none" fo:border-bottom="0.1pt solid #000000" style:writing-mode="lr-tb"/>
    </style:style>
    <style:style style:name="Tabela2.B11" style:family="table-cell">
      <style:table-cell-properties style:vertical-align="middle" fo:padding="0.097cm" fo:border-left="0.1pt solid #000000" fo:border-right="none" fo:border-top="none" fo:border-bottom="0.1pt solid #000000" style:writing-mode="lr-tb"/>
    </style:style>
    <style:style style:name="Tabela2.C11" style:family="table-cell">
      <style:table-cell-properties style:vertical-align="middle" fo:padding="0.097cm" fo:border-left="0.1pt solid #000000" fo:border-right="0.1pt solid #000000" fo:border-top="none" fo:border-bottom="0.1pt solid #000000" style:writing-mode="lr-tb"/>
    </style:style>
    <style:style style:name="Tabela2.A12" style:family="table-cell">
      <style:table-cell-properties style:vertical-align="middle" fo:padding="0.097cm" fo:border-left="0.1pt solid #000000" fo:border-right="none" fo:border-top="none" fo:border-bottom="0.1pt solid #000000" style:writing-mode="lr-tb"/>
    </style:style>
    <style:style style:name="Tabela2.B12" style:family="table-cell">
      <style:table-cell-properties style:vertical-align="middle" fo:padding="0.097cm" fo:border-left="0.1pt solid #000000" fo:border-right="none" fo:border-top="none" fo:border-bottom="0.1pt solid #000000" style:writing-mode="lr-tb"/>
    </style:style>
    <style:style style:name="Tabela2.C12" style:family="table-cell">
      <style:table-cell-properties style:vertical-align="middle" fo:padding="0.097cm" fo:border-left="0.1pt solid #000000" fo:border-right="0.1pt solid #000000" fo:border-top="none" fo:border-bottom="0.1pt solid #000000" style:writing-mode="lr-tb"/>
    </style:style>
    <style:style style:name="Tabela3" style:family="table">
      <style:table-properties style:width="16.018cm" table:align="left" style:writing-mode="lr-tb"/>
    </style:style>
    <style:style style:name="Tabela3.A" style:family="table-column">
      <style:table-column-properties style:column-width="16.018cm"/>
    </style:style>
    <style:style style:name="Tabela3.1" style:family="table-row">
      <style:table-row-properties fo:keep-together="auto"/>
    </style:style>
    <style:style style:name="Tabela3.A1" style:family="table-cell">
      <style:table-cell-properties style:vertical-align="top" fo:padding="0.097cm" fo:border="0.1pt solid #000000" style:writing-mode="lr-tb"/>
    </style:style>
    <style:style style:name="Tabela4" style:family="table">
      <style:table-properties style:width="16.018cm" table:align="left" style:writing-mode="lr-tb"/>
    </style:style>
    <style:style style:name="Tabela4.A" style:family="table-column">
      <style:table-column-properties style:column-width="16.018cm"/>
    </style:style>
    <style:style style:name="Tabela4.1" style:family="table-row">
      <style:table-row-properties fo:keep-together="auto"/>
    </style:style>
    <style:style style:name="Tabela4.A1" style:family="table-cell">
      <style:table-cell-properties style:vertical-align="top" fo:padding="0.097cm" fo:border="0.1pt solid #000000" style:writing-mode="lr-tb"/>
    </style:style>
    <style:style style:name="Tabela5" style:family="table">
      <style:table-properties style:width="16.018cm" table:align="left" style:writing-mode="lr-tb"/>
    </style:style>
    <style:style style:name="Tabela5.A" style:family="table-column">
      <style:table-column-properties style:column-width="16.018cm"/>
    </style:style>
    <style:style style:name="Tabela5.1" style:family="table-row">
      <style:table-row-properties fo:keep-together="auto"/>
    </style:style>
    <style:style style:name="Tabela5.A1" style:family="table-cell">
      <style:table-cell-properties style:vertical-align="top" fo:padding="0.097cm" fo:border="0.1pt solid #000000" style:writing-mode="lr-tb"/>
    </style:style>
    <style:style style:name="Tabela6" style:family="table">
      <style:table-properties style:width="16.018cm" table:align="left" style:writing-mode="lr-tb"/>
    </style:style>
    <style:style style:name="Tabela6.A" style:family="table-column">
      <style:table-column-properties style:column-width="16.018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7" style:family="table">
      <style:table-properties style:width="16.018cm" table:align="left" style:writing-mode="lr-tb"/>
    </style:style>
    <style:style style:name="Tabela7.A" style:family="table-column">
      <style:table-column-properties style:column-width="16.018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8" style:family="table">
      <style:table-properties style:width="16.018cm" table:align="left" style:writing-mode="lr-tb"/>
    </style:style>
    <style:style style:name="Tabela8.A" style:family="table-column">
      <style:table-column-properties style:column-width="16.018cm"/>
    </style:style>
    <style:style style:name="Tabela8.1" style:family="table-row">
      <style:table-row-properties fo:keep-together="auto"/>
    </style:style>
    <style:style style:name="Tabela8.A1" style:family="table-cell">
      <style:table-cell-properties style:vertical-align="top" fo:padding="0.097cm" fo:border="0.1pt solid #000000" style:writing-mode="lr-tb"/>
    </style:style>
    <style:style style:name="Tabela9" style:family="table">
      <style:table-properties style:width="16.018cm" table:align="left" style:writing-mode="lr-tb"/>
    </style:style>
    <style:style style:name="Tabela9.A" style:family="table-column">
      <style:table-column-properties style:column-width="16.018cm"/>
    </style:style>
    <style:style style:name="Tabela9.1" style:family="table-row">
      <style:table-row-properties fo:keep-together="auto"/>
    </style:style>
    <style:style style:name="Tabela9.A1" style:family="table-cell">
      <style:table-cell-properties style:vertical-align="top" fo:padding="0.097cm" fo:border="0.1pt solid #000000" style:writing-mode="lr-tb"/>
    </style:style>
    <style:style style:name="P1" style:family="paragraph" style:parent-style-name="Standard">
      <style:text-properties fo:language="pt" fo:country="BR" style:language-complex="ar" style:country-complex="SA"/>
    </style:style>
    <style:style style:name="P2" style:family="paragraph" style:parent-style-name="Standard" style:list-style-name="WW8Num9">
      <style:text-properties fo:language="pt" fo:country="BR" style:language-complex="ar" style:country-complex="SA"/>
    </style:style>
    <style:style style:name="P3" style:family="paragraph" style:parent-style-name="Standard">
      <style:paragraph-properties fo:text-align="center" style:justify-single-word="false"/>
      <style:text-properties fo:language="pt" fo:country="BR" style:language-complex="ar" style:country-complex="SA"/>
    </style:style>
    <style:style style:name="P4" style:family="paragraph" style:parent-style-name="Standard">
      <style:text-properties fo:language="pt" fo:country="BR" style:language-asian="en" style:country-asian="US" style:language-complex="ar" style:country-complex="SA"/>
    </style:style>
    <style:style style:name="P5" style:family="paragraph" style:parent-style-name="Standard" style:list-style-name="WW8Num3">
      <style:text-properties fo:language="pt" fo:country="BR" style:language-asian="en" style:country-asian="US" style:language-complex="ar" style:country-complex="SA"/>
    </style:style>
    <style:style style:name="P6" style:family="paragraph" style:parent-style-name="Standard">
      <style:text-properties fo:language="pt" fo:country="BR" fo:font-style="normal" style:language-asian="en" style:country-asian="US" style:font-style-asian="normal" style:language-complex="ar" style:country-complex="SA" style:font-style-complex="normal"/>
    </style:style>
    <style:style style:name="P7" style:family="paragraph" style:parent-style-name="Standard" style:list-style-name="WW8Num7">
      <style:text-properties fo:language="pt" fo:country="BR" fo:font-style="normal" style:language-asian="en" style:country-asian="US" style:font-style-asian="normal" style:language-complex="ar" style:country-complex="SA" style:font-style-complex="normal"/>
    </style:style>
    <style:style style:name="P8" style:family="paragraph" style:parent-style-name="Standard" style:list-style-name="WW8Num8">
      <style:text-properties fo:language="pt" fo:country="BR" fo:font-style="normal" style:language-asian="en" style:country-asian="US" style:font-style-asian="normal" style:language-complex="ar" style:country-complex="SA" style:font-style-complex="normal"/>
    </style:style>
    <style:style style:name="P9" style:family="paragraph" style:parent-style-name="Standard">
      <style:text-properties fo:language="pt" fo:country="BR" fo:font-style="normal" style:font-name-asian="Arial" style:font-style-asian="normal" style:font-name-complex="Arial" style:language-complex="ar" style:country-complex="SA" style:font-style-complex="normal"/>
    </style:style>
    <style:style style:name="P10" style:family="paragraph" style:parent-style-name="Standard">
      <style:text-properties fo:language="pt" fo:country="BR" style:font-name-complex="Arial" style:language-complex="ar" style:country-complex="SA"/>
    </style:style>
    <style:style style:name="P11" style:family="paragraph" style:parent-style-name="Standard">
      <style:paragraph-properties fo:line-height="150%" fo:text-align="start" style:justify-single-word="false"/>
      <style:text-properties fo:language="pt" fo:country="BR" style:font-name-complex="Arial" style:language-complex="ar" style:country-complex="SA" fo:background-color="#ffffff"/>
    </style:style>
    <style:style style:name="P12" style:family="paragraph" style:parent-style-name="Standard">
      <style:paragraph-properties fo:line-height="150%" fo:text-align="start" style:justify-single-word="false"/>
      <style:text-properties fo:language="pt" fo:country="BR" style:font-name-complex="Arial" style:language-complex="ar" style:country-complex="SA"/>
    </style:style>
    <style:style style:name="P13" style:family="paragraph" style:parent-style-name="Standard" style:list-style-name="WW8Num3">
      <style:text-properties fo:language="pt" fo:country="BR" fo:font-weight="bold" style:language-asian="en" style:country-asian="US" style:font-weight-asian="bold" style:language-complex="ar" style:country-complex="SA" style:font-weight-complex="bold"/>
    </style:style>
    <style:style style:name="P14" style:family="paragraph" style:parent-style-name="Standard">
      <style:paragraph-properties fo:text-align="center" style:justify-single-word="false"/>
      <style:text-properties fo:font-size="14pt" fo:language="pt" fo:country="BR" fo:font-weight="bold" style:font-size-asian="14pt" style:font-weight-asian="bold" style:font-name-complex="Arial" style:font-size-complex="14pt" style:language-complex="ar" style:country-complex="SA"/>
    </style:style>
    <style:style style:name="P15" style:family="paragraph" style:parent-style-name="Standard">
      <style:text-properties fo:font-size="14pt" fo:language="pt" fo:country="BR" fo:font-weight="bold" style:font-name-asian="F" style:font-size-asian="14pt" style:language-asian="pt" style:country-asian="BR" style:font-weight-asian="bold" style:font-name-complex="Arial" style:font-size-complex="14pt" style:language-complex="ar" style:country-complex="SA"/>
    </style:style>
    <style:style style:name="P16" style:family="paragraph" style:parent-style-name="Standard">
      <style:paragraph-properties fo:line-height="100%"/>
    </style:style>
    <style:style style:name="P17" style:family="paragraph" style:parent-style-name="Standard">
      <style:text-properties fo:font-size="8pt" fo:language="pt" fo:country="BR" style:font-size-asian="8pt" style:font-size-complex="12pt" style:language-complex="ar" style:country-complex="SA"/>
    </style:style>
    <style:style style:name="P18" style:family="paragraph" style:parent-style-name="Standard" style:list-style-name="WW8Num7"/>
    <style:style style:name="P19" style:family="paragraph" style:parent-style-name="Standard" style:list-style-name="WW8Num4"/>
    <style:style style:name="P20" style:family="paragraph" style:parent-style-name="Standard" style:list-style-name="WW8Num5"/>
    <style:style style:name="P21" style:family="paragraph" style:parent-style-name="Standard" style:list-style-name="WW8Num6"/>
    <style:style style:name="P22" style:family="paragraph" style:parent-style-name="Standard" style:list-style-name="WW8Num8"/>
    <style:style style:name="P23" style:family="paragraph" style:parent-style-name="Standard" style:list-style-name="WW8Num3"/>
    <style:style style:name="P24" style:family="paragraph" style:parent-style-name="Standard">
      <style:paragraph-properties fo:margin-left="0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25" style:family="paragraph" style:parent-style-name="Standard">
      <style:paragraph-properties fo:margin-left="0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language="pt" fo:country="BR" style:language-complex="ar" style:country-complex="SA" fo:hyphenate="false" fo:hyphenation-remain-char-count="2" fo:hyphenation-push-char-count="2"/>
    </style:style>
    <style:style style:name="P26" style:family="paragraph" style:parent-style-name="Standard" style:list-style-name="">
      <style:paragraph-properties fo:margin-left="0cm" fo:margin-right="0cm" fo:margin-top="0.106cm" fo:margin-bottom="0.106cm" loext:contextual-spacing="false" fo:line-height="150%" fo:text-align="justify" style:justify-single-word="false" fo:orphans="2" fo:widows="2" fo:hyphenation-ladder-count="no-limit" fo:text-indent="0cm" style:auto-text-indent="false" style:writing-mode="lr-tb"/>
      <style:text-properties fo:language="pt" fo:country="BR" style:language-complex="ar" style:country-complex="SA" fo:hyphenate="false" fo:hyphenation-remain-char-count="2" fo:hyphenation-push-char-count="2"/>
    </style:style>
    <style:style style:name="P27" style:family="paragraph" style:parent-style-name="Standard">
      <style:paragraph-properties fo:margin-left="0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language="pt" fo:country="BR" fo:font-style="italic" style:font-style-asian="italic" style:language-complex="ar" style:country-complex="SA" style:font-style-complex="italic" fo:hyphenate="false" fo:hyphenation-remain-char-count="2" fo:hyphenation-push-char-count="2"/>
    </style:style>
    <style:style style:name="P28" style:family="paragraph" style:parent-style-name="Standard" style:list-style-name="">
      <style:paragraph-properties fo:margin-left="1.397cm" fo:margin-right="0cm" fo:text-indent="0cm" style:auto-text-indent="false"/>
      <style:text-properties fo:language="pt" fo:country="BR" style:language-asian="en" style:country-asian="US" style:language-complex="ar" style:country-complex="SA"/>
    </style:style>
    <style:style style:name="P29" style:family="paragraph" style:parent-style-name="Standard">
      <style:paragraph-properties fo:margin-left="0cm" fo:margin-right="0cm" fo:line-height="150%" fo:text-indent="1.249cm" style:auto-text-indent="false"/>
      <style:text-properties fo:language="pt" fo:country="BR" style:language-asian="en" style:country-asian="US" style:font-name-complex="Arial" style:language-complex="ar" style:country-complex="SA" fo:background-color="#ffff00"/>
    </style:style>
    <style:style style:name="P30" style:family="paragraph" style:parent-style-name="Standard">
      <style:paragraph-properties fo:margin-left="0cm" fo:margin-right="0cm" fo:line-height="150%" fo:text-indent="1.249cm" style:auto-text-indent="false"/>
      <style:text-properties fo:language="pt" fo:country="BR" style:font-name-complex="Arial" style:language-complex="ar" style:country-complex="SA"/>
    </style:style>
    <style:style style:name="P31" style:family="paragraph" style:parent-style-name="Standard">
      <style:paragraph-properties fo:margin-top="0cm" fo:margin-bottom="0cm" loext:contextual-spacing="false" fo:line-height="150%" fo:text-align="start" style:justify-single-word="false"/>
      <style:text-properties fo:language="pt" fo:country="BR" style:font-name-complex="Arial" style:language-complex="ar" style:country-complex="SA" fo:background-color="#ffff00"/>
    </style:style>
    <style:style style:name="P32" style:family="paragraph" style:parent-style-name="Standard">
      <style:paragraph-properties fo:margin-top="0cm" fo:margin-bottom="0cm" loext:contextual-spacing="false" fo:text-align="start" style:justify-single-word="false"/>
      <style:text-properties fo:language="pt" fo:country="BR" style:font-name-complex="Arial" style:language-complex="ar" style:country-complex="SA" fo:background-color="#ffffff"/>
    </style:style>
    <style:style style:name="P33" style:family="paragraph" style:parent-style-name="Standard">
      <style:paragraph-properties fo:margin-top="0.106cm" fo:margin-bottom="0.106cm" loext:contextual-spacing="false" fo:text-align="end" style:justify-single-word="false"/>
    </style:style>
    <style:style style:name="P34" style:family="paragraph" style:parent-style-name="Heading_20_1">
      <style:text-properties fo:language="pt" fo:country="BR" style:language-complex="ar" style:country-complex="SA"/>
    </style:style>
    <style:style style:name="P35" style:family="paragraph" style:parent-style-name="Heading_20_1">
      <style:paragraph-properties fo:text-align="center" style:justify-single-word="false"/>
      <style:text-properties fo:language="pt" fo:country="BR" style:language-complex="ar" style:country-complex="SA"/>
    </style:style>
    <style:style style:name="P36" style:family="paragraph" style:parent-style-name="Heading_20_1">
      <style:text-properties fo:language="pt" fo:country="BR" fo:font-style="normal" style:font-name-asian="Arial" style:font-style-asian="normal" style:font-name-complex="Arial" style:language-complex="ar" style:country-complex="SA" style:font-style-complex="normal"/>
    </style:style>
    <style:style style:name="P37" style:family="paragraph" style:parent-style-name="Heading_20_1" style:list-style-name="">
      <style:paragraph-properties fo:margin-left="0cm" fo:margin-right="0cm" fo:line-height="150%" fo:text-align="start" style:justify-single-word="false" fo:orphans="0" fo:widows="0" fo:hyphenation-ladder-count="no-limit" fo:text-indent="1.251cm" style:auto-text-indent="false"/>
      <style:text-properties fo:language="pt" fo:country="BR" style:language-complex="ar" style:country-complex="SA" fo:hyphenate="false" fo:hyphenation-remain-char-count="2" fo:hyphenation-push-char-count="2"/>
    </style:style>
    <style:style style:name="P38" style:family="paragraph" style:parent-style-name="Heading_20_1">
      <style:paragraph-properties fo:break-before="page"/>
      <style:text-properties fo:language="pt" fo:country="BR" style:language-complex="ar" style:country-complex="SA"/>
    </style:style>
    <style:style style:name="P39" style:family="paragraph" style:parent-style-name="Heading_20_1" style:master-page-name="Converter_20_1">
      <style:paragraph-properties style:page-number="4"/>
      <style:text-properties fo:language="pt" fo:country="BR" style:language-complex="ar" style:country-complex="SA"/>
    </style:style>
    <style:style style:name="P40" style:family="paragraph" style:parent-style-name="Heading_20_2">
      <style:paragraph-properties fo:margin-top="0.423cm" fo:margin-bottom="0.212cm" loext:contextual-spacing="false" fo:line-height="150%" fo:text-align="start" style:justify-single-word="false" fo:orphans="0" fo:widows="0" fo:hyphenation-ladder-count="no-limit" fo:keep-with-next="always" style:writing-mode="lr-tb"/>
      <style:text-properties fo:hyphenate="false" fo:hyphenation-remain-char-count="2" fo:hyphenation-push-char-count="2"/>
    </style:style>
    <style:style style:name="P41" style:family="paragraph" style:parent-style-name="Heading_20_2">
      <style:paragraph-properties fo:margin-left="1.397cm" fo:margin-right="0cm" fo:text-indent="-1.397cm" style:auto-text-indent="false"/>
      <style:text-properties fo:language="pt" fo:country="BR" style:language-complex="ar" style:country-complex="SA"/>
    </style:style>
    <style:style style:name="P42" style:family="paragraph" style:parent-style-name="CF_20_-_20_Capa_20_e_20_Folha_20_de_20_Rosto">
      <style:text-properties fo:font-size="14pt" fo:language="pt" fo:country="BR" style:font-size-asian="14pt" style:language-asian="en" style:country-asian="US" style:font-name-complex="Arial" style:font-size-complex="14pt" style:language-complex="ar" style:country-complex="SA"/>
    </style:style>
    <style:style style:name="P43" style:family="paragraph" style:parent-style-name="CF_20_-_20_Capa_20_e_20_Folha_20_de_20_Rosto">
      <style:text-properties fo:font-size="14pt" fo:language="pt" fo:country="BR" style:font-size-asian="14pt" style:font-name-complex="Arial" style:font-size-complex="14pt" style:language-complex="ar" style:country-complex="SA"/>
    </style:style>
    <style:style style:name="P44" style:family="paragraph" style:parent-style-name="CF_20_-_20_Capa_20_e_20_Folha_20_de_20_Rosto" style:list-style-name="">
      <style:paragraph-properties fo:margin-left="0cm" fo:margin-right="0cm" fo:line-height="100%" fo:text-indent="0cm" style:auto-text-indent="false"/>
      <style:text-properties fo:font-size="14pt" fo:language="pt" fo:country="BR" style:font-size-asian="14pt" style:font-name-complex="Arial" style:font-size-complex="14pt" style:language-complex="ar" style:country-complex="SA"/>
    </style:style>
    <style:style style:name="P45" style:family="paragraph" style:parent-style-name="Table_20_Contents">
      <style:paragraph-properties fo:margin-top="0cm" fo:margin-bottom="0cm" loext:contextual-spacing="false"/>
    </style:style>
    <style:style style:name="P46" style:family="paragraph" style:parent-style-name="Table_20_Contents">
      <style:paragraph-properties fo:margin-top="0cm" fo:margin-bottom="0cm" loext:contextual-spacing="false" fo:text-align="center" style:justify-single-word="false"/>
      <style:text-properties fo:language="pt" fo:country="BR" style:language-asian="en" style:country-asian="US" style:language-complex="ar" style:country-complex="SA"/>
    </style:style>
    <style:style style:name="P47" style:family="paragraph" style:parent-style-name="Table_20_Contents">
      <style:paragraph-properties fo:margin-top="0cm" fo:margin-bottom="0cm" loext:contextual-spacing="false" fo:text-align="start" style:justify-single-word="false"/>
      <style:text-properties fo:language="pt" fo:country="BR" style:language-asian="en" style:country-asian="US" style:language-complex="ar" style:country-complex="SA"/>
    </style:style>
    <style:style style:name="P48" style:family="paragraph" style:parent-style-name="Table_20_Contents">
      <style:paragraph-properties fo:margin-top="0cm" fo:margin-bottom="0cm" loext:contextual-spacing="false"/>
      <style:text-properties fo:language="pt" fo:country="BR" style:language-complex="ar" style:country-complex="SA"/>
    </style:style>
    <style:style style:name="P49" style:family="paragraph" style:parent-style-name="Table_20_Contents">
      <style:paragraph-properties fo:margin-top="0cm" fo:margin-bottom="0cm" loext:contextual-spacing="false" fo:text-align="start" style:justify-single-word="false"/>
    </style:style>
    <style:style style:name="P50" style:family="paragraph" style:parent-style-name="Table_20_Contents">
      <style:paragraph-properties fo:margin-top="0cm" fo:margin-bottom="0cm" loext:contextual-spacing="false"/>
      <style:text-properties fo:language="pt" fo:country="BR" fo:font-weight="bold" style:language-asian="en" style:country-asian="US" style:font-weight-asian="bold" style:language-complex="ar" style:country-complex="SA" style:font-weight-complex="bold"/>
    </style:style>
    <style:style style:name="P51" style:family="paragraph" style:parent-style-name="Table_20_Contents">
      <style:paragraph-properties fo:margin-top="0cm" fo:margin-bottom="0cm" loext:contextual-spacing="false" fo:text-align="center" style:justify-single-word="false"/>
      <style:text-properties fo:language="pt" fo:country="BR" fo:font-weight="bold" style:language-asian="en" style:country-asian="US" style:font-weight-asian="bold" style:language-complex="ar" style:country-complex="SA" style:font-weight-complex="bold"/>
    </style:style>
    <style:style style:name="P52" style:family="paragraph" style:parent-style-name="Table_20_Contents">
      <style:paragraph-properties fo:margin-top="0.106cm" fo:margin-bottom="0.106cm" loext:contextual-spacing="false"/>
    </style:style>
    <style:style style:name="P53" style:family="paragraph" style:parent-style-name="Table_20_Contents">
      <style:paragraph-properties fo:margin-top="0.106cm" fo:margin-bottom="0.106cm" loext:contextual-spacing="false"/>
      <style:text-properties fo:language="pt" fo:country="BR" fo:font-weight="bold" style:font-weight-asian="bold" style:language-complex="ar" style:country-complex="SA" style:font-weight-complex="bold"/>
    </style:style>
    <style:style style:name="P54" style:family="paragraph" style:parent-style-name="Table_20_Contents">
      <style:paragraph-properties fo:margin-top="0.106cm" fo:margin-bottom="0.106cm" loext:contextual-spacing="false"/>
      <style:text-properties fo:language="pt" fo:country="BR" style:language-complex="ar" style:country-complex="SA"/>
    </style:style>
    <style:style style:name="P55" style:family="paragraph" style:parent-style-name="Table_20_Contents">
      <style:paragraph-properties fo:margin-top="0.106cm" fo:margin-bottom="0.106cm" loext:contextual-spacing="false" fo:text-align="center" style:justify-single-word="false"/>
      <style:text-properties fo:language="pt" fo:country="BR" style:language-complex="ar" style:country-complex="SA"/>
    </style:style>
    <style:style style:name="P56" style:family="paragraph" style:parent-style-name="Table_20_Contents">
      <style:paragraph-properties fo:margin-top="0.106cm" fo:margin-bottom="0.106cm" loext:contextual-spacing="false" fo:text-align="center" style:justify-single-word="false"/>
    </style:style>
    <style:style style:name="P57" style:family="paragraph" style:parent-style-name="CF_20_-_20_Natureza_20_do_20_Trabalho_20_-_20_Orientador">
      <style:paragraph-properties fo:line-height="100%" fo:text-align="justify" style:justify-single-word="false"/>
      <style:text-properties fo:language="pt" fo:country="BR" style:language-asian="en" style:country-asian="US" style:language-complex="ar" style:country-complex="SA"/>
    </style:style>
    <style:style style:name="P58" style:family="paragraph" style:parent-style-name="CF_20_-_20_Natureza_20_do_20_Trabalho_20_-_20_Orientador">
      <style:paragraph-properties fo:margin-left="7.999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color="#000000" fo:font-size="12pt" fo:language="pt" fo:country="BR" style:letter-kerning="true" style:font-name-asian="Times New Roman" style:font-size-asian="12pt" style:language-asian="en" style:country-asian="US" style:font-name-complex="Arial" style:font-size-complex="12pt" style:language-complex="ar" style:country-complex="SA" fo:hyphenate="false" fo:hyphenation-remain-char-count="2" fo:hyphenation-push-char-count="2"/>
    </style:style>
    <style:style style:name="P59" style:family="paragraph" style:parent-style-name="Texto_20_do_20_Trabalho" style:list-style-name="WW8Num2">
      <style:paragraph-properties fo:margin-left="1.251cm" fo:margin-right="0cm" fo:text-indent="-0.499cm" style:auto-text-indent="false"/>
    </style:style>
    <style:style style:name="P60" style:family="paragraph" style:parent-style-name="Texto_20_do_20_Trabalho" style:list-style-name="WW8Num2">
      <style:paragraph-properties fo:margin-left="1.251cm" fo:margin-right="0cm" fo:text-indent="-0.499cm" style:auto-text-indent="false"/>
      <style:text-properties fo:language="pt" fo:country="BR" style:font-name-complex="Arial" style:language-complex="ar" style:country-complex="SA"/>
    </style:style>
    <style:style style:name="P61" style:family="paragraph" style:parent-style-name="Texto_20_do_20_Trabalho" style:list-style-name="WW8Num2">
      <style:paragraph-properties fo:margin-left="1.251cm" fo:margin-right="0cm" fo:text-indent="-0.499cm" style:auto-text-indent="false"/>
      <style:text-properties fo:language="pt" fo:country="BR" style:language-complex="ar" style:country-complex="SA"/>
    </style:style>
    <style:style style:name="P62" style:family="paragraph" style:parent-style-name="Texto_20_do_20_Trabalho">
      <style:paragraph-properties fo:margin-left="0.751cm" fo:margin-right="0cm" fo:text-indent="0cm" style:auto-text-indent="false"/>
      <style:text-properties fo:language="pt" fo:country="BR" style:language-complex="ar" style:country-complex="SA"/>
    </style:style>
    <style:style style:name="P63" style:family="paragraph" style:parent-style-name="Contents_20_2">
      <style:paragraph-properties>
        <style:tab-stops>
          <style:tab-stop style:position="1cm"/>
        </style:tab-stops>
      </style:paragraph-properties>
    </style:style>
    <style:style style:name="P64" style:family="paragraph" style:parent-style-name="Contents_20_2">
      <style:text-properties fo:font-size="14pt" fo:language="pt" fo:country="BR" fo:font-weight="bold" style:font-size-asian="14pt" style:font-weight-asian="bold" style:font-name-complex="Arial" style:font-size-complex="14pt" style:language-complex="ar" style:country-complex="SA"/>
    </style:style>
    <style:style style:name="P65" style:family="paragraph" style:parent-style-name="Contents_20_1">
      <style:paragraph-properties>
        <style:tab-stops>
          <style:tab-stop style:position="1cm"/>
        </style:tab-stops>
      </style:paragraph-properties>
    </style:style>
    <style:style style:name="P66" style:family="paragraph" style:parent-style-name="Contents_20_1">
      <style:text-properties fo:font-size="14pt" fo:language="pt" fo:country="BR" fo:font-weight="bold" style:font-name-asian="F" style:font-size-asian="14pt" style:language-asian="pt" style:country-asian="BR" style:font-weight-asian="bold" style:font-name-complex="Arial" style:font-size-complex="14pt" style:language-complex="ar" style:country-complex="SA"/>
    </style:style>
    <style:style style:name="P67" style:family="paragraph" style:parent-style-name="Contents_20_Heading">
      <style:text-properties fo:language="pt" fo:country="BR" style:language-complex="ar" style:country-complex="SA"/>
    </style:style>
    <style:style style:name="P68" style:family="paragraph" style:parent-style-name="Referências">
      <style:paragraph-properties fo:text-align="start" style:justify-single-word="false"/>
    </style:style>
    <style:style style:name="P69" style:family="paragraph" style:parent-style-name="Referências">
      <style:paragraph-properties fo:text-align="justify" style:justify-single-word="false"/>
    </style:style>
    <style:style style:name="P70" style:family="paragraph" style:parent-style-name="Referências">
      <style:text-properties fo:language="pt" fo:country="BR" style:language-complex="ar" style:country-complex="SA"/>
    </style:style>
    <style:style style:name="P71" style:family="paragraph" style:parent-style-name="Referências">
      <style:paragraph-properties fo:text-align="justify" style:justify-single-word="false"/>
      <style:text-properties fo:language="pt" fo:country="BR" style:language-complex="ar" style:country-complex="SA"/>
    </style:style>
    <style:style style:name="P72" style:family="paragraph" style:parent-style-name="Referências">
      <style:paragraph-properties fo:text-align="start" style:justify-single-word="false"/>
      <style:text-properties fo:language="pt" fo:country="BR" style:language-complex="ar" style:country-complex="SA"/>
    </style:style>
    <style:style style:name="P73" style:family="paragraph" style:parent-style-name="Referências">
      <style:paragraph-properties fo:text-align="justify" style:justify-single-word="false"/>
    </style:style>
    <style:style style:name="P74" style:family="paragraph" style:parent-style-name="LO-Normal">
      <style:text-properties fo:language="pt" fo:country="BR" fo:font-weight="bold" style:font-weight-asian="bold" style:language-complex="ar" style:country-complex="SA" style:font-weight-complex="bold"/>
    </style:style>
    <style:style style:name="P75" style:family="paragraph" style:parent-style-name="LO-Normal">
      <style:text-properties fo:language="pt" fo:country="BR" fo:font-weight="bold" style:language-asian="en" style:country-asian="US" style:font-weight-asian="bold" style:language-complex="ar" style:country-complex="SA" style:font-weight-complex="bold"/>
    </style:style>
    <style:style style:name="P76" style:family="paragraph" style:parent-style-name="LO-Normal">
      <style:text-properties fo:language="pt" fo:country="BR" style:language-complex="ar" style:country-complex="SA"/>
    </style:style>
    <style:style style:name="P77" style:family="paragraph" style:parent-style-name="LO-Normal" style:master-page-name="Standard">
      <style:paragraph-properties fo:margin-top="0.106cm" fo:margin-bottom="0.106cm" loext:contextual-spacing="false" style:page-number="1"/>
      <style:text-properties fo:language="pt" fo:country="BR" fo:font-weight="bold" style:language-asian="en" style:country-asian="US" style:font-weight-asian="bold" style:language-complex="ar" style:country-complex="SA" style:font-weight-complex="bold"/>
    </style:style>
    <style:style style:name="P78" style:family="paragraph" style:parent-style-name="LO-Normal">
      <style:paragraph-properties fo:break-before="page"/>
      <style:text-properties fo:language="pt" fo:country="BR" fo:font-weight="bold" style:language-asian="en" style:country-asian="US" style:font-weight-asian="bold" style:language-complex="ar" style:country-complex="SA" style:font-weight-complex="bold"/>
    </style:style>
    <style:style style:name="P79" style:family="paragraph" style:parent-style-name="LO-Normal">
      <style:paragraph-properties fo:break-before="page"/>
      <style:text-properties fo:font-size="14pt" fo:language="pt" fo:country="BR" fo:font-weight="bold" style:font-size-asian="14pt" style:language-asian="en" style:country-asian="US" style:font-weight-asian="bold" style:font-size-complex="14pt" style:language-complex="ar" style:country-complex="SA" style:font-weight-complex="bold"/>
    </style:style>
    <style:style style:name="P80" style:family="paragraph" style:parent-style-name="LO-Normal">
      <style:paragraph-properties fo:margin-left="7.999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language="pt" fo:country="BR" style:language-asian="en" style:country-asian="US" style:language-complex="ar" style:country-complex="SA" fo:hyphenate="false" fo:hyphenation-remain-char-count="2" fo:hyphenation-push-char-count="2"/>
    </style:style>
    <style:style style:name="P81" style:family="paragraph" style:parent-style-name="LO-Normal">
      <style:paragraph-properties fo:margin-left="7.999cm" fo:margin-right="0cm" fo:margin-top="0.106cm" fo:margin-bottom="0.106cm" loext:contextual-spacing="false" fo:line-height="100%" fo:text-align="justify" style:justify-single-word="false" fo:orphans="2" fo:widows="2" fo:hyphenation-ladder-count="no-limit" fo:text-indent="0cm" style:auto-text-indent="false" style:writing-mode="lr-tb"/>
      <style:text-properties fo:language="pt" fo:country="BR" style:language-asian="en" style:country-asian="US" style:font-name-complex="Arial" style:language-complex="ar" style:country-complex="SA" fo:hyphenate="false" fo:hyphenation-remain-char-count="2" fo:hyphenation-push-char-count="2"/>
    </style:style>
    <style:style style:name="P82" style:family="paragraph" style:parent-style-name="Table">
      <style:paragraph-properties fo:keep-with-next="always"/>
    </style:style>
    <style:style style:name="T1" style:family="text">
      <style:text-properties fo:font-size="14pt" style:font-size-asian="14pt" style:font-name-complex="Arial" style:font-size-complex="14pt"/>
    </style:style>
    <style:style style:name="T2" style:family="text">
      <style:text-properties fo:font-size="14pt" fo:language="pt" fo:country="BR" style:font-size-asian="14pt" style:language-asian="en" style:country-asian="US" style:font-name-complex="Arial" style:font-size-complex="14pt" style:language-complex="ar" style:country-complex="SA"/>
    </style:style>
    <style:style style:name="T3" style:family="text">
      <style:text-properties fo:font-size="14pt" fo:font-weight="bold" style:font-name-asian="F" style:font-size-asian="14pt" style:language-asian="pt" style:country-asian="BR" style:font-weight-asian="bold" style:font-name-complex="Arial" style:font-size-complex="14pt"/>
    </style:style>
    <style:style style:name="T4" style:family="text">
      <style:text-properties fo:language="pt" fo:country="BR" fo:font-weight="bold" style:font-weight-asian="bold" style:language-complex="ar" style:country-complex="SA" style:font-weight-complex="bold"/>
    </style:style>
    <style:style style:name="T5" style:family="text">
      <style:text-properties fo:language="pt" fo:country="BR" fo:font-weight="bold" style:font-weight-asian="bold" style:font-name-complex="Arial" style:language-complex="ar" style:country-complex="SA" style:font-weight-complex="bold"/>
    </style:style>
    <style:style style:name="T6" style:family="text">
      <style:text-properties fo:language="pt" fo:country="BR" fo:font-weight="bold" style:language-asian="en" style:country-asian="US" style:font-weight-asian="bold" style:language-complex="ar" style:country-complex="SA" style:font-weight-complex="bold"/>
    </style:style>
    <style:style style:name="T7" style:family="text">
      <style:text-properties fo:language="pt" fo:country="BR" fo:font-weight="bold" fo:background-color="#ffffff" loext:char-shading-value="0" style:font-weight-asian="bold" style:font-name-complex="Arial" style:language-complex="ar" style:country-complex="SA" style:font-weight-complex="bold"/>
    </style:style>
    <style:style style:name="T8" style:family="text">
      <style:text-properties fo:language="pt" fo:country="BR" style:language-asian="en" style:country-asian="US" style:language-complex="ar" style:country-complex="SA"/>
    </style:style>
    <style:style style:name="T9" style:family="text">
      <style:text-properties fo:language="pt" fo:country="BR" style:language-asian="en" style:country-asian="US" style:font-name-complex="Arial" style:language-complex="ar" style:country-complex="SA"/>
    </style:style>
    <style:style style:name="T10" style:family="text">
      <style:text-properties fo:language="pt" fo:country="BR" style:language-complex="ar" style:country-complex="SA"/>
    </style:style>
    <style:style style:name="T11" style:family="text">
      <style:text-properties fo:language="pt" fo:country="BR" style:language-complex="ar" style:country-complex="SA"/>
    </style:style>
    <style:style style:name="T12" style:family="text">
      <style:text-properties fo:language="pt" fo:country="BR" fo:font-style="italic" style:font-style-asian="italic" style:language-complex="ar" style:country-complex="SA" style:font-style-complex="italic"/>
    </style:style>
    <style:style style:name="T13" style:family="text">
      <style:text-properties fo:language="pt" fo:country="BR" fo:font-style="italic" style:font-style-asian="italic" style:font-name-complex="Arial" style:language-complex="ar" style:country-complex="SA" style:font-style-complex="italic"/>
    </style:style>
    <style:style style:name="T14" style:family="text">
      <style:text-properties fo:language="pt" fo:country="BR" fo:font-style="italic" fo:font-weight="bold" style:font-style-asian="italic" style:font-weight-asian="bold" style:language-complex="ar" style:country-complex="SA" style:font-style-complex="italic" style:font-weight-complex="bold"/>
    </style:style>
    <style:style style:name="T15" style:family="text">
      <style:text-properties fo:language="pt" fo:country="BR" fo:font-style="italic" fo:font-weight="bold" style:font-name-asian="Arial" style:font-style-asian="italic" style:font-weight-asian="bold" style:font-name-complex="Arial" style:language-complex="ar" style:country-complex="SA" style:font-style-complex="italic" style:font-weight-complex="bold"/>
    </style:style>
    <style:style style:name="T16" style:family="text">
      <style:text-properties fo:language="pt" fo:country="BR" fo:font-style="italic" fo:font-weight="bold" style:language-asian="en" style:country-asian="US" style:font-style-asian="italic" style:font-weight-asian="bold" style:language-complex="ar" style:country-complex="SA" style:font-style-complex="italic" style:font-weight-complex="bold"/>
    </style:style>
    <style:style style:name="T17" style:family="text">
      <style:text-properties fo:language="pt" fo:country="BR" fo:font-style="italic" style:language-asian="en" style:country-asian="US" style:font-style-asian="italic" style:font-name-complex="Arial" style:language-complex="ar" style:country-complex="SA" style:font-style-complex="italic"/>
    </style:style>
    <style:style style:name="T18" style:family="text">
      <style:text-properties fo:language="pt" fo:country="BR" fo:font-style="italic" style:language-asian="en" style:country-asian="US" style:font-style-asian="italic" style:language-complex="ar" style:country-complex="SA" style:font-style-complex="italic"/>
    </style:style>
    <style:style style:name="T19" style:family="text">
      <style:text-properties fo:language="pt" fo:country="BR" fo:font-style="italic" style:font-name-asian="Arial" style:font-style-asian="italic" style:font-name-complex="Arial" style:language-complex="ar" style:country-complex="SA" style:font-style-complex="italic"/>
    </style:style>
    <style:style style:name="T20" style:family="text">
      <style:text-properties fo:language="pt" fo:country="BR" fo:font-style="italic" style:font-name-asian="Arial" style:language-asian="en" style:country-asian="US" style:font-style-asian="italic" style:font-name-complex="Arial" style:language-complex="ar" style:country-complex="SA" style:font-style-complex="italic"/>
    </style:style>
    <style:style style:name="T21" style:family="text">
      <style:text-properties fo:language="pt" fo:country="BR" fo:font-style="italic" fo:background-color="#ffffff" loext:char-shading-value="0" style:font-style-asian="italic" style:font-name-complex="Arial" style:language-complex="ar" style:country-complex="SA" style:font-style-complex="italic"/>
    </style:style>
    <style:style style:name="T22" style:family="text">
      <style:text-properties fo:language="pt" fo:country="BR" fo:font-style="normal" style:font-style-asian="normal" style:font-name-complex="Arial" style:language-complex="ar" style:country-complex="SA" style:font-style-complex="normal"/>
    </style:style>
    <style:style style:name="T23" style:family="text">
      <style:text-properties fo:language="pt" fo:country="BR" fo:font-style="normal" style:font-style-asian="normal" style:language-complex="ar" style:country-complex="SA" style:font-style-complex="normal"/>
    </style:style>
    <style:style style:name="T24" style:family="text">
      <style:text-properties fo:language="pt" fo:country="BR" fo:font-style="normal" style:language-asian="en" style:country-asian="US" style:font-style-asian="normal" style:language-complex="ar" style:country-complex="SA" style:font-style-complex="normal"/>
    </style:style>
    <style:style style:name="T25" style:family="text">
      <style:text-properties fo:language="pt" fo:country="BR" fo:font-style="normal" style:text-underline-style="solid" style:text-underline-width="auto" style:text-underline-color="font-color" style:language-asian="en" style:country-asian="US" style:font-style-asian="normal" style:language-complex="ar" style:country-complex="SA" style:font-style-complex="normal"/>
    </style:style>
    <style:style style:name="T26" style:family="text">
      <style:text-properties fo:language="pt" fo:country="BR" fo:font-style="normal" style:font-name-asian="Arial" style:font-style-asian="normal" style:font-name-complex="Arial" style:language-complex="ar" style:country-complex="SA" style:font-style-complex="normal"/>
    </style:style>
    <style:style style:name="T27" style:family="text">
      <style:text-properties fo:language="pt" fo:country="BR" fo:font-style="normal" style:font-name-asian="Arial" style:language-asian="en" style:country-asian="US" style:font-style-asian="normal" style:font-name-complex="Arial" style:language-complex="ar" style:country-complex="SA" style:font-style-complex="normal"/>
    </style:style>
    <style:style style:name="T28" style:family="text">
      <style:text-properties fo:language="pt" fo:country="BR" fo:font-style="normal" fo:font-weight="bold" style:font-name-asian="Arial" style:font-style-asian="normal" style:font-weight-asian="bold" style:font-name-complex="Arial" style:language-complex="ar" style:country-complex="SA" style:font-style-complex="normal" style:font-weight-complex="bold"/>
    </style:style>
    <style:style style:name="T29" style:family="text">
      <style:text-properties fo:language="pt" fo:country="BR" style:font-name-asian="Arial" style:font-name-complex="Arial" style:language-complex="ar" style:country-complex="SA"/>
    </style:style>
    <style:style style:name="T30" style:family="text">
      <style:text-properties fo:language="pt" fo:country="BR" style:font-name-complex="Arial" style:language-complex="ar" style:country-complex="SA"/>
    </style:style>
    <style:style style:name="T31" style:family="text">
      <style:text-properties fo:language="pt" fo:country="BR" style:font-name-complex="Arial" style:language-complex="ar" style:country-complex="SA"/>
    </style:style>
    <style:style style:name="T32" style:family="text">
      <style:text-properties fo:language="pt" fo:country="BR" fo:background-color="#ffffff" loext:char-shading-value="0" style:font-name-complex="Arial" style:language-complex="ar" style:country-complex="SA"/>
    </style:style>
    <style:style style:name="T33" style:family="text">
      <style:text-properties fo:language="pt" fo:country="BR" fo:background-color="#ffffff" loext:char-shading-value="0" style:font-name-asian="Arial" style:font-name-complex="Arial" style:language-complex="ar" style:country-complex="SA"/>
    </style:style>
    <style:style style:name="T34" style:family="text">
      <style:text-properties style:language-asian="en" style:country-asian="US"/>
    </style:style>
    <style:style style:name="T35" style:family="text">
      <style:text-properties style:language-asian="en" style:country-asian="US" style:font-name-complex="Arial" fo:background-color="#ffff00"/>
    </style:style>
    <style:style style:name="T36" style:family="text">
      <style:text-properties style:font-name-complex="Arial"/>
    </style:style>
    <style:style style:name="T37" style:family="text">
      <style:text-properties style:font-name-complex="Arial" fo:background-color="#ffff00"/>
    </style:style>
    <style:style style:name="T38" style:family="text">
      <style:text-properties fo:font-style="normal" style:font-style-asian="normal" style:font-style-complex="normal"/>
    </style:style>
    <style:style style:name="T39" style:family="text">
      <style:text-properties fo:color="#800000" fo:language="pt" fo:country="BR" fo:font-weight="bold" style:font-weight-asian="bold" style:language-complex="ar" style:country-complex="SA" style:font-weight-complex="bold"/>
    </style:style>
    <style:style style:name="T40" style:family="text">
      <style:text-properties fo:color="#ff3333" fo:language="pt" fo:country="BR" style:language-complex="ar" style:country-complex="SA"/>
    </style:style>
    <style:style style:name="T41" style:family="text">
      <style:text-properties style:use-window-font-color="true" fo:language="pt" fo:country="BR" style:text-underline-style="none" fo:background-color="#ffffff" loext:char-shading-value="0" style:font-name-asian="Arial" style:font-name-complex="Arial" style:language-complex="ar" style:country-complex="SA"/>
    </style:style>
    <style:style style:name="T42" style:family="text">
      <style:text-properties fo:font-variant="normal" fo:text-transform="none" fo:color="#000000" fo:letter-spacing="normal" fo:language="pt" fo:country="BR" fo:font-style="normal" fo:font-weight="bold" style:font-style-asian="normal" style:font-weight-asian="bold" style:font-name-complex="Arial" style:language-complex="ar" style:country-complex="SA" style:font-weight-complex="bold" fo:background-color="#ffffff"/>
    </style:style>
    <style:style style:name="T43" style:family="text">
      <style:text-properties fo:font-variant="normal" fo:text-transform="none" fo:color="#000000" fo:letter-spacing="normal" fo:language="pt" fo:country="BR" fo:font-style="normal" fo:font-weight="bold" fo:background-color="#ffffff" loext:char-shading-value="0" style:font-style-asian="normal" style:font-weight-asian="bold" style:font-name-complex="Arial" style:language-complex="ar" style:country-complex="SA"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FACULDADE DE TECNOLOGIA IBRATEC - UNIBRATEC</text:p>
      <text:p text:style-name="P75">NÚCLEO DE PÓS-GRADUAÇÃO E EXTENSÃO</text:p>
      <text:p text:style-name="P75">Segurança da Informação</text:p>
      <text:p text:style-name="P42"/>
      <text:p text:style-name="P42"/>
      <text:p text:style-name="P42"/>
      <text:p text:style-name="P75">MARCUS DIEGO DE OLIVEIRA CASTELO BRANCO</text:p>
      <text:p text:style-name="P42"/>
      <text:p text:style-name="P42"/>
      <text:p text:style-name="P42"/>
      <text:p text:style-name="P42"/>
      <text:p text:style-name="P42"/>
      <text:p text:style-name="LO-Normal"><text:span text:style-name="T6">APT-SEC: FERRAMENTA PARA ADMINISTRAÇÃO DE ATUALIZAÇÕES DE PACOTES EM SISTEMAS DEBIAN GNU/LINUX</text:span><text:span text:style-name="T8"> </text:span></text:p>
      <text:p text:style-name="P43"/>
      <text:p text:style-name="P43"/>
      <text:p text:style-name="P43"/>
      <text:p text:style-name="P43"/>
      <text:p text:style-name="P43"/>
      <text:p text:style-name="P43"/>
      <text:p text:style-name="P43"/>
      <text:p text:style-name="P43"/>
      <text:p text:style-name="P43"/>
      <text:p text:style-name="P44"/>
      <text:p text:style-name="P74">RECIFE</text:p>
      <text:p text:style-name="P74">2017</text:p>
      <text:p text:style-name="P78">MARCUS DIEGO DE OLIVEIRA CASTELO BRANCO</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5">APT-SEC: FERRAMENTA PARA ADMINISTRAÇÃO DE ATUALIZAÇÕES DE PACOTES EM SISTEMAS DEBIAN GNU/LINUX</text:p>
      <text:p text:style-name="P80"/>
      <text:p text:style-name="P80"/>
      <text:p text:style-name="P81">Trabalho de conclusão apresentado ao Núcleo de Pós-Graduação e Extensão da Faculdade de Tecnologia Ibratec como requisito para a obtenção do título de Especialista em segurança da informação.</text:p>
      <text:p text:style-name="P57"/>
      <text:p text:style-name="P58">Orientador: Prof. Dailson Fernandes</text:p>
      <text:p text:style-name="P76"/>
      <text:p text:style-name="P76"/>
      <text:p text:style-name="P76"/>
      <text:p text:style-name="P76"/>
      <text:p text:style-name="P76"/>
      <text:p text:style-name="P76"/>
      <text:p text:style-name="P76"/>
      <text:p text:style-name="P74">RECIFE</text:p>
      <text:p text:style-name="P74">2017</text:p>
      <text:p text:style-name="P79">Sumário</text:p>
      <text:p text:style-name="P67">Sumário</text:p>
      <text:table-of-content text:style-name="Sect1" text:name="Sumário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left" style:position="1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left" style:position="1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left" style:position="1cm" style:leader-char=" "/>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left" style:position="1.45cm" style:leader-char=" "/>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left" style:position="1.7cm" style:leader-char=" "/>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left" style:position="3cm" style:leader-char=" "/>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left" style:position="2.35cm" style:leader-char=" "/>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left" style:position="2cm" style:leader-char=" "/>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_RefHeading___Toc20_657438442" text:style-name="Index_20_Link_20__28_user_29_" text:visited-style-name="Index_20_Link_20__28_user_29_"><text:span text:style-name="Index_20_Link">RESUMO<text:tab/>4</text:span></text:a></text:p>
          <text:p text:style-name="P65"><text:a xlink:type="simple" xlink:href="#__RefHeading___Toc22_657438442" text:style-name="Index_20_Link_20__28_user_29_" text:visited-style-name="Index_20_Link_20__28_user_29_"><text:span text:style-name="Index_20_Link">ABSTRACT<text:tab/>4</text:span></text:a></text:p>
          <text:p text:style-name="P65"><text:a xlink:type="simple" xlink:href="#__RefHeading___Toc488167651" text:style-name="Index_20_Link_20__28_user_29_" text:visited-style-name="Index_20_Link_20__28_user_29_"><text:span text:style-name="Index_20_Link">INTRODUÇÃO<text:tab/>5</text:span></text:a></text:p>
          <text:p text:style-name="P65"><text:a xlink:type="simple" xlink:href="#__RefHeading___Toc24_657438442" text:style-name="Index_20_Link_20__28_user_29_" text:visited-style-name="Index_20_Link_20__28_user_29_"><text:span text:style-name="Index_20_Link">REFERENCIAL TEÓRICO<text:tab/>5</text:span></text:a></text:p>
          <text:p text:style-name="P65"><text:a xlink:type="simple" xlink:href="#__RefHeading___Toc26_657438442" text:style-name="Index_20_Link_20__28_user_29_" text:visited-style-name="Index_20_Link_20__28_user_29_"><text:span text:style-name="Index_20_Link">AS FERRAMENTAS DE GESTÃO DE PACOTES<text:tab/>5</text:span></text:a></text:p>
          <text:p text:style-name="P65"><text:a xlink:type="simple" xlink:href="#__RefHeading___Toc17_1982657975" text:style-name="Index_20_Link_20__28_user_29_" text:visited-style-name="Index_20_Link_20__28_user_29_"><text:span text:style-name="Index_20_Link">COMMON VULNETABILITIES AND EXPOSURES (CVE)<text:tab/>6</text:span></text:a></text:p>
          <text:p text:style-name="P65"><text:a xlink:type="simple" xlink:href="#__RefHeading___Toc30_657438442" text:style-name="Index_20_Link_20__28_user_29_" text:visited-style-name="Index_20_Link_20__28_user_29_"><text:span text:style-name="Index_20_Link">O ULTIMATE DEBIAN DATABASE (UDD)<text:tab/>7</text:span></text:a></text:p>
          <text:p text:style-name="P65"><text:a xlink:type="simple" xlink:href="#__RefHeading___Toc24_2146020336" text:style-name="Index_20_Link_20__28_user_29_" text:visited-style-name="Index_20_Link_20__28_user_29_"><text:span text:style-name="Index_20_Link">A FERRAMENTA APT-SEC<text:tab/>7</text:span></text:a></text:p>
          <text:p text:style-name="P65"><text:a xlink:type="simple" xlink:href="#__RefHeading___Toc19_1982657975" text:style-name="Index_20_Link_20__28_user_29_" text:visited-style-name="Index_20_Link_20__28_user_29_"><text:span text:style-name="Index_20_Link">O Desenvolvimento do apt-sec<text:tab/>8</text:span></text:a></text:p>
          <text:p text:style-name="P65"><text:a xlink:type="simple" xlink:href="#__RefHeading___Toc21_1982657975" text:style-name="Index_20_Link_20__28_user_29_" text:visited-style-name="Index_20_Link_20__28_user_29_"><text:span text:style-name="Index_20_Link">Características do desenvolvimento<text:tab/>10</text:span></text:a></text:p>
          <text:p text:style-name="P63"><text:a xlink:type="simple" xlink:href="#__RefHeading___Toc23_1982657975" text:style-name="Index_20_Link_20__28_user_29_" text:visited-style-name="Index_20_Link_20__28_user_29_"><text:span text:style-name="Index_20_Link">Exemplos de entradas e saídas da ferramenta apt-sec<text:tab/>12</text:span></text:a></text:p>
          <text:p text:style-name="P65"><text:a xlink:type="simple" xlink:href="#__RefHeading___Toc25_1982657975" text:style-name="Index_20_Link_20__28_user_29_" text:visited-style-name="Index_20_Link_20__28_user_29_"><text:span text:style-name="Index_20_Link"><text:span text:style-name="T38">PLANOS PARA TRABALHOS </text:span></text:span></text:a><text:a xlink:type="simple" xlink:href="#__RefHeading___Toc25_1982657975" text:style-name="Index_20_Link_20__28_user_29_" text:visited-style-name="Index_20_Link_20__28_user_29_"><text:span text:style-name="Index_20_Link">FUTUROS<text:tab/>17</text:span></text:a></text:p>
          <text:p text:style-name="P65"><text:a xlink:type="simple" xlink:href="#__RefHeading___Toc488167652" text:style-name="Index_20_Link_20__28_user_29_" text:visited-style-name="Index_20_Link_20__28_user_29_"><text:span text:style-name="Index_20_Link">JUSTIFICATIVA<text:tab/>18</text:span></text:a></text:p>
          <text:p text:style-name="P65"><text:a xlink:type="simple" xlink:href="#__RefHeading___Toc229_1731645319" text:style-name="Index_20_Link_20__28_user_29_" text:visited-style-name="Index_20_Link_20__28_user_29_"><text:span text:style-name="Index_20_Link">OBJETIVOS<text:tab/>19</text:span></text:a></text:p>
          <text:p text:style-name="P63"><text:a xlink:type="simple" xlink:href="#__RefHeading___Toc488167654" text:style-name="Index_20_Link_20__28_user_29_" text:visited-style-name="Index_20_Link_20__28_user_29_"><text:span text:style-name="Index_20_Link">OBJETIVO GERAL<text:tab/>19</text:span></text:a></text:p>
          <text:p text:style-name="P63"><text:a xlink:type="simple" xlink:href="#__RefHeading___Toc488167655" text:style-name="Index_20_Link_20__28_user_29_" text:visited-style-name="Index_20_Link_20__28_user_29_"><text:span text:style-name="Index_20_Link">OBJETIVOS ESPECÍFICOS<text:tab/>19</text:span></text:a></text:p>
          <text:p text:style-name="P65"><text:a xlink:type="simple" xlink:href="#__RefHeading___Toc231_1731645319" text:style-name="Index_20_Link_20__28_user_29_" text:visited-style-name="Index_20_Link_20__28_user_29_"><text:span text:style-name="Index_20_Link">HIPÓTESES<text:tab/>20</text:span></text:a></text:p>
          <text:p text:style-name="P65"><text:a xlink:type="simple" xlink:href="#__RefHeading___Toc488167657" text:style-name="Index_20_Link_20__28_user_29_" text:visited-style-name="Index_20_Link_20__28_user_29_"><text:span text:style-name="Index_20_Link">METODOLOGIA<text:tab/>21</text:span></text:a></text:p>
          <text:p text:style-name="P65"><text:a xlink:type="simple" xlink:href="#__RefHeading___Toc488167659" text:style-name="Index_20_Link_20__28_user_29_" text:visited-style-name="Index_20_Link_20__28_user_29_"><text:span text:style-name="Index_20_Link">REFERÊNCIAS<text:tab/>22</text:span></text:a></text:p>
        </text:index-body>
      </text:table-of-content>
      <text:p text:style-name="P14"/>
      <text:p text:style-name="P64"/>
      <text:p text:style-name="P66"/>
      <text:p text:style-name="P15"/>
      <text:p text:style-name="P15"/>
      <text:h text:style-name="P39" text:outline-level="1"><text:bookmark-start text:name="__RefHeading___Toc20_657438442"/>RESUMO<text:bookmark-end text:name="__RefHeading___Toc20_657438442"/></text:h>
      <text:p text:style-name="P16"><text:span text:style-name="T10">Este artigo apresenta um estudo sobre ferramentas de automação de controle de atualizações para ambientes GNU/Linux com o objetivo de aumentar a produtividade, resiliência e tolerância a falhas que podem ser provocadas por atualizações de pacotes software mau sucedidas. Como resultando foi desenvolvido o </text:span><text:span text:style-name="T12">apt-sec</text:span><text:span text:style-name="T10"> com objetivo de ampliar a visibilidade de informações relevantes para tomada de decisão e oferecer maiores recursos para simplificação de operações de restauração de pacotes em casos de incidentes críticos.</text:span></text:p>
      <text:p text:style-name="P25"/>
      <text:p text:style-name="P24"><text:span text:style-name="T4">Palavras-chave</text:span><text:span text:style-name="T10">: Gestão de </text:span><text:span text:style-name="T12">patchs</text:span><text:span text:style-name="T10"> de pacotes de software. Atualização de sistemas críticos.</text:span></text:p>
      <text:h text:style-name="P34" text:outline-level="1"><text:bookmark-start text:name="__RefHeading___Toc22_657438442"/>ABSTRACT<text:bookmark-end text:name="__RefHeading___Toc22_657438442"/></text:h>
      <text:p text:style-name="P16"><text:span text:style-name="T12">This paper presents a study of update control automation tools for GNU/Linux environments with the aim of increasing the productivity, resiliency and fault tolerance that can be caused by unsussessfullyl updates of software packages. </text:span><text:bookmark text:name="result_box1"/><text:span text:style-name="T12">As a result of the construction of the apt-sec with the objective of increasing the visibility of relevant information for decision making and offering greater resources to simplify restoration operations in cases of critical incidents.</text:span></text:p>
      <text:p text:style-name="P27"/>
      <text:p text:style-name="P24"><text:bookmark text:name="result_box"/><text:span text:style-name="T14">Keywords:</text:span><text:span text:style-name="T12"> Management of software package patches. Updating critical systems.</text:span></text:p>
      <text:p text:style-name="P1"/>
      <text:h text:style-name="P37" text:outline-level="1"/>
      <text:h text:style-name="P38" text:outline-level="1"><text:bookmark-start text:name="__RefHeading___Toc488167651"/>INTRODUÇÃO<text:bookmark-end text:name="__RefHeading___Toc488167651"/></text:h>
      <text:p text:style-name="Standard"><text:span text:style-name="hps"><text:span text:style-name="T39">CRIAR HISTORY POR PACKAGE </text:span></text:span></text:p>
      <text:p text:style-name="Standard"><text:span text:style-name="hps"><text:span text:style-name="T10">Um dos grandes desafios dos administradores de ambientes GNU/Linux é a aplicação de atualizações críticas em ambientes de produção. Esta atividade exige maturidade e conhecimento para evitar que operações de atualização se tornem catástrofes, comprometendo ambientes e causando prejuízos. Um conjunto de boas práticas, utilizando processos alinhados e ferramentas podem auxiliar os gestores nesta árdua tarefa.</text:span></text:span></text:p>
      <text:h text:style-name="P34" text:outline-level="1"><text:bookmark-start text:name="__RefHeading___Toc24_657438442"/>REFERENCIAL TEÓRICO<text:bookmark-end text:name="__RefHeading___Toc24_657438442"/></text:h>
      <text:h text:style-name="P34" text:outline-level="1"><text:bookmark-start text:name="__RefHeading___Toc26_657438442"/>AS FERRAMENTAS DE GESTÃO DE PACOTES<text:bookmark-end text:name="__RefHeading___Toc26_657438442"/></text:h>
      <text:p text:style-name="P1">Em ambientes GNU/Linux existem diversas ferramentas de gestão de pacotes, que se assemelham em suas funcionalidades, como a capacidade de localização, instalação, atualização, remoção de pacotes e suas dependências de forma automática entre outras funcionalidades. </text:p>
      <text:p text:style-name="Standard"><text:span text:style-name="T10">As soluções mais populares de gestão de pacotes, presentes na plataforma Debian e derivados são o </text:span><text:span text:style-name="T12">apt-get, o aptitude e o apt </text:span><text:span text:style-name="T22">[x1]</text:span><text:span text:style-name="T10">. <text:s/>Uma situação muito <text:s/>inconveniente comum a estas ferramentas está em suas limitações quanto a capacidade <text:s/>de retorno ao estado anterior em caso de necessidade de downgrades de pacotes (</text:span><text:span text:style-name="T12">rollback </text:span><text:span text:style-name="T23">de atualizações</text:span><text:span text:style-name="T10">). </text:span></text:p>
      <text:p text:style-name="Standard"><text:span text:style-name="T10">Façamos um breve comparativo de funcionalidades do gestor de pacotes </text:span><text:span text:style-name="T12">yum </text:span><text:span text:style-name="T23">[x2] </text:span><text:span text:style-name="T12">dnf</text:span><text:span text:style-name="T23"> [x3]</text:span><text:span text:style-name="T10"> e </text:span><text:span text:style-name="T12">apt</text:span><text:span text:style-name="T23">[x1]</text:span><text:span text:style-name="T10">. <text:s/>Quando comparados ao </text:span><text:span text:style-name="T12">yum/dnf</text:span><text:span text:style-name="T10"> que são as ferramentas de gestão de pacotes de distribuições baseadas em Red Hat Enterprise Linux (RHEL), estas possuem a opção de downgrade, bem como a possibilidade de reversão de operações, como a remoção, instalação e atualização de pacotes promovidas pelo </text:span><text:span text:style-name="T12">yum/dnf history</text:span><text:span text:style-name="T10">. Outra característica sobre repositórios de distribuições baseados em RHEL é a disponibilidade de versões anteriores dos pacotes por maior intervalo de tempo, permitindo ações de downgrade para pacotes mais antigos ainda existentes nos repositórios oficiais. </text:span></text:p>
      <text:p text:style-name="Standard"><text:soft-page-break/><text:span text:style-name="T10">Admitindo que houve uma situação emergencial causada por atualização de um, ou conjuto de pacotes, em ambientes Debian teremos uma grande trabalho para remover os novos pacotes e localizar os pacotes anteriores que estavam em produção (visto que há a possibilidade dos pacotes anteriores não existirem mais no repositório oficial). Diante deste problema foi proposto o desenvolvimento do </text:span><text:span text:style-name="T12">apt-sec</text:span><text:span text:style-name="T10"> que pode auxiliar nesta atividade.</text:span></text:p>
      <text:h text:style-name="Heading_20_1" text:outline-level="1"><text:bookmark-start text:name="__RefHeading___Toc17_1982657975"/><text:span text:style-name="T10">COMMON VULNETABILITIES AND EXPOSURES (CVE)</text:span><text:bookmark-end text:name="__RefHeading___Toc17_1982657975"/></text:h>
      <text:p text:style-name="Standard"><text:span text:style-name="T12">Common Vulnerabilities and Exposures</text:span><text:span text:style-name="T10"> (CVE), em português Vulnerabilidades e Exposições Comuns, segundo (X) é um dicionário de nomes comuns para vulnerabilidades do sistema de TI publicamente conhecidos. Trata-se de um padrão emergente da indústria que alcançou ampla aceitação pelo setor de segurança e várias organizações governamentais. Especialistas em vulnerabilidade técnica de 31 indústrias, academias e organizações governamentais votam nos nomes CVE. O CVE fornece a comunidade de segurança do computador com:</text:span></text:p>
      <text:list xml:id="list9104050781179803335" text:style-name="WW8Num9">
        <text:list-item>
          <text:p text:style-name="P2">Lista abrangente de vulnerabilidades conhecidas publicamente;</text:p>
        </text:list-item>
        <text:list-item>
          <text:p text:style-name="P2">Análise da autenticidade das vulnerabilidades recentemente publicadas; </text:p>
        </text:list-item>
        <text:list-item>
          <text:p text:style-name="P2">Nome exclusivo a ser usado para cada vulnerabilidade.</text:p>
        </text:list-item>
      </text:list>
      <text:p text:style-name="P1">Este catálogo é patrocinado pelo Departamento de Segurança Interna dos Estados Unidos (DHS)[M], e as ameaças são divididas em duas categorias: vulnerabilidades e exposições.</text:p>
      <text:p text:style-name="Standard"><text:span text:style-name="T4">Vulnerabilidade</text:span><text:span text:style-name="T10"> - Fraquezas na lógica computacional encontrada no software e em alguns componentes de hardware que, quando exploradas, resulta em um impacto negativo na confidencialidade, integridade ou disponibilidade. </text:span></text:p>
      <text:p text:style-name="Standard"><text:span text:style-name="T29"><text:s/></text:span><text:span text:style-name="T4">Exposição</text:span><text:span text:style-name="T10"> - Quando um problema de configuração do sistema ou um erro no software que permite o acesso a informações ou recursos que podem ser usados ​​por um atacante.</text:span></text:p>
      <text:p text:style-name="Standard"><text:span text:style-name="T10">Periodicamente a troca de informações sobre vulnerabilidades em formatos de CVE são discutidos pelas equipes de segurança das distribuições Linux e de empresas de tecnologia, essa cooperação permite a correção e aprimoramento dos </text:span><text:soft-page-break/><text:span text:style-name="T10">sistemas em grande velocidade. Cada distribuição Linux possui sua equipe de segurança que avalia se determinado CVE pode ser explorado nos sistemas mantidos pela distribuição. Também fica a cargo de cada equipe de segurança da distribuição Linux: classificar as correções, identificá-las com código específico com os conhecidos </text:span><text:span text:style-name="T12">Red Hat Security Advisory</text:span><text:span text:style-name="T10"> (RHSA) [x4], </text:span><text:span text:style-name="T12">Debian Security Advisory</text:span><text:span text:style-name="T10"> (DSA) [x5], </text:span><text:span text:style-name="T12">Ubuntu Security Notice</text:span><text:span text:style-name="T10"> (USN) [x6]. Durante o trabalho de avaliação de segurança realizados pelos times de segurança, os pacotes corrigidos são vinculados aos códigos de CVEs. O código de CVE obedece a estrutura: CVE-YYYY-XXXX, onde YYYY representa o ano de liberação e o XXXX representa um número sequencial único de identificação.</text:span></text:p>
      <text:h text:style-name="P34" text:outline-level="1"><text:bookmark-start text:name="__RefHeading___Toc30_657438442"/>O ULTIMATE DEBIAN DATABASE (UDD)<text:bookmark-end text:name="__RefHeading___Toc30_657438442"/></text:h>
      <text:p text:style-name="Standard"><text:span text:style-name="T10">O </text:span><text:span text:style-name="T12">Ultimate Debian Database</text:span><text:span text:style-name="T10"> (UDD) <text:s/>reune diversos dados sobre os pacotes do Debian e os disponibiliza para consulta externa através de uma base de dados </text:span><text:span text:style-name="T12">Postgresql </text:span><text:span text:style-name="T10">[X] (replicação somente leitura) com sincronização periódica [4]. </text:span></text:p>
      <text:p text:style-name="Standard"><text:span text:style-name="T10">O desenvolvimento do UDD começou em 2008 com o objetivo de fornecer uma solução única para o problema do inferno dos dados (</text:span><text:span text:style-name="T12">data hell</text:span><text:span text:style-name="T10">), criando um banco de dados central onde os dados localizados nas várias fontes Debian seriam importados [UDD]. </text:span></text:p>
      <text:p text:style-name="Standard"><text:span text:style-name="T10">O </text:span><text:span text:style-name="T12">apt-sec</text:span><text:span text:style-name="T10"> obtém detalhes dos pacotes relacionados para atualizações a partir dos dados disponibilizados no UDD por meio de endereço e credenciais públicas disponibilizadas no portal do UDD. </text:span></text:p>
      <text:h text:style-name="P34" text:outline-level="1"><text:bookmark-start text:name="__RefHeading___Toc24_2146020336"/>A FERRAMENTA APT-SEC<text:bookmark-end text:name="__RefHeading___Toc24_2146020336"/></text:h>
      <text:p text:style-name="Standard"><text:span text:style-name="hps"><text:span text:style-name="T22">A ferramenta</text:span></text:span><text:span text:style-name="hps"><text:span text:style-name="T13"> apt-sec</text:span></text:span><text:span text:style-name="hps"><text:span text:style-name="T30"> foi desenvolvida para automatizar algumas atividades de gestão de atualização de </text:span></text:span><text:span text:style-name="hps"><text:span text:style-name="T13">patches</text:span></text:span><text:span text:style-name="hps"><text:span text:style-name="T30">. Originalmente escrito em </text:span></text:span><text:span text:style-name="hps"><text:span text:style-name="T13">bash script </text:span></text:span><text:span text:style-name="hps"><text:span text:style-name="T22">[x]</text:span></text:span><text:span text:style-name="hps"><text:span text:style-name="T30">, utiliza como base as próprias ferramentas das </text:span></text:span><text:span text:style-name="hps"><text:span text:style-name="T22">suites</text:span></text:span><text:span text:style-name="hps"><text:span text:style-name="T30"> </text:span></text:span><text:span text:style-name="hps"><text:span text:style-name="T13">apt, apt-get</text:span></text:span><text:span text:style-name="hps"><text:span text:style-name="T22"> </text:span></text:span><text:span text:style-name="hps"><text:span text:style-name="T30">e </text:span></text:span><text:span text:style-name="hps"><text:span text:style-name="T13">aptitude</text:span></text:span><text:span text:style-name="hps"><text:span text:style-name="T30"> para criar um mecanismo que permite a rastreabilidade de atualizações e identificar problemas de forma mais controlável e eficiente para os gestores.</text:span></text:span></text:p>
      <text:p text:style-name="Standard"><text:span text:style-name="hps"><text:span text:style-name="T30">O </text:span></text:span><text:span text:style-name="hps"><text:span text:style-name="T13">apt-sec </text:span></text:span><text:span text:style-name="hps"><text:span text:style-name="T30">oferece em modo texto, suporte semelhante ao </text:span></text:span><text:span text:style-name="hps"><text:span text:style-name="T13">yum history </text:span></text:span><text:span text:style-name="hps"><text:span text:style-name="T22">[x]</text:span></text:span><text:span text:style-name="hps"><text:span text:style-name="T13"> </text:span></text:span><text:span text:style-name="hps"><text:span text:style-name="T30">presente em distribuições derivadas do </text:span></text:span><text:span text:style-name="hps"><text:span text:style-name="T13">Redhat Entreprise Linux</text:span></text:span><text:span text:style-name="hps"><text:span text:style-name="T30"> (RHEL) que possui </text:span></text:span><text:soft-page-break/><text:span text:style-name="hps"><text:span text:style-name="T30">a funcionalidade de realização de </text:span></text:span><text:span text:style-name="hps"><text:span text:style-name="T13">undo</text:span></text:span><text:span text:style-name="hps"><text:span text:style-name="T30"> e </text:span></text:span><text:span text:style-name="hps"><text:span text:style-name="T13">redo</text:span></text:span><text:span text:style-name="hps"><text:span text:style-name="T30"> de ações utilizando o </text:span></text:span><text:span text:style-name="hps"><text:span text:style-name="T13">yum</text:span></text:span><text:span text:style-name="hps"><text:span text:style-name="T30">. Inicialmente o </text:span></text:span><text:span text:style-name="hps"><text:span text:style-name="T13">apt-sec </text:span></text:span><text:span text:style-name="hps"><text:span text:style-name="T30">pretende ser uma aplicação </text:span></text:span><text:span text:style-name="hps"><text:span text:style-name="T13">standalone</text:span></text:span><text:span text:style-name="hps"><text:span text:style-name="T30">, para gerenciamento de apenas o servidor local. </text:span></text:span></text:p>
      <text:p text:style-name="Standard"><text:span text:style-name="hps"><text:span text:style-name="T30">Dentre as funcionalidades desejadas, os seguintes requisitos funcionais foram especificados para o </text:span></text:span><text:span text:style-name="hps"><text:span text:style-name="T13">apt-sec:</text:span></text:span></text:p>
      <text:p text:style-name="P82"><text:span text:style-name="T8">Tabela </text:span><text:span text:style-name="T8"><text:sequence text:ref-name="refTable0" text:name="Table" text:formula="ooow:Table+1" style:num-format="1">1</text:sequence></text:span><text:span text:style-name="T8">: Requisitos funcionais do apt-sec </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51">Requisito</text:p>
          </table:table-cell>
          <table:table-cell table:style-name="Tabela1.A1" office:value-type="string">
            <text:p text:style-name="P50">Descrição</text:p>
          </table:table-cell>
          <table:table-cell table:style-name="Tabela1.C1" office:value-type="string">
            <text:p text:style-name="P50">Detalhes</text:p>
          </table:table-cell>
        </table:table-row>
        <table:table-row table:style-name="Tabela1.1">
          <table:table-cell table:style-name="Tabela1.A2" office:value-type="string">
            <text:p text:style-name="P46">RF-01</text:p>
          </table:table-cell>
          <table:table-cell table:style-name="Tabela1.B2" office:value-type="string">
            <text:p text:style-name="P47">Consulta de pacotes para atualização</text:p>
          </table:table-cell>
          <table:table-cell table:style-name="Tabela1.C2" office:value-type="string">
            <text:p text:style-name="P49"><text:span text:style-name="hps"><text:span text:style-name="T9">Visualizar todas as atualizações disponíveis para o ambiente.</text:span></text:span></text:p>
          </table:table-cell>
        </table:table-row>
        <table:table-row table:style-name="Tabela1.1">
          <table:table-cell table:style-name="Tabela1.A3" office:value-type="string">
            <text:p text:style-name="P46">RF-02</text:p>
          </table:table-cell>
          <table:table-cell table:style-name="Tabela1.B3" office:value-type="string">
            <text:p text:style-name="P47">Consulta de risco de atualização de pacotes.</text:p>
          </table:table-cell>
          <table:table-cell table:style-name="Tabela1.C3" office:value-type="string">
            <text:p text:style-name="P49"><text:span text:style-name="hps"><text:span text:style-name="T9">Classificar atualizações que não podem ser revertidas pela ausência de pacotes</text:span></text:span></text:p>
          </table:table-cell>
        </table:table-row>
        <table:table-row table:style-name="Tabela1.1">
          <table:table-cell table:style-name="Tabela1.A4" office:value-type="string">
            <text:p text:style-name="P46">RF-03</text:p>
          </table:table-cell>
          <table:table-cell table:style-name="Tabela1.B4" office:value-type="string">
            <text:p text:style-name="P47">Consulta de Classificação de risco de atualização</text:p>
          </table:table-cell>
          <table:table-cell table:style-name="Tabela1.C4" office:value-type="string">
            <text:p text:style-name="P49"><text:span text:style-name="hps"><text:span text:style-name="T9">Visualizar severidade de pacotes da atualização.</text:span></text:span></text:p>
          </table:table-cell>
        </table:table-row>
        <table:table-row table:style-name="Tabela1.1">
          <table:table-cell table:style-name="Tabela1.A5" office:value-type="string">
            <text:p text:style-name="P46">RF-04</text:p>
          </table:table-cell>
          <table:table-cell table:style-name="Tabela1.B5" office:value-type="string">
            <text:p text:style-name="P47">Consulta de pacotes para atualização com CVE</text:p>
          </table:table-cell>
          <table:table-cell table:style-name="Tabela1.C5" office:value-type="string">
            <text:p text:style-name="P49"><text:span text:style-name="hps"><text:span text:style-name="T9">Visualização simplificada e detalhada de informações de <text:s/>pacotes da atualização com CVE associado ou de forma seletiva por código CVE.</text:span></text:span></text:p>
          </table:table-cell>
        </table:table-row>
        <table:table-row table:style-name="Tabela1.1">
          <table:table-cell table:style-name="Tabela1.A6" office:value-type="string">
            <text:p text:style-name="P46">RF-05</text:p>
          </table:table-cell>
          <table:table-cell table:style-name="Tabela1.B6" office:value-type="string">
            <text:p text:style-name="P47">Operações com pacotes com <text:s/>códigos CVE associados</text:p>
          </table:table-cell>
          <table:table-cell table:style-name="Tabela1.C6" office:value-type="string">
            <text:p text:style-name="P49"><text:span text:style-name="hps"><text:span text:style-name="T9">Atualização de pacotes que possuem</text:span></text:span><text:span text:style-name="hps"><text:span text:style-name="T17"> </text:span></text:span><text:span text:style-name="hps"><text:span text:style-name="T9">CVE associado. Todos os pacotes ou de forma seletiva.</text:span></text:span></text:p>
          </table:table-cell>
        </table:table-row>
        <table:table-row table:style-name="Tabela1.1">
          <table:table-cell table:style-name="Tabela1.A7" office:value-type="string">
            <text:p text:style-name="P46">RF-06</text:p>
          </table:table-cell>
          <table:table-cell table:style-name="Tabela1.B7" office:value-type="string">
            <text:p text:style-name="P47">Consulta de histórico de atualizações</text:p>
          </table:table-cell>
          <table:table-cell table:style-name="Tabela1.C7" office:value-type="string">
            <text:p text:style-name="P47">Consulta sobre histórico de atualizações realizadas.</text:p>
            <text:p text:style-name="P47"/>
          </table:table-cell>
        </table:table-row>
        <table:table-row table:style-name="Tabela1.1">
          <table:table-cell table:style-name="Tabela1.A8" office:value-type="string">
            <text:p text:style-name="P46">RF-07</text:p>
          </table:table-cell>
          <table:table-cell table:style-name="Tabela1.B8" office:value-type="string">
            <text:p text:style-name="P49"><text:span text:style-name="T8">Operação de </text:span><text:span text:style-name="T18">Rollback</text:span><text:span text:style-name="T8"> de atualizações</text:span></text:p>
          </table:table-cell>
          <table:table-cell table:style-name="Tabela1.C8" office:value-type="string">
            <text:p text:style-name="P49"><text:span text:style-name="hps"><text:span text:style-name="T9">Realização de </text:span></text:span><text:span text:style-name="hps"><text:span text:style-name="T17">rollback</text:span></text:span><text:span text:style-name="hps"><text:span text:style-name="T9"> de atualizações que podem ter comprometido ambiente.</text:span></text:span></text:p>
          </table:table-cell>
        </table:table-row>
        <table:table-row table:style-name="Tabela1.1">
          <table:table-cell table:style-name="Tabela1.A9" office:value-type="string">
            <text:p text:style-name="P46">RF-08</text:p>
          </table:table-cell>
          <table:table-cell table:style-name="Tabela1.B9" office:value-type="string">
            <text:p text:style-name="P47">Notificação por email de atualizações disponíveis</text:p>
          </table:table-cell>
          <table:table-cell table:style-name="Tabela1.C9" office:value-type="string">
            <text:p text:style-name="P49"><text:span text:style-name="hps"><text:span text:style-name="T9">Envio de </text:span></text:span><text:span text:style-name="hps"><text:span text:style-name="T17">e-mail </text:span></text:span><text:span text:style-name="hps"><text:span text:style-name="T9">para gestor comunicando sobre atualização relevante no ambiente.</text:span></text:span></text:p>
          </table:table-cell>
        </table:table-row>
        <table:table-row table:style-name="Tabela1.1">
          <table:table-cell table:style-name="Tabela1.A10" office:value-type="string">
            <text:p text:style-name="P46">RF-09</text:p>
          </table:table-cell>
          <table:table-cell table:style-name="Tabela1.B10" office:value-type="string">
            <text:p text:style-name="P47">Notificação de Reboot pendente</text:p>
          </table:table-cell>
          <table:table-cell table:style-name="Tabela1.C10" office:value-type="string">
            <text:p text:style-name="P49"><text:span text:style-name="hps"><text:span text:style-name="T9">Identificação de necessidade de reinicialização (</text:span></text:span><text:span text:style-name="hps"><text:span text:style-name="T17">reboot</text:span></text:span><text:span text:style-name="hps"><text:span text:style-name="T9">) de ambiente após atualização para aplicação de atualizações;</text:span></text:span></text:p>
          </table:table-cell>
        </table:table-row>
      </table:table>
      <text:p text:style-name="P4"/>
      <text:h text:style-name="P34" text:outline-level="1"><text:bookmark-start text:name="__RefHeading___Toc19_1982657975"/>O Desenvolvimento do apt-sec<text:bookmark-end text:name="__RefHeading___Toc19_1982657975"/></text:h>
      <text:p text:style-name="P1"/>
      <text:p text:style-name="Standard"><text:span text:style-name="T40">LEMBRETE</text:span><text:span text:style-name="T10">…. FAZER UMA LISTAGEM DOS pacotes com suporte a downgrade como se fosse o dpkg -l</text:span></text:p>
      <text:p text:style-name="P1"/>
      <text:p text:style-name="P17"><text:soft-page-break/>Desired=Unknown/Install/Remove/Purge/Hold</text:p>
      <text:p text:style-name="P17">| Status=Not/Inst/Conf-files/Unpacked/halF-conf/Half-inst/trig-aWait/Trig-pend</text:p>
      <text:p text:style-name="P17">|/ Err?=(none)/Reinst-required (Status,Err: uppercase=bad)</text:p>
      <text:p text:style-name="P17">||/ Nome <text:s text:c="33"/>Versão <text:s text:c="37"/>Arquitectura Descrição</text:p>
      <text:p text:style-name="P17">+++-=====================================-===========================================-============-===============================================================================</text:p>
      <text:p text:style-name="P17">ii <text:s/>accountsservice <text:s text:c="22"/>0.6.43-1 <text:s text:c="35"/>amd64 <text:s text:c="7"/>query and manipulate user account information</text:p>
      <text:p text:style-name="P17">ii <text:s/>acl <text:s text:c="34"/>2.2.52-3+b1 <text:s text:c="32"/>amd64 <text:s text:c="7"/>Access control list utilities</text:p>
      <text:p text:style-name="P17">ii <text:s/>adduser <text:s text:c="30"/>3.115 <text:s text:c="38"/>all <text:s text:c="9"/>add and remove users and groups</text:p>
      <text:p text:style-name="P17">ii <text:s/>adwaita-icon-theme <text:s text:c="19"/>3.22.0-1+deb9u1 <text:s text:c="28"/>all <text:s text:c="9"/>default icon theme of GNOME</text:p>
      <text:p text:style-name="P17">ii <text:s/>albatross-gtk-theme <text:s text:c="18"/>1.7.4-1 <text:s text:c="36"/>all <text:s text:c="9"/>dark and light GTK+ theme from the Shimmer Project</text:p>
      <text:p text:style-name="P1"/>
      <text:p text:style-name="Standard"><text:span text:style-name="T8">Nativamente os comandos das ferramentas </text:span><text:span text:style-name="T18">apt</text:span><text:span text:style-name="T8">* não possuem funcionalidades que auxiliem a operação de </text:span><text:span text:style-name="T18">rollback e downgrade. </text:span><text:span text:style-name="T24">Para contornar possíveis incômodos, ao utilizar o </text:span><text:span text:style-name="T18">apt-sec</text:span><text:span text:style-name="T24">, ele vasculha a versão atual do pacote instalada, consulta se o pacote atual está disponível nos repositórios ativos, caso esteja disponível, o sistema fará o download da versão atualmente instalada antes mesmo de instalar a nova versão do pacote. Essa operação cria um </text:span><text:span text:style-name="T18">cache</text:span><text:span text:style-name="T24"> local de pacotes que podem ser acionados em caso de</text:span><text:span text:style-name="T18"> rollback, </text:span><text:span text:style-name="T24">atuando de <text:s/>forma preventiva evitando problema de localização de pacotes nas versões mais antigas que foram removidas do repositório oficial, impossibilitando o </text:span><text:span text:style-name="T18">rollback</text:span><text:span text:style-name="T24"> automatizado.</text:span></text:p>
      <text:p text:style-name="P6">Uma série de considerações podem ser realizadas a partir dessa ação:</text:p>
      <text:list xml:id="list3399365474282566413" text:style-name="WW8Num7">
        <text:list-item>
          <text:p text:style-name="P18"><text:span text:style-name="T24">Existirá um consumo maior de espaço em disco para armazenamento de pacotes antigos (</text:span><text:span text:style-name="T18">cache</text:span><text:span text:style-name="T24"> de pacotes para </text:span><text:span text:style-name="T18">rollback</text:span><text:span text:style-name="T24">);</text:span></text:p>
        </text:list-item>
        <text:list-item>
          <text:p text:style-name="P18"><text:span text:style-name="T24">O </text:span><text:span text:style-name="T18">cache</text:span><text:span text:style-name="T24"> local do </text:span><text:span text:style-name="T18">apt</text:span><text:span text:style-name="T24"> pode possuir os pacotes desejados, evitando a busca no repositório de pacotes poupando banda de internet, porém não podemos considerar que os pacotes do </text:span><text:span text:style-name="T18">cache</text:span><text:span text:style-name="T24"> do </text:span><text:span text:style-name="T18">apt</text:span><text:span text:style-name="T24"> sempre estarão disponíveis, visto que operações de </text:span><text:span text:style-name="T18">clean</text:span><text:span text:style-name="T24"> podem removê-los, portanto o </text:span><text:span text:style-name="T18">cache</text:span><text:span text:style-name="T24"> do </text:span><text:span text:style-name="T18">apt-sec</text:span><text:span text:style-name="T24"> será construído de forma individualizada;</text:span></text:p>
        </text:list-item>
        <text:list-item>
          <text:p text:style-name="P18"><text:span text:style-name="T24">Nem sempre será possível realizar o download de pacotes já instalados, caso estes não sejam localizados nos repositórios. Essa consideração sempre será </text:span><text:soft-page-break/><text:span text:style-name="T24">apresentada ao administrador, que precisa </text:span><text:span text:style-name="T25">assumir o risco</text:span><text:span text:style-name="T24"> de realizar a atualização sem garantias de restauração automatizada oferecida pelo </text:span><text:span text:style-name="T18">apt-sec;</text:span></text:p>
        </text:list-item>
        <text:list-item>
          <text:p text:style-name="P7">Oferecer a rastreabilidade de atualizações realizadas no ambiente, permitindo identificar o histórico de atualizações dos pacotes;</text:p>
        </text:list-item>
      </text:list>
      <text:h text:style-name="P36" text:outline-level="1"><text:bookmark-start text:name="__RefHeading___Toc21_1982657975"/>Características do desenvolvimento<text:bookmark-end text:name="__RefHeading___Toc21_1982657975"/></text:h>
      <text:p text:style-name="Standard"><text:span text:style-name="T26">Desenvolvido em </text:span><text:span text:style-name="T19">bash script</text:span><text:span text:style-name="T26">, o projeto fez uso do paradigma de programação estruturada com a prática de reutilização de código. O </text:span><text:span text:style-name="T19">apt-sec</text:span><text:span text:style-name="T26"> possui 3 conjuntos de funções:</text:span></text:p>
      <text:list xml:id="list6738605029974467179" text:style-name="WW8Num4">
        <text:list-item>
          <text:p text:style-name="P19"><text:span text:style-name="T28">Funções acessórias</text:span><text:span text:style-name="T26"> – utilizadas de apoio para apresentação de resultados no terminal;</text:span></text:p>
        </text:list-item>
        <text:list-item>
          <text:p text:style-name="P19"><text:span text:style-name="T28">Funcões de consulta</text:span><text:span text:style-name="T26"> – para consulta dos pacotes;</text:span></text:p>
        </text:list-item>
        <text:list-item>
          <text:p text:style-name="P19"><text:span text:style-name="T28">Funções de atualização</text:span><text:span text:style-name="T26"> – permitem realizar a instalação de atualização e restauração;</text:span></text:p>
        </text:list-item>
      </text:list>
      <text:p text:style-name="Standard"><text:span text:style-name="T26">O </text:span><text:span text:style-name="T19">apt-sec</text:span><text:span text:style-name="T26"> conta com um conjunto de parâmetros que permitem ajustes. Eles podem ser alterados diretamente no script. A seguir a relação de parâmetros:</text:span></text:p>
      <text:p text:style-name="P82"><text:span text:style-name="T10">Tabela </text:span><text:span text:style-name="T10"><text:sequence text:ref-name="refTable1" text:name="Table" text:formula="ooow:Table+1" style:num-format="1">2</text:sequence></text:span><text:span text:style-name="T10">: Parâmetros internos do apt-sec</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3">Parâmetro</text:p>
          </table:table-cell>
          <table:table-cell table:style-name="Tabela2.A1" office:value-type="string">
            <text:p text:style-name="P53">Valor</text:p>
          </table:table-cell>
          <table:table-cell table:style-name="Tabela2.C1" office:value-type="string">
            <text:p text:style-name="P53">Descrição</text:p>
          </table:table-cell>
        </table:table-row>
        <table:table-row table:style-name="Tabela2.1">
          <table:table-cell table:style-name="Tabela2.A2" office:value-type="string">
            <text:p text:style-name="P54">VERBOSE</text:p>
          </table:table-cell>
          <table:table-cell table:style-name="Tabela2.B2" office:value-type="string">
            <text:p text:style-name="P55">NO</text:p>
          </table:table-cell>
          <table:table-cell table:style-name="Tabela2.C2" office:value-type="string">
            <text:p text:style-name="P52"><text:span text:style-name="T10">Permite suprimir mensagens de </text:span><text:span text:style-name="T12">apt-get update</text:span><text:span text:style-name="T10"> quando necessário.</text:span></text:p>
          </table:table-cell>
        </table:table-row>
        <table:table-row table:style-name="Tabela2.1">
          <table:table-cell table:style-name="Tabela2.A3" office:value-type="string">
            <text:p text:style-name="P54">FILE_CONTROL</text:p>
          </table:table-cell>
          <table:table-cell table:style-name="Tabela2.B3" office:value-type="string">
            <text:p text:style-name="P55">/tmp/apt-sec.ctrl"</text:p>
          </table:table-cell>
          <table:table-cell table:style-name="Tabela2.C3" office:value-type="string">
            <text:p text:style-name="P54">Arquivo de controle de temporização <text:s/>de atualizações.</text:p>
          </table:table-cell>
        </table:table-row>
        <table:table-row table:style-name="Tabela2.1">
          <table:table-cell table:style-name="Tabela2.A4" office:value-type="string">
            <text:p text:style-name="P54">EXPIRED_CVE</text:p>
          </table:table-cell>
          <table:table-cell table:style-name="Tabela2.B4" office:value-type="string">
            <text:p text:style-name="P55">120</text:p>
          </table:table-cell>
          <table:table-cell table:style-name="Tabela2.C4" office:value-type="string">
            <text:p text:style-name="P54">Tempo limite para consultar a base de dados UDD para consulta de código CVEs presente nos pacotes.</text:p>
          </table:table-cell>
        </table:table-row>
        <table:table-row table:style-name="Tabela2.1">
          <table:table-cell table:style-name="Tabela2.A5" office:value-type="string">
            <text:p text:style-name="P54">EXPIRED_UPDATE</text:p>
          </table:table-cell>
          <table:table-cell table:style-name="Tabela2.B5" office:value-type="string">
            <text:p text:style-name="P55">60</text:p>
          </table:table-cell>
          <table:table-cell table:style-name="Tabela2.C5" office:value-type="string">
            <text:p text:style-name="P54">Tempo limite para realização de “apt-get update” para atualização de cache de pacotes.</text:p>
          </table:table-cell>
        </table:table-row>
        <table:table-row table:style-name="Tabela2.1">
          <table:table-cell table:style-name="Tabela2.A6" office:value-type="string">
            <text:p text:style-name="P54">CVE_DB_FILE</text:p>
          </table:table-cell>
          <table:table-cell table:style-name="Tabela2.B6" office:value-type="string">
            <text:p text:style-name="P55">"/tmp/apt-sec.cvedb"</text:p>
          </table:table-cell>
          <table:table-cell table:style-name="Tabela2.C6" office:value-type="string">
            <text:p text:style-name="P54">Base de dados temporária com cache <text:soft-page-break/>de dados coletados sobre CVE.</text:p>
          </table:table-cell>
        </table:table-row>
        <table:table-row table:style-name="Tabela2.1">
          <table:table-cell table:style-name="Tabela2.A7" office:value-type="string">
            <text:p text:style-name="P54">TMP_DIR</text:p>
          </table:table-cell>
          <table:table-cell table:style-name="Tabela2.B7" office:value-type="string">
            <text:p text:style-name="P56"><text:span text:style-name="T29">“</text:span><text:span text:style-name="T10">/tmp"</text:span></text:p>
          </table:table-cell>
          <table:table-cell table:style-name="Tabela2.C7" office:value-type="string">
            <text:p text:style-name="P54">Diretório padrão para geração de arquivos temporários</text:p>
          </table:table-cell>
        </table:table-row>
        <table:table-row table:style-name="Tabela2.1">
          <table:table-cell table:style-name="Tabela2.A8" office:value-type="string">
            <text:p text:style-name="P54">ROLLBACK_PKG_DIR</text:p>
          </table:table-cell>
          <table:table-cell table:style-name="Tabela2.B8" office:value-type="string">
            <text:p text:style-name="P55">"/var/cache/apt/rollback"</text:p>
          </table:table-cell>
          <table:table-cell table:style-name="Tabela2.C8" office:value-type="string">
            <text:p text:style-name="P52"><text:span text:style-name="T10">Dirétorio para armazenamento de pacotes indexados para realização de </text:span><text:span text:style-name="T12">rollbacks</text:span><text:span text:style-name="T10">.</text:span></text:p>
          </table:table-cell>
        </table:table-row>
        <table:table-row table:style-name="Tabela2.1">
          <table:table-cell table:style-name="Tabela2.A9" office:value-type="string">
            <text:p text:style-name="P54">ROLLBACK_PKG_DIR_OWNER</text:p>
          </table:table-cell>
          <table:table-cell table:style-name="Tabela2.B9" office:value-type="string">
            <text:p text:style-name="P56"><text:span text:style-name="T29">“</text:span><text:span text:style-name="T10">root"</text:span></text:p>
          </table:table-cell>
          <table:table-cell table:style-name="Tabela2.C9" office:value-type="string">
            <text:p text:style-name="P54">Proprietário do diretório especificado em ROLLBACK_PKG_DIR.</text:p>
          </table:table-cell>
        </table:table-row>
        <table:table-row table:style-name="Tabela2.1">
          <table:table-cell table:style-name="Tabela2.A10" office:value-type="string">
            <text:p text:style-name="P54">APT_SEC_LOG</text:p>
          </table:table-cell>
          <table:table-cell table:style-name="Tabela2.B10" office:value-type="string">
            <text:p text:style-name="P55">"/var/log/apt-sec.log”</text:p>
          </table:table-cell>
          <table:table-cell table:style-name="Tabela2.C10" office:value-type="string">
            <text:p text:style-name="P52"><text:span text:style-name="T10">Arquivo de log das operações geradas pelo </text:span><text:span text:style-name="T12">apt-sec.</text:span></text:p>
          </table:table-cell>
        </table:table-row>
        <table:table-row table:style-name="Tabela2.1">
          <table:table-cell table:style-name="Tabela2.A11" office:value-type="string">
            <text:p text:style-name="P54">ROLLBACK_LIMITE</text:p>
          </table:table-cell>
          <table:table-cell table:style-name="Tabela2.B11" office:value-type="string">
            <text:p text:style-name="P55">5</text:p>
          </table:table-cell>
          <table:table-cell table:style-name="Tabela2.C11" office:value-type="string">
            <text:p text:style-name="P52"><text:span text:style-name="T10">Limite de itens de exibição para seleção de </text:span><text:span text:style-name="T12">rollback.</text:span></text:p>
          </table:table-cell>
        </table:table-row>
        <table:table-row table:style-name="Tabela2.1">
          <table:table-cell table:style-name="Tabela2.A12" office:value-type="string">
            <text:p text:style-name="P54">CVE_DB_LIMITE</text:p>
          </table:table-cell>
          <table:table-cell table:style-name="Tabela2.B12" office:value-type="string">
            <text:p text:style-name="P55">10000</text:p>
          </table:table-cell>
          <table:table-cell table:style-name="Tabela2.C12" office:value-type="string">
            <text:p text:style-name="P54">Limite de registros consultados na base de dados do UDD. Evita excesso de espera por consultas SQL na base UDD.</text:p>
          </table:table-cell>
        </table:table-row>
      </table:table>
      <text:p text:style-name="P9"/>
      <text:p text:style-name="P9">As operações de consulta são baseadas na relação de pacotes obtidas pela lista de pacotes atualizáveis e suas dependências. As listas de consulta apresentam um título, versões atuais e disponíveis para upgrade. Também possui um sumário no rodapé que apresenta o total de pacotes envolvidos e tempo consumido na operação. </text:p>
      <text:p text:style-name="Standard"><text:span text:style-name="T26">O </text:span><text:span text:style-name="T19">apt-sec</text:span><text:span text:style-name="T26"> conta com uma função acessória que avalia se todos os pacotes de dependências foram localizados antes de iniciar qualquer operação.</text:span></text:p>
      <text:p text:style-name="Standard"><text:span text:style-name="T26">O comando de ajuda (</text:span><text:span text:style-name="T19">help</text:span><text:span text:style-name="T26">) sempre será exibido quando não for utilizado nenhum parâmetro.</text:span></text:p>
      <text:p text:style-name="Standard"><text:span text:style-name="T26">Para realizar a seleção de informações sobre os pacotes no UDD, utilizando <text:s/>as credenciais e informações sobre o UDD, a seguinte consulta </text:span><text:span text:style-name="T19">SQL</text:span><text:span text:style-name="T26"> foi elaborada:</text:span></text:p>
      <text:list xml:id="list8653329457267718105" text:style-name="WW8Num5">
        <text:list-item>
          <text:p text:style-name="P20"><text:span text:style-name="T26">Endereço: </text:span><text:span text:style-name="T15">udd-mirror.debian.net</text:span><text:span text:style-name="T19"> </text:span></text:p>
        </text:list-item>
        <text:list-item>
          <text:p text:style-name="P20"><text:span text:style-name="T26">Usuário / senha: </text:span><text:span text:style-name="T15">udd-mirror / udd-mirror</text:span></text:p>
        </text:list-item>
        <text:list-item>
          <text:p text:style-name="P20"><text:soft-page-break/><text:span text:style-name="T26">Base de dados: </text:span><text:span text:style-name="T19">udd</text:span><text:span text:style-name="T26"> </text:span></text:p>
        </text:list-item>
      </text:list>
      <text:p text:style-name="P82"><text:span text:style-name="T10">Tabela </text:span><text:span text:style-name="T10"><text:sequence text:ref-name="refTable2" text:name="Table" text:formula="ooow:Table+1" style:num-format="1">3</text:sequence></text:span><text:span text:style-name="T10">: Consulta a base de dado UDD para coleta de dados de CVE</text:span></text:p>
      <table:table table:name="Tabela3" table:style-name="Tabela3">
        <table:table-column table:style-name="Tabela3.A"/>
        <table:table-row table:style-name="Tabela3.1">
          <table:table-cell table:style-name="Tabela3.A1" office:value-type="string">
            <text:p text:style-name="P52"><text:span text:style-name="Comandos"><text:span text:style-name="T10">select </text:span></text:span></text:p>
            <text:p text:style-name="Table_20_Contents"><text:span text:style-name="Comandos"><text:span text:style-name="T29"><text:s text:c="3"/></text:span></text:span><text:span text:style-name="Comandos"><text:span text:style-name="T10">s1.issue, s1.source, s1.fixed_version,</text:span></text:span></text:p>
            <text:p text:style-name="Table_20_Contents"><text:span text:style-name="Comandos"><text:span text:style-name="T29"><text:s text:c="3"/></text:span></text:span><text:span text:style-name="Comandos"><text:span text:style-name="T10">s1.urgency, s1.release, s1.status, s2.description </text:span></text:span></text:p>
            <text:p text:style-name="Table_20_Contents"><text:span text:style-name="Comandos"><text:span text:style-name="T10">from </text:span></text:span></text:p>
            <text:p text:style-name="Table_20_Contents"><text:span text:style-name="Comandos"><text:span text:style-name="T29"><text:s text:c="3"/></text:span></text:span><text:span text:style-name="Comandos"><text:span text:style-name="T10">public.security_issues_releases as s1 inner join </text:span></text:span></text:p>
            <text:p text:style-name="Table_20_Contents"><text:span text:style-name="Comandos"><text:span text:style-name="T29"><text:s text:c="3"/></text:span></text:span><text:span text:style-name="Comandos"><text:span text:style-name="T10">public.security_issues as s2 on (s1.issue = s2.issue)</text:span></text:span></text:p>
            <text:p text:style-name="Table_20_Contents"><text:span text:style-name="Comandos"><text:span text:style-name="T10">where </text:span></text:span></text:p>
            <text:p text:style-name="Table_20_Contents"><text:span text:style-name="Comandos"><text:span text:style-name="T29"><text:s text:c="3"/></text:span></text:span><text:span text:style-name="Comandos"><text:span text:style-name="T10">s1.release='$RELEASE' and s1.status='resolved' and s1.issue like 'CVE%' </text:span></text:span></text:p>
            <text:p text:style-name="Table_20_Contents"><text:span text:style-name="Comandos"><text:span text:style-name="T10">order by </text:span></text:span></text:p>
            <text:p text:style-name="P52"><text:span text:style-name="Comandos"><text:span text:style-name="T29"><text:s text:c="3"/></text:span></text:span><text:span text:style-name="Comandos"><text:span text:style-name="T10">s1.issue desc limit $CVE_DB_LIMITE;"</text:span></text:span></text:p>
          </table:table-cell>
        </table:table-row>
      </table:table>
      <text:p text:style-name="P9"/>
      <text:p text:style-name="P9">Alguns parâmetros de entrada são utilizados na composição da consulta:</text:p>
      <text:list xml:id="list6026879815007229491" text:style-name="WW8Num6">
        <text:list-item>
          <text:p text:style-name="P21"><text:span text:style-name="T28">$CVE_DB_LIMITE</text:span><text:span text:style-name="T26"> - Parâmetro global do script para limitar a quantidade de registros.</text:span></text:p>
        </text:list-item>
        <text:list-item>
          <text:p text:style-name="P21"><text:span text:style-name="T28">$RELEASE</text:span><text:span text:style-name="T26"> – Esse parâmetro é coletado para identificar a RELEASE do Debian.</text:span></text:p>
        </text:list-item>
      </text:list>
      <text:h text:style-name="P40" text:outline-level="2"><text:bookmark-start text:name="__RefHeading___Toc23_1982657975"/>Exemplos de entradas e saídas da ferramenta apt-sec<text:bookmark-end text:name="__RefHeading___Toc23_1982657975"/></text:h>
      <text:p text:style-name="Standard"><text:span text:style-name="T8">Nesta sessão serão apresentadas as principais iterações com a ferramenta </text:span><text:span text:style-name="T18">apt-sec</text:span><text:span text:style-name="T8">. </text:span></text:p>
      <text:p text:style-name="P82"><text:span text:style-name="T10">Tabela </text:span><text:span text:style-name="T10"><text:sequence text:ref-name="refTable3" text:name="Table" text:formula="ooow:Table+1" style:num-format="1">4</text:sequence></text:span><text:span text:style-name="T10">: Menu de ajuda com as opções disponíveis no apt-sec.</text:span></text:p>
      <table:table table:name="Tabela4" table:style-name="Tabela4">
        <table:table-column table:style-name="Tabela4.A"/>
        <table:table-row table:style-name="Tabela4.1">
          <table:table-cell table:style-name="Tabela4.A1" office:value-type="string">
            <text:p text:style-name="P45"><text:span text:style-name="Comandos"><text:span text:style-name="T4"># apt-sec </text:span></text:span></text:p>
            <text:p text:style-name="P45"><text:span text:style-name="Comandos"><text:span text:style-name="T10">Usage: apt-sec &lt;option&gt;</text:span></text:span></text:p>
            <text:p text:style-name="P45"><text:span text:style-name="Comandos"><text:span text:style-name="T10">Options:</text:span></text:span></text:p>
            <text:p text:style-name="P45"><text:span text:style-name="Comandos"><text:span text:style-name="T29"><text:s/></text:span></text:span><text:span text:style-name="Comandos"><text:span text:style-name="T10">-h|--help <text:s text:c="8"/>- Help commands</text:span></text:span></text:p>
            <text:p text:style-name="P45"><text:span text:style-name="Comandos"><text:span text:style-name="T29"><text:s/></text:span></text:span><text:span text:style-name="Comandos"><text:span text:style-name="T10">-l|--list <text:s text:c="8"/>- List all packages upgradable</text:span></text:span></text:p>
            <text:p text:style-name="P45"><text:span text:style-name="Comandos"><text:span text:style-name="T29"><text:s/></text:span></text:span><text:span text:style-name="Comandos"><text:span text:style-name="T10">-s|--summary <text:s text:c="5"/>- List summary for packages upgradable urgency based</text:span></text:span></text:p>
            <text:p text:style-name="P45"><text:span text:style-name="Comandos"><text:span text:style-name="T29"><text:s/></text:span></text:span><text:span text:style-name="Comandos"><text:span text:style-name="T10">-u|--urgency <text:s text:c="5"/>- List all packages upgradable with urgency</text:span></text:span></text:p>
            <text:p text:style-name="P45"><text:span text:style-name="Comandos"><text:span text:style-name="T29"><text:s/></text:span></text:span><text:span text:style-name="Comandos"><text:span text:style-name="T10">-c|--cve-list <text:s text:c="4"/>- List only packages with CVE associated</text:span></text:span></text:p>
            <text:p text:style-name="P45"><text:span text:style-name="Comandos"><text:span text:style-name="T29"><text:s/></text:span></text:span><text:span text:style-name="Comandos"><text:span text:style-name="T10">-a|--all <text:s text:c="9"/>- Secure update for all packages upgradable</text:span></text:span></text:p>
            <text:p text:style-name="P45"><text:span text:style-name="Comandos"><text:span text:style-name="T29"><text:s/></text:span></text:span><text:span text:style-name="Comandos"><text:span text:style-name="T10">-C|--cve-update <text:s text:c="2"/>- Secure update only packages with CVE associated detailed</text:span></text:span></text:p>
            <text:p text:style-name="P45"><text:soft-page-break/><text:span text:style-name="Comandos"><text:span text:style-name="T29"><text:s/></text:span></text:span><text:span text:style-name="Comandos"><text:span text:style-name="T10">-R|--rollback <text:s text:c="4"/>- Execute rollback old packages</text:span></text:span></text:p>
          </table:table-cell>
        </table:table-row>
      </table:table>
      <text:p text:style-name="P9"/>
      <text:p text:style-name="P82"><text:span text:style-name="T10">Tabela </text:span><text:span text:style-name="T10"><text:sequence text:ref-name="refTable4" text:name="Table" text:formula="ooow:Table+1" style:num-format="1">5</text:sequence></text:span><text:span text:style-name="T10">: Lista resumida de pacotes por urgência (</text:span><text:span text:style-name="T4">apt-sec -s</text:span><text:span text:style-name="T10">)</text:span></text:p>
      <table:table table:name="Tabela5" table:style-name="Tabela5">
        <table:table-column table:style-name="Tabela5.A"/>
        <table:table-row table:style-name="Tabela5.1">
          <table:table-cell table:style-name="Tabela5.A1" office:value-type="string">
            <text:p text:style-name="P45"><text:span text:style-name="Comandos"><text:span text:style-name="T4"># apt-sec -s</text:span></text:span></text:p>
            <text:p text:style-name="P45"><text:span text:style-name="Comandos"><text:span text:style-name="T10">[INFO] Time expired</text:span></text:span></text:p>
            <text:p text:style-name="P45"><text:span text:style-name="Comandos"><text:span text:style-name="T10">[INFO] apt-get update time expired...</text:span></text:span></text:p>
            <text:p text:style-name="P45"><text:span text:style-name="Comandos"><text:span text:style-name="T10">[INFO] Update apt base (apt-get update) - Verbose Mode: NO</text:span></text:span></text:p>
            <text:p text:style-name="P45"><text:span text:style-name="Comandos"><text:span text:style-name="T10">----------------------------------------------------------------------------------</text:span></text:span></text:p>
            <text:p text:style-name="P45"><text:span text:style-name="Comandos"><text:span text:style-name="T29"><text:s/></text:span></text:span><text:span text:style-name="Comandos"><text:span text:style-name="T10">:: SUMMARY OF PACKAGES UPGRADEBLE - URGENCY :: </text:span></text:span></text:p>
            <text:p text:style-name="P45"><text:span text:style-name="Comandos"><text:span text:style-name="T10">----------------------------------------------------------------------------------</text:span></text:span></text:p>
            <text:p text:style-name="P45"><text:span text:style-name="Comandos"><text:span text:style-name="T29"><text:s/></text:span></text:span><text:span text:style-name="Comandos"><text:span text:style-name="T10">TOTAL <text:s text:c="5"/>| URGENCY <text:s text:c="42"/></text:span></text:span></text:p>
            <text:p text:style-name="P45"><text:span text:style-name="Comandos"><text:span text:style-name="T10">----------------------------------------------------------------------------------</text:span></text:span></text:p>
            <text:p text:style-name="P45"><text:span text:style-name="Comandos"><text:span text:style-name="T29"><text:s/></text:span></text:span><text:span text:style-name="Comandos"><text:span text:style-name="T10">012 <text:s text:c="7"/>| Packages in high <text:s text:c="33"/></text:span></text:span></text:p>
            <text:p text:style-name="P45"><text:span text:style-name="Comandos"><text:span text:style-name="T29"><text:s/></text:span></text:span><text:span text:style-name="Comandos"><text:span text:style-name="T10">004 <text:s text:c="7"/>| Packages in low <text:s text:c="34"/></text:span></text:span></text:p>
            <text:p text:style-name="P45"><text:span text:style-name="Comandos"><text:span text:style-name="T29"><text:s/></text:span></text:span><text:span text:style-name="Comandos"><text:span text:style-name="T10">050 <text:s text:c="7"/>| Packages in medium <text:s text:c="31"/></text:span></text:span></text:p>
            <text:p text:style-name="P45"><text:span text:style-name="Comandos"><text:span text:style-name="T10">----------------------------------------------------------------------------------</text:span></text:span></text:p>
            <text:p text:style-name="P45"><text:span text:style-name="Comandos"><text:span text:style-name="T29"><text:s/></text:span></text:span><text:span text:style-name="Comandos"><text:span text:style-name="T10">66 - Packages to update</text:span></text:span></text:p>
            <text:p text:style-name="P45"><text:span text:style-name="Comandos"><text:span text:style-name="T29"><text:s/></text:span></text:span><text:span text:style-name="Comandos"><text:span text:style-name="T10">Elapsed time: 168 seconds</text:span></text:span></text:p>
            <text:p text:style-name="P45"><text:span text:style-name="Comandos"><text:span text:style-name="T10">----------------------------------------------------------------------------------</text:span></text:span></text:p>
          </table:table-cell>
        </table:table-row>
      </table:table>
      <text:p text:style-name="P9"><text:s text:c="3"/></text:p>
      <text:p text:style-name="P82"><text:span text:style-name="T10">Tabela </text:span><text:span text:style-name="T10"><text:sequence text:ref-name="refTable5" text:name="Table" text:formula="ooow:Table+1" style:num-format="1">6</text:sequence></text:span><text:span text:style-name="T10">: Consultando lista detalhada por urgência (</text:span><text:span text:style-name="T4">apt-sec -u</text:span><text:span text:style-name="T10">)</text:span></text:p>
      <table:table table:name="Tabela6" table:style-name="Tabela6">
        <table:table-column table:style-name="Tabela6.A"/>
        <table:table-row table:style-name="Tabela6.1">
          <table:table-cell table:style-name="Tabela6.A1" office:value-type="string">
            <text:p text:style-name="P52"><text:span text:style-name="Comandos"><text:span text:style-name="T4"># apt-sec -u</text:span></text:span></text:p>
            <text:p text:style-name="Table_20_Contents"><text:span text:style-name="Comandos"><text:span text:style-name="T10">[INFO] Time expired</text:span></text:span></text:p>
            <text:p text:style-name="Table_20_Contents"><text:span text:style-name="Comandos"><text:span text:style-name="T10">[INFO] apt-get update time expired...</text:span></text:span></text:p>
            <text:p text:style-name="Table_20_Contents"><text:span text:style-name="Comandos"><text:span text:style-name="T10">[INFO] Update apt base (apt-get update) - Verbose Mode: NO</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 LIST ALL PACKAGES UPGRADEBLE - URGENCY :: </text:span></text:span></text:p>
            <text:p text:style-name="Table_20_Contents"><text:span text:style-name="Comandos"><text:span text:style-name="T10">----------------------------------------------------------------------------------</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URGENCY <text:s text:c="3"/>| PACKAGE (Version) - Channel <text:s text:c="22"/></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high <text:s text:c="6"/>| ghostscript : ghostscript (9.20~dfsg-3.2+deb9u1) stretch-security</text:span></text:span></text:p>
            <text:p text:style-name="Table_20_Contents"><text:span text:style-name="Comandos"><text:span text:style-name="T29"><text:s/></text:span></text:span><text:span text:style-name="Comandos"><text:span text:style-name="T10">high <text:s text:c="6"/>| libgs9-common : ghostscript (9.20~dfsg-3.2+deb9u1) stretch-security</text:span></text:span></text:p>
            <text:p text:style-name="Table_20_Contents"><text:span text:style-name="Comandos"><text:span text:style-name="T29"><text:s/></text:span></text:span><text:span text:style-name="Comandos"><text:span text:style-name="T12">... [Saída suprimida] ...</text:span></text:span></text:p>
            <text:p text:style-name="Table_20_Contents"><text:span text:style-name="Comandos"><text:span text:style-name="T29"><text:s/></text:span></text:span><text:span text:style-name="Comandos"><text:span text:style-name="T10">high <text:s text:c="6"/>| samba-libs : samba (2:4.5.12+dfsg-2) stretch <text:s text:c="5"/></text:span></text:span></text:p>
            <text:p text:style-name="Table_20_Contents"><text:soft-page-break/><text:span text:style-name="Comandos"><text:span text:style-name="T29"><text:s/></text:span></text:span><text:span text:style-name="Comandos"><text:span text:style-name="T10">low <text:s text:c="7"/>| libhogweed4:i386 : nettle (3.3-1) unstable <text:s text:c="7"/></text:span></text:span></text:p>
            <text:p text:style-name="Table_20_Contents"><text:span text:style-name="Comandos"><text:span text:style-name="T12">... [Saída suprimida] …</text:span></text:span></text:p>
            <text:p text:style-name="Table_20_Contents"><text:span text:style-name="Comandos"><text:span text:style-name="T29"><text:s/></text:span></text:span><text:span text:style-name="Comandos"><text:span text:style-name="T10">low <text:s text:c="7"/>| libnettle6 : nettle (3.3-1) unstable <text:s text:c="13"/></text:span></text:span></text:p>
            <text:p text:style-name="Table_20_Contents"><text:span text:style-name="Comandos"><text:span text:style-name="T29"><text:s/></text:span></text:span><text:span text:style-name="Comandos"><text:span text:style-name="T10">medium <text:s text:c="4"/>| apt : apt (1.4.8) stretch <text:s text:c="24"/></text:span></text:span></text:p>
            <text:p text:style-name="Table_20_Contents"><text:span text:style-name="Comandos"><text:span text:style-name="T12">... [Saída suprimida] ...</text:span></text:span></text:p>
            <text:p text:style-name="Table_20_Contents"><text:span text:style-name="Comandos"><text:span text:style-name="T29"><text:s/></text:span></text:span><text:span text:style-name="Comandos"><text:span text:style-name="T10">medium <text:s text:c="4"/>| speech-dispatcher : speech-dispatcher (0.8.6-4+deb9u1) stretch</text:span></text:span></text:p>
            <text:p text:style-name="Table_20_Contents"><text:span text:style-name="Comandos"><text:span text:style-name="T29"><text:s/></text:span></text:span><text:span text:style-name="Comandos"><text:span text:style-name="T10">medium <text:s text:c="4"/>| vim-common : vim (2:8.0.0197-4+deb9u1) stretch <text:s text:c="3"/></text:span></text:span></text:p>
            <text:p text:style-name="Table_20_Contents"><text:span text:style-name="Comandos"><text:span text:style-name="T29"><text:s/></text:span></text:span><text:span text:style-name="Comandos"><text:span text:style-name="T10">medium <text:s text:c="4"/>| vim-tiny : vim (2:8.0.0197-4+deb9u1) stretch <text:s text:c="5"/></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66 - Packages to update</text:span></text:span></text:p>
            <text:p text:style-name="Table_20_Contents"><text:span text:style-name="Comandos"><text:span text:style-name="T29"><text:s/></text:span></text:span><text:span text:style-name="Comandos"><text:span text:style-name="T10">Elapsed time: 169 seconds</text:span></text:span></text:p>
            <text:p text:style-name="P52"><text:span text:style-name="Comandos"><text:span text:style-name="T10">----------------------------------------------------------------------------------</text:span></text:span></text:p>
          </table:table-cell>
        </table:table-row>
      </table:table>
      <text:p text:style-name="P9"/>
      <text:p text:style-name="P82"><text:span text:style-name="T10">Tabela </text:span><text:span text:style-name="T10"><text:sequence text:ref-name="refTable6" text:name="Table" text:formula="ooow:Table+1" style:num-format="1">7</text:sequence></text:span><text:span text:style-name="T10">: Lista detalhada ordenada comparativa de atualização (</text:span><text:span text:style-name="T4">apt-sec -l</text:span><text:span text:style-name="T10">)</text:span></text:p>
      <table:table table:name="Tabela7" table:style-name="Tabela7">
        <table:table-column table:style-name="Tabela7.A"/>
        <table:table-row table:style-name="Tabela7.1">
          <table:table-cell table:style-name="Tabela7.A1" office:value-type="string">
            <text:p text:style-name="P52"><text:span text:style-name="Comandos"><text:span text:style-name="T4"># apt-sec -l</text:span></text:span></text:p>
            <text:p text:style-name="Table_20_Contents"><text:span text:style-name="Comandos"><text:span text:style-name="T10">[INFO] apt-get update time expired...</text:span></text:span></text:p>
            <text:p text:style-name="Table_20_Contents"><text:span text:style-name="Comandos"><text:span text:style-name="T10">[INFO] Update apt base (apt-get update) - Verbose Mode: NO</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 LIST ALL PACKAGES UPGRADEBLE :: </text:span></text:span></text:p>
            <text:p text:style-name="Table_20_Contents"><text:span text:style-name="Comandos"><text:span text:style-name="T10">----------------------------------------------------------------------------------</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PACKAGE <text:s text:c="13"/>| FROM VERSION <text:s text:c="17"/>| TO VERSION <text:s text:c="18"/></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apt <text:s text:c="17"/>| 1.4.7 <text:s text:c="24"/>| 1.4.8 <text:s text:c="23"/></text:span></text:span></text:p>
            <text:p text:style-name="Table_20_Contents"><text:span text:style-name="Comandos"><text:span text:style-name="T29"><text:s/></text:span></text:span><text:span text:style-name="Comandos"><text:span text:style-name="T10">apt-utils <text:s text:c="11"/>| 1.4.7 <text:s text:c="24"/>| 1.4.8 <text:s text:c="23"/></text:span></text:span></text:p>
            <text:p text:style-name="Table_20_Contents"><text:span text:style-name="Comandos"><text:span text:style-name="T29"><text:s/></text:span></text:span><text:span text:style-name="Comandos"><text:span text:style-name="T10">curl <text:s text:c="16"/>| 7.52.1-5 <text:s text:c="21"/>| 7.52.1-5+deb9u1 <text:s text:c="13"/></text:span></text:span></text:p>
            <text:p text:style-name="Table_20_Contents"><text:span text:style-name="Comandos"><text:span text:style-name="T29"><text:s/></text:span></text:span><text:span text:style-name="Comandos"><text:span text:style-name="T10">dbus <text:s text:c="16"/>| 1.10.18-1 <text:s text:c="20"/>| 1.10.22-0+deb9u1 <text:s text:c="12"/></text:span></text:span></text:p>
            <text:p text:style-name="Table_20_Contents"><text:span text:style-name="Comandos"><text:span text:style-name="T12">... [Saída suprimida] ...</text:span></text:span></text:p>
            <text:p text:style-name="Table_20_Contents"><text:span text:style-name="Comandos"><text:span text:style-name="T29"><text:s/></text:span></text:span><text:span text:style-name="Comandos"><text:span text:style-name="T10">vim-common <text:s text:c="10"/>| 2:8.0.0197-4 <text:s text:c="17"/>| 2:8.0.0197-4+deb9u1 <text:s text:c="9"/></text:span></text:span></text:p>
            <text:p text:style-name="Table_20_Contents"><text:span text:style-name="Comandos"><text:span text:style-name="T29"><text:s/></text:span></text:span><text:span text:style-name="Comandos"><text:span text:style-name="T10">vim-tiny <text:s text:c="12"/>| 2:8.0.0197-4 <text:s text:c="17"/>| 2:8.0.0197-4+deb9u1 <text:s text:c="9"/></text:span></text:span></text:p>
            <text:p text:style-name="Table_20_Contents"><text:span text:style-name="Comandos"><text:span text:style-name="T10">----------------------------------------------------------------------------------</text:span></text:span></text:p>
            <text:p text:style-name="Table_20_Contents"><text:span text:style-name="Comandos"><text:span text:style-name="T29"><text:s/></text:span></text:span><text:span text:style-name="Comandos"><text:span text:style-name="T10">66 - Packages to update</text:span></text:span></text:p>
            <text:p text:style-name="Table_20_Contents"><text:span text:style-name="Comandos"><text:span text:style-name="T29"><text:s/></text:span></text:span><text:span text:style-name="Comandos"><text:span text:style-name="T10">Elapsed time: 70 seconds</text:span></text:span></text:p>
            <text:p text:style-name="P52"><text:span text:style-name="Comandos"><text:span text:style-name="T10">----------------------------------------------------------------------------------</text:span></text:span></text:p>
          </table:table-cell>
        </table:table-row>
      </table:table>
      <text:p text:style-name="P82"><text:soft-page-break/><text:span text:style-name="T10">Tabela </text:span><text:span text:style-name="T10"><text:sequence text:ref-name="refTable7" text:name="Table" text:formula="ooow:Table+1" style:num-format="1">8</text:sequence></text:span><text:span text:style-name="T10">: Consulta de pacotes com código CVE associado (</text:span><text:span text:style-name="T4">apt-sec -c</text:span><text:span text:style-name="T10">)</text:span></text:p>
      <table:table table:name="Tabela8" table:style-name="Tabela8">
        <table:table-column table:style-name="Tabela8.A"/>
        <table:table-row table:style-name="Tabela8.1">
          <table:table-cell table:style-name="Tabela8.A1" office:value-type="string">
            <text:p text:style-name="P45"><text:span text:style-name="Comandos"><text:span text:style-name="T4"># apt-sec -c</text:span></text:span></text:p>
            <text:p text:style-name="P45"><text:span text:style-name="Comandos"><text:span text:style-name="T10">[INFO] CVE base expired</text:span></text:span></text:p>
            <text:p text:style-name="P45"><text:span text:style-name="Comandos"><text:span text:style-name="T10">[INFO] Collect CVE database, wait...</text:span></text:span></text:p>
            <text:p text:style-name="P45"><text:span text:style-name="Comandos"><text:span text:style-name="T10">[INFO] apt-get update time expired...</text:span></text:span></text:p>
            <text:p text:style-name="P45"><text:span text:style-name="Comandos"><text:span text:style-name="T10">[INFO] Update apt base (apt-get update) - Verbose Mode: NO</text:span></text:span></text:p>
            <text:p text:style-name="P45"><text:span text:style-name="Comandos"><text:span text:style-name="T10">----------------------------------------------------------------------------------</text:span></text:span></text:p>
            <text:p text:style-name="P45"><text:span text:style-name="Comandos"><text:span text:style-name="T29"><text:s/></text:span></text:span><text:span text:style-name="Comandos"><text:span text:style-name="T10">:: LIST ALL PACKAGES UPGRADEBLE - CVE :: </text:span></text:span></text:p>
            <text:p text:style-name="P45"><text:span text:style-name="Comandos"><text:span text:style-name="T10">----------------------------------------------------------------------------------</text:span></text:span></text:p>
            <text:p text:style-name="P45"><text:span text:style-name="Comandos"><text:span text:style-name="T29"><text:s/></text:span></text:span><text:span text:style-name="Comandos"><text:span text:style-name="T10">CVE <text:s text:c="10"/>| SEVERITY <text:s text:c="8"/>| PACKAGE <text:s text:c="18"/>| VERSION <text:s text:c="3"/></text:span></text:span></text:p>
            <text:p text:style-name="P45"><text:span text:style-name="Comandos"><text:span text:style-name="T10">----------------------------------------------------------------------------------</text:span></text:span></text:p>
            <text:p text:style-name="P45"><text:span text:style-name="Comandos"><text:span text:style-name="T29"><text:s/></text:span></text:span><text:span text:style-name="Comandos"><text:span text:style-name="T10">CVE-2017-9502 | unimportant <text:s text:c="5"/>| curl <text:s text:c="21"/>| 0 <text:s text:c="9"/></text:span></text:span></text:p>
            <text:p text:style-name="P45"><text:span text:style-name="Comandos"><text:span text:style-name="T10">----------------------------------------------------------------------------------</text:span></text:span></text:p>
            <text:p text:style-name="P45"><text:span text:style-name="Comandos"><text:span text:style-name="T29"><text:s/></text:span></text:span><text:span text:style-name="Comandos"><text:span text:style-name="T10">DESCRIPTION: <text:s/>In curl before 7.54.1 on Windows and DOS, libcurl's default protocol function, which is the logic that allows an application to set which protocol libcurl should attempt to use when given a URL without a scheme part, had a flaw that could lead to it overwriting a heap based memory buffer with seven bytes. If the default protocol is specified to be FILE or a file: URL lacks two slashes, the given "URL" starts with a drive letter, and libcurl is built for Windows or DOS, then libcurl would copy the path 7 bytes off, so that the end of the given path would write beyond the malloc buffer (7 bytes being the length in bytes of the ascii string "file://"). </text:span></text:span></text:p>
            <text:p text:style-name="P48"/>
            <text:p text:style-name="P45"><text:span text:style-name="Comandos"><text:span text:style-name="T12">... [Saída suprimida] …</text:span></text:span></text:p>
            <text:p text:style-name="P48"/>
            <text:p text:style-name="P45"><text:span text:style-name="Comandos"><text:span text:style-name="T10">==================================================================================</text:span></text:span></text:p>
            <text:p text:style-name="P45"><text:span text:style-name="Comandos"><text:span text:style-name="T29"><text:s/></text:span></text:span><text:span text:style-name="Comandos"><text:span text:style-name="T10">CVE-2015-0245 | low** <text:s text:c="11"/>| dbus <text:s text:c="21"/>| 1.8.16-1 <text:s text:c="2"/></text:span></text:span></text:p>
            <text:p text:style-name="P45"><text:span text:style-name="Comandos"><text:span text:style-name="T10">----------------------------------------------------------------------------------</text:span></text:span></text:p>
            <text:p text:style-name="P45"><text:span text:style-name="Comandos"><text:span text:style-name="T29"><text:s/></text:span></text:span><text:span text:style-name="Comandos"><text:span text:style-name="T10">DESCRIPTION: <text:s/>D-Bus 1.4.x through 1.6.x before 1.6.30, 1.8.x before 1.8.16, and 1.9.x before 1.9.10 does not validate the source of ActivationFailure signals, which allows local users to cause a denial of service (activation failure error returned) by leveraging a race condition involving sending an ActivationFailure signal before systemd responds. </text:span></text:span></text:p>
            <text:p text:style-name="P45"><text:span text:style-name="Comandos"><text:span text:style-name="T10">==================================================================================</text:span></text:span></text:p>
            <text:p text:style-name="P45"><text:span text:style-name="Comandos"><text:span text:style-name="T29"><text:s/></text:span></text:span><text:span text:style-name="Comandos"><text:span text:style-name="T10">CVE-2017-7825 | unimportant <text:s text:c="5"/>| firefox-esr <text:s text:c="14"/>| 0 <text:s text:c="9"/></text:span></text:span></text:p>
            <text:p text:style-name="P45"><text:span text:style-name="Comandos"><text:span text:style-name="T10">----------------------------------------------------------------------------------</text:span></text:span></text:p>
            <text:p text:style-name="P45"><text:span text:style-name="Comandos"><text:span text:style-name="T29"><text:s/></text:span></text:span><text:span text:style-name="Comandos"><text:span text:style-name="T10">DESCRIPTION: <text:s text:c="2"/></text:span></text:span></text:p>
            <text:p text:style-name="P45"><text:span text:style-name="Comandos"><text:span text:style-name="T10">==================================================================================</text:span></text:span></text:p>
            <text:p text:style-name="P45"><text:span text:style-name="Comandos"><text:span text:style-name="T29"><text:s/></text:span></text:span><text:span text:style-name="Comandos"><text:span text:style-name="T10">CVE-2017-6512 | medium** <text:s text:c="8"/>| perl <text:s text:c="21"/>| 5.24.1-3 <text:s text:c="2"/></text:span></text:span></text:p>
            <text:p text:style-name="P45"><text:span text:style-name="Comandos"><text:span text:style-name="T10">----------------------------------------------------------------------------------</text:span></text:span></text:p>
            <text:p text:style-name="P45"><text:span text:style-name="Comandos"><text:span text:style-name="T29"><text:s/></text:span></text:span><text:span text:style-name="Comandos"><text:span text:style-name="T10">DESCRIPTION: <text:s/>Race condition in the rmtree and remove_tree functions in the File-</text:span></text:span><text:soft-page-break/><text:span text:style-name="Comandos"><text:span text:style-name="T10">Path module before 2.13 for Perl allows attackers to set the mode on arbitrary files via vectors involving directory-permission loosening logic. </text:span></text:span></text:p>
            <text:p text:style-name="P48"/>
            <text:p text:style-name="P45"><text:span text:style-name="Comandos"><text:span text:style-name="T10">==================================================================================</text:span></text:span></text:p>
            <text:p text:style-name="P45"><text:span text:style-name="Comandos"><text:span text:style-name="T10">----------------------------------------------------------------------------------</text:span></text:span></text:p>
            <text:p text:style-name="P45"><text:span text:style-name="Comandos"><text:span text:style-name="T29"><text:s/></text:span></text:span><text:span text:style-name="Comandos"><text:span text:style-name="T10">9 - Packages to update</text:span></text:span></text:p>
            <text:p text:style-name="P45"><text:span text:style-name="Comandos"><text:span text:style-name="T29"><text:s/></text:span></text:span><text:span text:style-name="Comandos"><text:span text:style-name="T10">Elapsed time: 81 seconds</text:span></text:span></text:p>
            <text:p text:style-name="P45"><text:span text:style-name="Comandos"><text:span text:style-name="T10">----------------------------------------------------------------------------------</text:span></text:span></text:p>
          </table:table-cell>
        </table:table-row>
      </table:table>
      <text:p text:style-name="P9"/>
      <text:p text:style-name="P82"><text:span text:style-name="T10">Tabela </text:span><text:span text:style-name="T10"><text:sequence text:ref-name="refTable8" text:name="Table" text:formula="ooow:Table+1" style:num-format="1">9</text:sequence></text:span><text:span text:style-name="T10">: Seleção de pacotes para rollback (</text:span><text:span text:style-name="T4">apt-sec -R</text:span><text:span text:style-name="T10">)</text:span></text:p>
      <table:table table:name="Tabela9" table:style-name="Tabela9">
        <table:table-column table:style-name="Tabela9.A"/>
        <table:table-row table:style-name="Tabela9.1">
          <table:table-cell table:style-name="Tabela9.A1" office:value-type="string">
            <text:p text:style-name="P45"><text:span text:style-name="Comandos"><text:span text:style-name="T4"># apt-sec -R</text:span></text:span></text:p>
            <text:p text:style-name="P45"><text:span text:style-name="Comandos"><text:span text:style-name="T10">----------------------------------------------------------------------------------</text:span></text:span></text:p>
            <text:p text:style-name="P45"><text:span text:style-name="Comandos"><text:span text:style-name="T29"><text:s/></text:span></text:span><text:span text:style-name="Comandos"><text:span text:style-name="T10">:: ROLLBACK PACKAGES :: </text:span></text:span></text:p>
            <text:p text:style-name="P45"><text:span text:style-name="Comandos"><text:span text:style-name="T10">----------------------------------------------------------------------------------</text:span></text:span></text:p>
            <text:p text:style-name="P45"><text:span text:style-name="Comandos"><text:span text:style-name="T29"><text:s/></text:span></text:span><text:span text:style-name="Comandos"><text:span text:style-name="T10">Select number from rollback list (new on top) - Limited to 5 itens:</text:span></text:span></text:p>
            <text:p text:style-name="P48"/>
            <text:p text:style-name="P45"><text:span text:style-name="Comandos"><text:span text:style-name="T10">1) 1504908825 | 08-09-2017 19:13:45 | 17 Package(s)</text:span></text:span></text:p>
            <text:p text:style-name="P45"><text:span text:style-name="Comandos"><text:span text:style-name="T10">2) 1504904548 | 09-08-2017 18:02:29 | 9 Package(s)</text:span></text:span></text:p>
            <text:p text:style-name="P45"><text:span text:style-name="Comandos"><text:span text:style-name="T10">3) 1504894528 | 08-09-2017 15:15:28 | 1 Package(s)</text:span></text:span></text:p>
            <text:p text:style-name="P45"><text:span text:style-name="Comandos"><text:span text:style-name="T10">4) 1504894389 | 08-09-2017 15:13:09 | 1 Package(s)</text:span></text:span></text:p>
            <text:p text:style-name="P45"><text:span text:style-name="Comandos"><text:span text:style-name="T10">5) Quit</text:span></text:span></text:p>
            <text:p text:style-name="P45"><text:span text:style-name="Comandos"><text:span text:style-name="T10">#? </text:span></text:span><text:span text:style-name="Comandos"><text:span text:style-name="T4">1</text:span></text:span></text:p>
            <text:p text:style-name="P48"/>
            <text:p text:style-name="P45"><text:span text:style-name="Comandos"><text:span text:style-name="T10">----------------------------------------------------------------------------------</text:span></text:span></text:p>
            <text:p text:style-name="P45"><text:span text:style-name="Comandos"><text:span text:style-name="T29"><text:s/></text:span></text:span><text:span text:style-name="Comandos"><text:span text:style-name="T10">PACKAGE <text:s text:c="24"/>| FROM NEW VERSION <text:s text:c="9"/>| TO OLD VERSION </text:span></text:span></text:p>
            <text:p text:style-name="P45"><text:span text:style-name="Comandos"><text:span text:style-name="T10">----------------------------------------------------------------------------------</text:span></text:span></text:p>
            <text:p text:style-name="P45"><text:span text:style-name="Comandos"><text:span text:style-name="T29"><text:s/></text:span></text:span><text:span text:style-name="Comandos"><text:span text:style-name="T10">dbus <text:s text:c="27"/>| 1.10.22-0+deb9u1 <text:s text:c="9"/>| 1.10.18-1 <text:s text:c="5"/></text:span></text:span></text:p>
            <text:p text:style-name="P45"><text:span text:style-name="Comandos"><text:span text:style-name="T29"><text:s/></text:span></text:span><text:span text:style-name="Comandos"><text:span text:style-name="T10">dbus-user-session <text:s text:c="14"/>| 1.10.22-0+deb9u1 <text:s text:c="9"/>| 1.10.18-1 <text:s text:c="5"/></text:span></text:span></text:p>
            <text:p text:style-name="P45"><text:span text:style-name="Comandos"><text:span text:style-name="T29"><text:s/></text:span></text:span><text:span text:style-name="Comandos"><text:span text:style-name="T10">dbus-x11 <text:s text:c="23"/>| 1.10.22-0+deb9u1 <text:s text:c="9"/>| 1.10.18-1 <text:s text:c="5"/></text:span></text:span></text:p>
            <text:p text:style-name="P45"><text:span text:style-name="Comandos"><text:span text:style-name="T29"><text:s/></text:span></text:span><text:span text:style-name="Comandos"><text:span text:style-name="T10">gir1.2-javascriptcoregtk-4.0 <text:s text:c="3"/>| 2.16.6-0+deb9u1 <text:s text:c="10"/>| 2.16.3-2 <text:s text:c="6"/></text:span></text:span></text:p>
            <text:p text:style-name="P45"><text:span text:style-name="Comandos"><text:span text:style-name="T29"><text:s/></text:span></text:span><text:span text:style-name="Comandos"><text:span text:style-name="T10">gir1.2-webkit2-4.0 <text:s text:c="13"/>| 2.16.6-0+deb9u1 <text:s text:c="10"/>| 2.16.3-2 <text:s text:c="6"/></text:span></text:span></text:p>
            <text:p text:style-name="P45"><text:span text:style-name="Comandos"><text:span text:style-name="T29"><text:s/></text:span></text:span><text:span text:style-name="Comandos"><text:span text:style-name="T10">libdbus-1-3 <text:s text:c="20"/>| 1.10.22-0+deb9u1 <text:s text:c="9"/>| 1.10.18-1 <text:s text:c="5"/></text:span></text:span></text:p>
            <text:p text:style-name="P45"><text:span text:style-name="Comandos"><text:span text:style-name="T29"><text:s/></text:span></text:span><text:span text:style-name="Comandos"><text:span text:style-name="T10">libjavascriptcoregtk-4.0-18 <text:s text:c="4"/>| 2.16.6-0+deb9u1 <text:s text:c="10"/>| 2.16.3-2 <text:s text:c="6"/></text:span></text:span></text:p>
            <text:p text:style-name="P45"><text:span text:style-name="Comandos"><text:span text:style-name="T29"><text:s/></text:span></text:span><text:span text:style-name="Comandos"><text:span text:style-name="T10">libldap-2.4-2 <text:s text:c="18"/>| 2.4.44+dfsg-5+deb9u1 <text:s text:c="5"/>| 2.4.44+dfsg-5 <text:s/></text:span></text:span></text:p>
            <text:p text:style-name="P45"><text:span text:style-name="Comandos"><text:span text:style-name="T29"><text:s/></text:span></text:span><text:span text:style-name="Comandos"><text:span text:style-name="T10">libldap-common <text:s text:c="17"/>| 2.4.44+dfsg-5+deb9u1 <text:s text:c="5"/>| 2.4.44+dfsg-5 <text:s/></text:span></text:span></text:p>
            <text:p text:style-name="P45"><text:span text:style-name="Comandos"><text:span text:style-name="T29"><text:s/></text:span></text:span><text:span text:style-name="Comandos"><text:span text:style-name="T10">libsmbclient <text:s text:c="19"/>| 2:4.5.12+dfsg-1 <text:s text:c="10"/>| 2:4.5.8+dfsg-2+deb9</text:span></text:span></text:p>
            <text:p text:style-name="P45"><text:span text:style-name="Comandos"><text:span text:style-name="T29"><text:s/></text:span></text:span><text:span text:style-name="Comandos"><text:span text:style-name="T10">libwbclient0 <text:s text:c="19"/>| 2:4.5.12+dfsg-1 <text:s text:c="10"/>| 2:4.5.8+dfsg-2+deb9</text:span></text:span></text:p>
            <text:p text:style-name="P45"><text:span text:style-name="Comandos"><text:span text:style-name="T29"><text:s/></text:span></text:span><text:span text:style-name="Comandos"><text:span text:style-name="T10">libwebkit2gtk-4.0-37 <text:s text:c="11"/>| 2.16.6-0+deb9u1 <text:s text:c="10"/>| 2.16.3-2 <text:s text:c="6"/></text:span></text:span></text:p>
            <text:p text:style-name="P45"><text:span text:style-name="Comandos"><text:span text:style-name="T29"><text:s/></text:span></text:span><text:span text:style-name="Comandos"><text:span text:style-name="T10">samba-libs <text:s text:c="21"/>| 2:4.5.12+dfsg-1 <text:s text:c="10"/>| 2:4.5.8+dfsg-2+deb9</text:span></text:span></text:p>
            <text:p text:style-name="P45"><text:span text:style-name="Comandos"><text:span text:style-name="T29"><text:s/></text:span></text:span><text:span text:style-name="Comandos"><text:span text:style-name="T10">speech-dispatcher <text:s text:c="14"/>| 0.8.6-4+deb9u1 <text:s text:c="11"/>| 0.8.6-4 <text:s text:c="7"/></text:span></text:span></text:p>
            <text:p text:style-name="P45"><text:soft-page-break/><text:span text:style-name="Comandos"><text:span text:style-name="T29"><text:s/></text:span></text:span><text:span text:style-name="Comandos"><text:span text:style-name="T10">speech-dispatcher-audio-plugins | 0.8.6-4+deb9u1 <text:s text:c="11"/>| 0.8.6-4 <text:s text:c="7"/></text:span></text:span></text:p>
            <text:p text:style-name="P45"><text:span text:style-name="Comandos"><text:span text:style-name="T29"><text:s/></text:span></text:span><text:span text:style-name="Comandos"><text:span text:style-name="T10">speech-dispatcher-espeak-ng <text:s text:c="4"/>| 0.8.6-4+deb9u1 <text:s text:c="11"/>| 0.8.6-4 <text:s text:c="7"/></text:span></text:span></text:p>
            <text:p text:style-name="P45"><text:span text:style-name="Comandos"><text:span text:style-name="T10">----------------------------------------------------------------------------------</text:span></text:span></text:p>
            <text:p text:style-name="P45"><text:span text:style-name="Comandos"><text:span text:style-name="T29"><text:s/></text:span></text:span><text:span text:style-name="Comandos"><text:span text:style-name="T10">WARNING - Rollback packages selected? (y/n) [n]: </text:span></text:span><text:span text:style-name="Comandos"><text:span text:style-name="T4">y</text:span></text:span></text:p>
          </table:table-cell>
        </table:table-row>
      </table:table>
      <text:p text:style-name="P9"/>
      <text:h text:style-name="Heading_20_1" text:outline-level="1"><text:bookmark-start text:name="__RefHeading___Toc25_1982657975"/><text:span text:style-name="T26">PLANOS PARA TRABALHOS </text:span><text:span text:style-name="T10">FUTUROS</text:span><text:bookmark-end text:name="__RefHeading___Toc25_1982657975"/></text:h>
      <text:p text:style-name="P26">Como projeto futuros, algumas funcionalidades desejadas devem ser implementadas e as funcionalidades também serão aprimoradas. Dentre as funcionalidades:</text:p>
      <text:list xml:id="list4432831851349602688" text:style-name="WW8Num8">
        <text:list-item>
          <text:p text:style-name="P22"><text:span text:style-name="T24">Identificação de arquivos de configuração nos pacotes que seja relevantes para recuperação. Estes arquivos serão compactados em</text:span><text:span text:style-name="T18"> tar.gz</text:span><text:span text:style-name="T24"> e indexados que forma que seja possível localizar de qual versão de pacotes os arquivos de configuração foram guardados;</text:span></text:p>
        </text:list-item>
        <text:list-item>
          <text:p text:style-name="P8">Criação de um arquivo de repositório alternativo apenas para localização dos pacotes atualmente instalados, para download local;</text:p>
        </text:list-item>
        <text:list-item>
          <text:p text:style-name="P8">Avaliação de tempo dos arquivos armazenados localmente, visto que não terão mais serventia para liberação de espaço, (criar regra de deleção – tempo + quantidade de versões;</text:p>
        </text:list-item>
        <text:list-item>
          <text:p text:style-name="P22"><text:span text:style-name="T27">Parametrização de local de armazenamento via </text:span><text:span text:style-name="T20">Network File System</text:span><text:span text:style-name="T27"> NFS por exemplo;</text:span></text:p>
        </text:list-item>
      </text:list>
      <text:h text:style-name="P38" text:outline-level="1"><text:bookmark-start text:name="__RefHeading___Toc488167652"/>JUSTIFICATIVA<text:bookmark-end text:name="__RefHeading___Toc488167652"/></text:h>
      <text:p text:style-name="P10"/>
      <text:p text:style-name="P4">Equipes de segurança estão cada vez mais emprenhadas em identificar vulnerabilidades em sistemas e essa velocidade de identificação e liberação de atualizações são importantes para garantir a integridade, confidencialidade e disponibilidade de serviços. Por outro lado, a velocidade com que essas liberações são publicadas pode causar sérios problemas quando os testes não cobrem situações específicas. Os problemas se confirmam quando estas atualizações são inadvertidamente aplicadas em ambientes de produção. </text:p>
      <text:p text:style-name="Standard"><text:span text:style-name="T8">Com a evolução desta problemática, processos foram amadurecidos para que a aplicação de </text:span><text:span text:style-name="T18">patchs</text:span><text:span text:style-name="T8"> de atualização causassem menos impactos as organizações. <text:s/>Diversos </text:span><text:span text:style-name="T18">frameworks</text:span><text:span text:style-name="T8"> como o ITIL propuseram a construção de uma gerência de mudança e dentre suas atividades, a elaboração de um mecanismo de restauração ao estado anterior de ambientes que sofrem as mudanças, comumente conhecido como </text:span><text:span text:style-name="T18">rollback</text:span><text:span text:style-name="T8">.</text:span></text:p>
      <text:p text:style-name="Standard"><text:span text:style-name="T8">Atualmente as distribuições GNU/Linux estão bem servidas de ferramentas de gerenciamento de pacotes (</text:span><text:span text:style-name="T18">yum, dnf, apt, apt-get, apititude, zypper entre outros</text:span><text:span text:style-name="T8">) que fazem a verificação de pacotes instalados, desatualizados e auxiliam a instalação e atualização de pacotes e dependências, reduzindo significativamente o esforço manual. Um problema que foi solucionado com bastante praticidade pela equipe da Red Hat foi a necessidade de realização de </text:span><text:span text:style-name="T18">rollback</text:span><text:span text:style-name="T8"> em atualizações que não foram bem sucedidas fazendo uso do recurso do </text:span><text:span text:style-name="T18">yum</text:span><text:span text:style-name="T8"> </text:span><text:span text:style-name="T18">history.</text:span></text:p>
      <text:p text:style-name="Standard"><text:span text:style-name="T24">Outra característica importante é a apresentação de informações sobre os pacotes de forma semelhante ao </text:span><text:span text:style-name="T18">yum security</text:span><text:span text:style-name="T24"> que permite identificar os pacotes por urgência/severidade da atualização dentre outras possibilidades de filtros.</text:span></text:p>
      <text:h text:style-name="P38" text:outline-level="1"><text:bookmark-start text:name="__RefHeading___Toc229_1731645319"/>OBJETIVOS <text:bookmark-end text:name="__RefHeading___Toc229_1731645319"/></text:h>
      <text:h text:style-name="P41" text:outline-level="2"><text:bookmark-start text:name="__RefHeading___Toc488167654"/>OBJETIVO GERAL<text:bookmark-end text:name="__RefHeading___Toc488167654"/></text:h>
      <text:p text:style-name="Standard"><text:span text:style-name="T8">Apresentar ferramenta customizada que foi desenvolvida pelo autor para auxiliar as atividades de atualização de pacotes</text:span><text:span text:style-name="T10"> e</text:span><text:span text:style-name="T8"> oferecer mais recursos informativos para auxiliar o administrador na tomada de decisão.</text:span></text:p>
      <text:h text:style-name="P41" text:outline-level="2"><text:bookmark-start text:name="__RefHeading___Toc488167655"/>OBJETIVOS ESPECÍFICOS<text:bookmark-end text:name="__RefHeading___Toc488167655"/></text:h>
      <text:list xml:id="list8999604303850372576" text:style-name="WW8Num2">
        <text:list-item>
          <text:p text:style-name="P60">Conceituar todo referencial teórico do trabalho;</text:p>
        </text:list-item>
        <text:list-item>
          <text:p text:style-name="P59"><text:span text:style-name="T10">Conceituar a coletar informações da base de dados </text:span><text:span text:style-name="T12">UDD</text:span><text:span text:style-name="T10"> do Debian para obtenção de informações sobre os pacotes que estão disponibilizadas;</text:span></text:p>
        </text:list-item>
        <text:list-item>
          <text:p text:style-name="P59"><text:span text:style-name="T10">Conceituar e apresentar a concepção e modelagem do </text:span><text:span text:style-name="T12">apt-sec</text:span><text:span text:style-name="T10">, licenciamento e acesso para download do código fonte;</text:span></text:p>
        </text:list-item>
        <text:list-item>
          <text:p text:style-name="P61">Apresentar testes e resultados alcançados;</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34" text:outline-level="1"><text:bookmark-start text:name="__RefHeading___Toc231_1731645319"/><text:soft-page-break/>HIPÓTESES<text:bookmark-end text:name="__RefHeading___Toc231_1731645319"/></text:h>
      <text:p text:style-name="P4"/>
      <text:list xml:id="list7641653284777780533" text:style-name="WW8Num3">
        <text:list-item>
          <text:p text:style-name="P23"><text:span text:style-name="T6">Ferramenta oferece informação para tomada de decisão</text:span><text:span text:style-name="T8">. </text:span></text:p>
          <text:list>
            <text:list-item>
              <text:p text:style-name="P5">Confirmar a capacidade de avaliação de atualização de pacotes que são críticos em sua proposta de correção</text:p>
            </text:list-item>
            <text:list-item>
              <text:p text:style-name="P5">Confirmar a capacidade de rastreabilidade de atualizações;</text:p>
            </text:list-item>
          </text:list>
        </text:list-item>
        <text:list-item>
          <text:p text:style-name="P13">Atualização seletiva de pacotes </text:p>
          <text:list>
            <text:list-item>
              <text:p text:style-name="P5">Confirmar a capacidade de atualização seletiva de pacotes com base em informação coletada sobre urgência/severidade e existência de CVEs associados</text:p>
            </text:list-item>
          </text:list>
        </text:list-item>
        <text:list-item>
          <text:p text:style-name="P23"><text:span text:style-name="T6">Aumento de produtividade na aplicação de </text:span><text:span text:style-name="T16">patchs</text:span><text:span text:style-name="T6"> de atualização.</text:span></text:p>
          <text:list>
            <text:list-item>
              <text:p text:style-name="P23"><text:span text:style-name="T8">Confirmar a capacidade de reversão (</text:span><text:span text:style-name="T18">rollback</text:span><text:span text:style-name="T8"> de pacotes) ou sinalização para o administrador que determinada atualização não poderá ter seu </text:span><text:span text:style-name="T18">rollback</text:span><text:span text:style-name="T8"> gerenciado pelo </text:span><text:span text:style-name="T18">apt-sec.</text:span><text:span text:style-name="T8"> </text:span></text:p>
            </text:list-item>
          </text:list>
        </text:list-item>
      </text:list>
      <text:p text:style-name="P28"/>
      <text:p text:style-name="P29"/>
      <text:h text:style-name="P38" text:outline-level="1"><text:bookmark-start text:name="__RefHeading___Toc488167657"/>METODOLOGIA<text:bookmark-end text:name="__RefHeading___Toc488167657"/></text:h>
      <text:p text:style-name="P30"/>
      <text:p text:style-name="P4">A pesquisa foi fundamentada em estudo de funcionalidades presentes nas ferramentas de gestão de pacotes existentes e presentes no Debian, de forma que fosse possível automatizar ações específicas que aumentam a produtividade e assertividade de ações de atualização segura de ambientes críticos.</text:p>
      <text:p text:style-name="Standard"><text:span text:style-name="T8">Este estudo tem como base de comparação alguns comportamentos já existentes em <text:s/>ferramentas que não estão presentes no ambiente Debian, como as soluções propostas pelo </text:span><text:span text:style-name="T18">yum history</text:span><text:span text:style-name="T8"> e </text:span><text:span text:style-name="T18">yum security,</text:span><text:span text:style-name="T8"> presentes em distribuições baseadas em </text:span><text:span text:style-name="T18">Red Hat Enterprise Linux</text:span><text:span text:style-name="T8"> (RHEL). O estudo pretende incorporar parte das funcionalidades presentes nas ferramentas citadas a ambientes Debian.</text:span></text:p>
      <text:p text:style-name="Standard"><text:span text:style-name="T8">Como resultado deste trabalho de pesquisa foi desenvolvida uma ferramenta chamada </text:span><text:span text:style-name="T18">apt-sec, </text:span><text:span text:style-name="T24">sendo esta produção </text:span><text:span text:style-name="T8">disponibilizada para comunidade de software livre. A produção deste trabalho visa comprovação de melhoria de aspectos informativos, atualização seletiva e capacidade de resiliência de ambientes críticos com o aprimoramento de restauração.</text:span></text:p>
      <text:p text:style-name="P10">As informações coletadas neste trabalho serão obtidas por meio de pesquisa bibliográfica discorrida no desenvolvimento do referencial teóric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h text:style-name="P35" text:outline-level="1"><text:bookmark-start text:name="__RefHeading___Toc488167659"/>REFERÊNCIAS<text:bookmark-end text:name="__RefHeading___Toc488167659"/></text:h>
      <text:p text:style-name="P3"/>
      <text:p text:style-name="P68"><text:span text:style-name="T30">[x1] COMANDOS APT-GET, APTITUDE E APT. </text:span><text:span text:style-name="T5">O manual do administrador Debian</text:span><text:span text:style-name="T30">. </text:span><text:span text:style-name="T32">Disponível em: &lt;</text:span><text:a xlink:type="simple" xlink:href="https://debian-handbook.info/browse/pt-BR/stable/sect.apt-get.htm" text:style-name="Internet_20_link" text:visited-style-name="Visited_20_Internet_20_Link"><text:span text:style-name="Internet_20_link"><text:span text:style-name="T30">https://debian-handbook.info/browse/pt-BR/stable/sect.apt-get.htm</text:span></text:span></text:a><text:span text:style-name="T30">&gt;. </text:span><text:span text:style-name="T32">Acesso em 23 de setembro de 2017.</text:span></text:p>
      <text:p text:style-name="P68"><text:span text:style-name="T32">[x2] RHEL DEPLOYMENT GUIDE. </text:span><text:span text:style-name="T7">Chapter 8 YUM</text:span><text:span text:style-name="T32">.</text:span></text:p>
      <text:p text:style-name="P68"><text:span text:style-name="T32">Disponível em: &lt;</text:span><text:a xlink:type="simple" xlink:href="https://access.redhat.com/documentation/en-us/red_hat_enterprise_linux/6/html/deployment_guide/ch-yum" text:style-name="Internet_20_link" text:visited-style-name="Visited_20_Internet_20_Link"><text:span text:style-name="Internet_20_link"><text:span text:style-name="T32">https://access.redhat.com/documentation/en-us/red_hat_enterprise_linux/6/html/deployment_guide/ch-yum</text:span></text:span></text:a><text:span text:style-name="T32">&gt;. Acesso em 23 de setembro de 2017.</text:span><text:span text:style-name="T30"> </text:span></text:p>
      <text:p text:style-name="P68"><text:span text:style-name="T30">[x3] READ THE DOCS</text:span><text:span text:style-name="T32">. </text:span><text:span text:style-name="T7">DNF command reference</text:span><text:span text:style-name="T32">.</text:span></text:p>
      <text:p text:style-name="P68"><text:span text:style-name="T30">&lt;</text:span><text:a xlink:type="simple" xlink:href="http://dnf.readthedocs.io/en/latest/command_ref.html" text:style-name="Internet_20_link" text:visited-style-name="Visited_20_Internet_20_Link"><text:span text:style-name="Internet_20_link"><text:span text:style-name="T30">http://dnf.readthedocs.io/en/latest/command_ref.html</text:span></text:span></text:a><text:span text:style-name="T30">&gt;</text:span><text:span text:style-name="T32">. Acesso em 23 de setembro de 2017.</text:span><text:span text:style-name="T30"> </text:span></text:p>
      <text:p text:style-name="P68"><text:span text:style-name="T30">[2] RHEL DEPLOYMENT GUIDE.</text:span><text:span text:style-name="T32"> </text:span><text:span text:style-name="Strong"><text:span text:style-name="T32">Working with Transaction History.</text:span></text:span><text:span text:style-name="T30"> </text:span><text:span text:style-name="T32">Disponível em: &lt;</text:span><text:a xlink:type="simple" xlink:href="https://access.redhat.com/documentation/en-US/Red_Hat_Enterprise_Linux/6/html/Deployment_Guide/sec-Yum-Transaction_History.html" text:style-name="Internet_20_link" text:visited-style-name="Visited_20_Internet_20_Link"><text:span text:style-name="Internet_20_link">https://access.redhat.com/documentation/en-US/Red_Hat_Enterprise_Linux/6/html/Deployment_Guide/sec-Yum-Transaction_History.html</text:span></text:a><text:span text:style-name="Internet_20_link"><text:span text:style-name="T41"> &gt;</text:span></text:span><text:span text:style-name="T32">. <text:s/>Acesso em 23 de setembro de 2017.</text:span></text:p>
      <text:p text:style-name="P71"/>
      <text:p text:style-name="P69"><text:span text:style-name="T10">[Y] HUMBLE, JEZ; FARLEY, DAVID </text:span><text:span text:style-name="T12"><text:s/>Continuous delivery : reliable software releases through build, test, and deployment automation. </text:span><text:span text:style-name="T23">1. ed. Boston, MA: Pearson Education, Inc 2011. 157 p.</text:span></text:p>
      <text:p text:style-name="P69"><text:span text:style-name="T10">[M] MELL PETER; GRANCE, TIM. </text:span><text:span text:style-name="T12">Use of the Common Vulnerabilities and Exposures (CVE) Vulnerability Naming Scheme.</text:span><text:span text:style-name="T10"> U.S. Department of Commerce. 2002. 2 p</text:span></text:p>
      <text:p text:style-name="P69"><text:span text:style-name="T10">[X] SEARCH FINANCIAL SECURITY</text:span><text:span text:style-name="T30">.</text:span><text:span text:style-name="T32"> </text:span><text:span text:style-name="T7">Common Vulnerabilities and Exposures (CVE)</text:span><text:span text:style-name="Strong"><text:span text:style-name="T32">. </text:span></text:span><text:span text:style-name="T32">Disponível em: &lt;http://searchfinancialsecurity.techtarget.com/definition/Common-Vulnerabilities-and-Exposures</text:span><text:span text:style-name="Internet_20_link"><text:span text:style-name="T41">l</text:span></text:span><text:span text:style-name="T30">&gt;</text:span><text:span text:style-name="T32">. <text:s/>Acesso em 23 de setembro de 2017.</text:span></text:p>
      <text:p text:style-name="P71"/>
      <text:p text:style-name="P69"><text:soft-page-break/><text:span text:style-name="T10">[M] CVE.MITRI.ORG</text:span><text:span text:style-name="T30">.</text:span><text:span text:style-name="T32"> </text:span><text:span text:style-name="T7">CVE</text:span><text:span text:style-name="T32"> </text:span><text:span text:style-name="T7">Terminology</text:span><text:span text:style-name="Strong"><text:span text:style-name="T32">. </text:span></text:span></text:p>
      <text:p text:style-name="P69"><text:span text:style-name="T32">Disponível em: &lt;</text:span><text:span text:style-name="Internet_20_link"><text:span text:style-name="T41">https://cve.mitre.org/about/terminology.html</text:span></text:span><text:span text:style-name="T30">&gt;</text:span><text:span text:style-name="T32">. <text:s/>Acesso em 23 de setembro de 2017.</text:span></text:p>
      <text:p text:style-name="P68"><text:span text:style-name="T10">[x4] </text:span><text:span text:style-name="T30">RED HAT PRODUCT SECURITY CENTER.</text:span><text:span text:style-name="T32"> </text:span><text:span text:style-name="Strong"><text:span text:style-name="T32">Security advisores.</text:span></text:span><text:span text:style-name="T30"> </text:span></text:p>
      <text:p text:style-name="P68"><text:span text:style-name="T10">&lt;</text:span><text:a xlink:type="simple" xlink:href="https://access.redhat.com/security/" text:style-name="Internet_20_link" text:visited-style-name="Visited_20_Internet_20_Link"><text:span text:style-name="Internet_20_link"><text:span text:style-name="T10">https://access.redhat.com/security/</text:span></text:span></text:a><text:span text:style-name="T10">&gt;</text:span><text:span text:style-name="T32">. <text:s/>Acesso em 23 de setembro de 2017.</text:span></text:p>
      <text:p text:style-name="P68"><text:span text:style-name="T32">[x5] DEBIAN SECURITY. </text:span><text:span text:style-name="T42">Referências Cruzadas dos Alertas de Segurança Debian</text:span><text:span text:style-name="T32">. &lt;</text:span><text:a xlink:type="simple" xlink:href="https://www.debian.org/security/crossreferences" text:style-name="Internet_20_link" text:visited-style-name="Visited_20_Internet_20_Link"><text:span text:style-name="Internet_20_link"><text:span text:style-name="T32">https://www.debian.org/security/crossreferences</text:span></text:span></text:a><text:span text:style-name="T32">&gt;. Acesso em 23 de setembro de 2017.</text:span></text:p>
      <text:p text:style-name="P68"><text:span text:style-name="T32">[x6] UBUNTU PORTAL. </text:span><text:span text:style-name="T7">Ubuntu security notices.</text:span><text:span text:style-name="T43"> </text:span></text:p>
      <text:p text:style-name="P68"><text:span text:style-name="T32">&lt;</text:span><text:a xlink:type="simple" xlink:href="https://usn.ubuntu.com/usn" text:style-name="Internet_20_link" text:visited-style-name="Visited_20_Internet_20_Link"><text:span text:style-name="Internet_20_link"><text:span text:style-name="T32">https://usn.ubuntu.com/usn</text:span></text:span></text:a><text:span text:style-name="T32">&gt;. Acesso em 23 de setembro de 2017.</text:span></text:p>
      <text:p text:style-name="P72"/>
      <text:p text:style-name="P69"><text:span text:style-name="T30">[3] RHEL DEPLOYMENT GUIDE.</text:span><text:span text:style-name="T32"> </text:span><text:span text:style-name="Strong"><text:span text:style-name="T32">Yum security plugin.</text:span></text:span><text:span text:style-name="T30"> </text:span></text:p>
      <text:p text:style-name="P68"><text:span text:style-name="T32">Disponível em: &lt;</text:span><text:span text:style-name="Internet_20_link"><text:span text:style-name="T41">https://access.redhat.com/documentation/en-US/Red_Hat_Enterprise_Linux/6/html/Deployment_Guide/sec-Plugin_Descriptions.html</text:span></text:span><text:span text:style-name="T30">&gt;</text:span><text:span text:style-name="T32">. <text:s/>Acesso em 23 de setembro de 2017.</text:span></text:p>
      <text:p text:style-name="P71"/>
      <text:p text:style-name="P69"><text:span text:style-name="T30">[4] EXIN.</text:span><text:span text:style-name="T32"> </text:span><text:span text:style-name="Strong"><text:span text:style-name="T32">ITIL.</text:span></text:span><text:span text:style-name="T30"> <text:s/></text:span><text:span text:style-name="T32">Disponível em: &lt;</text:span><text:a xlink:type="simple" xlink:href="https://www.exin.com/br/pt/qualification-program/itilr" text:style-name="Internet_20_link" text:visited-style-name="Visited_20_Internet_20_Link"><text:span text:style-name="Internet_20_link"><text:span text:style-name="T41">https://www.exin.com/br/pt/qualification-program/itilr</text:span></text:span></text:a><text:span text:style-name="T30">&gt;</text:span><text:span text:style-name="T32">. <text:s/>Acesso em 23 de setembro de 2017.</text:span></text:p>
      <text:p text:style-name="P71"/>
      <text:p text:style-name="P69"><text:span text:style-name="T30">[5] Portal de documentação WIKI DEBIAN.</text:span><text:span text:style-name="T32"> </text:span><text:span text:style-name="T7">Utimate Debian Database</text:span><text:span text:style-name="Strong"><text:span text:style-name="T32">. </text:span></text:span><text:span text:style-name="T32">Disponível em: &lt;</text:span><text:span text:style-name="T33">https://wiki.debian.org/UltimateDebianDatabase</text:span><text:span text:style-name="T30">&gt;</text:span><text:span text:style-name="T32">. <text:s/>Acesso em 23 de setembro de 2017.</text:span></text:p>
      <text:p text:style-name="P69"><text:span text:style-name="T32">[UDD] NUSSBAUM, LUCAS; ZACCHIROLIi STEFANO: The Ultimate Debian Database: Consolidating Bazaar Metadata for Quality Assurance and Data Mining. </text:span><text:span text:style-name="T21">7th IEEE Working Conference on Mining Software Repositories</text:span><text:span text:style-name="T32">. <text:s/>Cape Town, Africa do Sul. Mai.2010 </text:span></text:p>
      <text:p text:style-name="P69"><text:span text:style-name="T32">Disponível em: &lt;</text:span><text:a xlink:type="simple" xlink:href="http://ieeexplore.ieee.org/abstract/document/5463277/" text:style-name="Internet_20_link" text:visited-style-name="Visited_20_Internet_20_Link"><text:span text:style-name="Internet_20_link"><text:span text:style-name="T32">http://ieeexplore.ieee.org/abstract/document/5463277/</text:span></text:span></text:a><text:span text:style-name="T32">&gt;. <text:s/>Acesso em: 24 de outubro de 2017.</text:span></text:p>
      <text:p text:style-name="P71"/>
      <text:p text:style-name="Referências"><text:soft-page-break/><text:a xlink:type="simple" xlink:href="https://access.redhat.com/solutions/10021" text:style-name="Internet_20_link" text:visited-style-name="Visited_20_Internet_20_Link"><text:span text:style-name="Internet_20_link"><text:span text:style-name="T10">https://access.redhat.com/solutions/10021</text:span></text:span></text:a></text:p>
      <text:p text:style-name="Referências"><text:a xlink:type="simple" xlink:href="https://access.redhat.com/solutions/258973" text:style-name="Internet_20_link" text:visited-style-name="Visited_20_Internet_20_Link"><text:span text:style-name="Internet_20_link"><text:span text:style-name="T10">https://access.redhat.com/solutions/258973</text:span></text:span></text:a></text:p>
      <text:p text:style-name="Referências"><text:a xlink:type="simple" xlink:href="https://security-team.debian.org/security_tracker.html#the-dsa-list-dsalist" text:style-name="Internet_20_link" text:visited-style-name="Visited_20_Internet_20_Link"><text:span text:style-name="Internet_20_link"><text:span text:style-name="T10">https://security-team.debian.org/security_tracker.html#the-dsa-list-dsalist</text:span></text:span></text:a></text:p>
      <text:p text:style-name="P70"/>
      <text:p text:style-name="Referências"><text:span text:style-name="T10">UDD </text:span><text:a xlink:type="simple" xlink:href="http://ieeexplore.ieee.org/document/5463277/citations" text:style-name="Internet_20_link" text:visited-style-name="Visited_20_Internet_20_Link"><text:span text:style-name="Internet_20_link"><text:span text:style-name="T10">http://ieeexplore.ieee.org/document/5463277/citations</text:span></text:span></text:a></text:p>
      <text:p text:style-name="P70">https://sci-hub.io/http://ieeexplore.ieee.org/xpl/articleDetails.jsp?arnumber=5463277</text:p>
      <text:p text:style-name="P12"/>
      <text:p text:style-name="P1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charset="x-symbol"/>
    <style:font-face style:name="Courier New" svg:font-family="'Courier New'"/>
    <style:font-face style:name="Liberation Mono1" svg:font-family="'Liberation Mono', 'Courier New'"/>
    <style:font-face style:name="OpenSymbol" svg:font-family="OpenSymbol, 'Arial Unicode MS'"/>
    <style:font-face style:name="Symbol" svg:font-family="Symbol"/>
    <style:font-face style:name="Courier New2" svg:font-family="'Courier New'" style:font-family-generic="modern"/>
    <style:font-face style:name="Liberation Mono" svg:font-family="'Liberation Mono', 'Courier New'" style:font-family-generic="modern"/>
    <style:font-face style:name="FreeSans1" svg:font-family="FreeSans" style:font-family-generic="swiss"/>
    <style:font-face style:name="F" svg:font-family="" style:font-pitch="variable"/>
    <style:font-face style:name="Calibri1" svg:font-family="Calibri" style:font-pitch="variable"/>
    <style:font-face style:name="Courier New3" svg:font-family="'Courier New'" style:font-pitch="variable"/>
    <style:font-face style:name="FreeSans2" svg:font-family="FreeSans" style:font-pitch="variable"/>
    <style:font-face style:name="Noto Sans CJK SC Regular1" svg:font-family="'Noto Sans CJK SC Regular'" style:font-pitch="variable"/>
    <style:font-face style:name="Symbol1" svg:font-family="Symbol" style:font-pitch="variable"/>
    <style:font-face style:name="Tahoma1" svg:font-family="Tahoma" style:font-pitch="variable"/>
    <style:font-face style:name="Wingdings1" svg:font-family="Wingdings"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106cm" loext:contextual-spacing="false" fo:line-height="150%" fo:text-align="justify" style:justify-single-word="false" fo:orphans="2" fo:widows="2" fo:hyphenation-ladder-count="no-limit" fo:text-indent="1cm" style:auto-text-indent="false" style:writing-mode="lr-tb"/>
      <style:text-properties fo:color="#000000" style:font-name="Arial" fo:font-family="Arial" style:font-family-generic="swiss" style:font-pitch="variable" fo:font-size="12pt" fo:language="en" fo:country="US"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fo:color="#00000a" style:font-name="Times New Roman" fo:font-family="'Times New Roman'" style:font-family-generic="roman" style:font-pitch="variable" fo:font-size="10pt" fo:language="pt" fo:country="BR" style:font-size-asian="10pt"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name-complex="FreeSans2" style:font-family-complex="Free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pitch-complex="variable"/>
    </style:style>
    <style:style style:name="Heading_20_1" style:display-name="Heading 1" style:family="paragraph" style:parent-style-name="Heading" style:next-style-name="Standard" style:default-outline-level="1" style:class="text">
      <style:paragraph-properties fo:text-align="start" style:justify-single-word="false" fo:orphans="0" fo:widows="0" style:writing-mode="lr-tb"/>
      <style:text-properties fo:color="#00000a" style:font-name="Arial" fo:font-family="Arial" style:font-family-generic="swiss" style:font-pitch="variable" fo:font-size="12pt" fo:language="pt" fo:country="BR" fo:font-weight="bold" style:font-name-asian="Calibri1" style:font-family-asian="Calibri" style:font-pitch-asian="variable" style:font-size-asian="12pt" style:language-asian="pt" style:country-asian="BR"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writing-mode="lr-tb">
        <style:tab-stops>
          <style:tab-stop style:position="1cm"/>
        </style:tab-stops>
      </style:paragraph-properties>
    </style:style>
    <style:style style:name="Heading_20_3" style:display-name="Heading 3" style:family="paragraph" style:parent-style-name="Standard" style:next-style-name="Text_20_body" style:default-outline-level="3" style:class="text">
      <style:paragraph-properties fo:margin-top="0.106cm" fo:margin-bottom="1.058cm" loext:contextual-spacing="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106cm" fo:margin-bottom="1.058cm" loext:contextual-spacing="false" fo:keep-together="always" fo:keep-with-next="always"/>
      <style:text-properties fo:color="#00000a"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06cm" fo:margin-bottom="1.058cm" loext: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WW-Título"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caption" style:family="paragraph" style:parent-style-name="Standard">
      <style:paragraph-properties fo:margin-top="0cm" fo:margin-bottom="0cm" loext:contextual-spacing="false" fo:text-align="center" style:justify-single-word="false" fo:keep-together="always" fo:keep-with-next="always"/>
      <style:text-properties fo:font-size="10pt" fo:font-weight="bold" style:font-size-asian="10pt" style:font-weight-asian="bold" style:font-size-complex="10pt" style:font-weight-complex="bold"/>
    </style:style>
    <style:style style:name="Entrevistas_20_-_20_Transcrição" style:display-name="Entrevistas - Transcrição" style:family="paragraph" style:parent-style-name="Standard">
      <style:paragraph-properties fo:margin-top="0.423cm" fo:margin-bottom="0.423cm" loext:contextual-spacing="false"/>
      <style:text-properties fo:font-style="italic" style:language-asian="pt" style:country-asian="BR" style:font-style-asian="italic"/>
    </style:style>
    <style:style style:name="endnote_20_text" style:display-name="endnote text" style:family="paragraph" style:parent-style-name="Standard">
      <style:text-properties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Marcadores" style:family="paragraph">
      <style:paragraph-properties fo:text-align="start" style:justify-single-word="false" fo:orphans="0" fo:widows="0" fo:hyphenation-ladder-count="no-limit" style:writing-mode="lr-tb"/>
      <style:text-properties fo:color="#00000a" style:font-name="Calibri" fo:font-family="Calibri" style:font-family-generic="roman" style:font-pitch="variable" fo:font-size="12pt" fo:language="pt" fo:country="BR" style:letter-kerning="true" style:font-name-asian="Calibri1" style:font-family-asian="Calibri" style:font-pitch-asian="variable" style:font-size-asian="12pt" style:language-asian="pt" style:country-asian="BR"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cm" fo:margin-bottom="0cm" loext:contextual-spacing="false" fo:text-align="start" style:justify-single-word="false"/>
      <style:text-properties fo:color="#00000a" fo:language="pt" fo:country="BR" style:language-asian="pt" style:country-asian="BR"/>
    </style:style>
    <style:style style:name="CF_20_-_20_Capa_20_e_20_Folha_20_de_20_Rosto" style:display-name="CF - Capa e Folha de Rosto" style:family="paragraph" style:parent-style-name="Standard">
      <style:paragraph-properties fo:line-height="150%" fo:text-align="center" style:justify-single-word="false"/>
      <style:text-properties fo:text-transform="uppercase" fo:color="#00000a" fo:font-weight="bold" style:font-weight-asian="bold"/>
    </style:style>
    <style:style style:name="CF_20_-_20_Título_20_da_20_Capa_20_e_20_da_20_Folha_20_de_20_Rosto" style:display-name="CF - Título da Capa e da Folha de Rosto" style:family="paragraph" style:parent-style-name="CF_20_-_20_Capa_20_e_20_Folha_20_de_20_Rosto">
      <style:text-properties fo:font-size="14pt" fo:language="pt" fo:country="BR" style:font-size-asian="14pt"/>
    </style:style>
    <style:style style:name="Dedicatória_2f_Epígrafe" style:display-name="Dedicatória/Epígrafe" style:family="paragraph" style:parent-style-name="Standard" style:next-style-name="Standard">
      <style:paragraph-properties fo:margin-left="8.001cm" fo:margin-right="0cm" fo:text-align="end" style:justify-single-word="false" fo:text-indent="0cm" style:auto-text-indent="false"/>
      <style:text-properties fo:language="pt" fo:country="BR"/>
    </style:style>
    <style:style style:name="CF_20_-_20_Natureza_20_do_20_Trabalho_20_-_20_Orientador" style:display-name="CF - Natureza do Trabalho - Orientador" style:family="paragraph" style:parent-style-name="Standard">
      <style:paragraph-properties fo:margin-left="8.001cm" fo:margin-right="0cm" fo:text-indent="0cm" style:auto-text-indent="false"/>
    </style:style>
    <style:style style:name="Titulo_20_6" style:display-name="Titulo 6" style:family="paragraph" style:parent-style-name="Standard" style:next-style-name="Standard">
      <style:paragraph-properties fo:margin-top="0.106cm" fo:margin-bottom="1.058cm" loext:contextual-spacing="false" fo:line-height="150%" fo:text-align="center" style:justify-single-word="false"/>
      <style:text-properties fo:text-transform="uppercase" fo:language="pt" fo:country="BR" fo:font-weight="bold" style:font-weight-asian="bold"/>
    </style:style>
    <style:style style:name="Texto_20_do_20_Trabalho" style:display-name="Texto do Trabalho" style:family="paragraph" style:parent-style-name="Standard">
      <style:paragraph-properties fo:margin-left="0cm" fo:margin-right="0cm" fo:margin-top="0cm" fo:margin-bottom="0cm" loext:contextual-spacing="false" fo:line-height="150%" fo:text-indent="1.501cm" style:auto-text-indent="false"/>
      <style:text-properties fo:language="pt" fo:country="BR"/>
    </style:style>
    <style:style style:name="Formatação_20_do_20_resumo" style:display-name="Formatação do resumo" style:family="paragraph" style:parent-style-name="Standard">
      <style:paragraph-properties fo:margin-top="0cm" fo:margin-bottom="0.529cm" loext:contextual-spacing="false"/>
      <style:text-properties fo:language="pt" fo:country="BR"/>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ulo_20_1" style:display-name="Titulo 1" style:family="paragraph" style:parent-style-name="Standard">
      <style:paragraph-properties fo:margin-top="0.106cm" fo:margin-bottom="1.058cm" loext:contextual-spacing="false"/>
      <style:text-properties fo:text-transform="uppercase" fo:language="pt" fo:country="BR" fo:font-weight="bold" style:font-weight-asian="bold"/>
    </style:style>
    <style:style style:name="footnote_20_text" style:display-name="footnote text" style:family="paragraph" style:parent-style-name="Standard">
      <style:paragraph-properties fo:margin-left="0cm" fo:margin-right="0.7cm" fo:margin-top="0cm" fo:margin-bottom="0cm" loext:contextual-spacing="false" fo:text-indent="0cm" style:auto-text-indent="false"/>
      <style:text-properties fo:font-size="10pt" style:font-size-asian="10pt" style:font-size-complex="10pt"/>
    </style:style>
    <style:style style:name="Palavras-chave" style:family="paragraph" style:parent-style-name="Formatação_20_do_20_resumo">
      <style:paragraph-properties fo:text-align="start" style:justify-single-word="false"/>
    </style:style>
    <style:style style:name="Formatação_20_das_20_Referências" style:display-name="Formatação das Referências" style:family="paragraph" style:parent-style-name="Standard">
      <style:paragraph-properties fo:margin-top="0.106cm" fo:margin-bottom="1.058cm" loext:contextual-spacing="false" fo:text-align="start" style:justify-single-word="false"/>
      <style:text-properties fo:color="#00000a" fo:language="pt" fo:country="BR"/>
    </style:style>
    <style:style style:name="Texto_20_tabela_20_-_20_Cabeçalho" style:display-name="Texto tabela - Cabeçalho" style:family="paragraph" style:parent-style-name="Standard">
      <style:paragraph-properties fo:text-align="center" style:justify-single-word="false"/>
      <style:text-properties fo:color="#00000a" fo:font-size="10pt" fo:font-weight="bold" style:font-size-asian="10pt" style:font-weight-asian="bold"/>
    </style:style>
    <style:style style:name="Texto_20_tabela_20_-_20_Corpo_20_da_20_Tabela" style:display-name="Texto tabela - Corpo da Tabela" style:family="paragraph" style:parent-style-name="Texto_20_tabela_20_-_20_Cabeçalho">
      <style:text-properties fo:font-weight="normal" style:font-weight-asian="normal"/>
    </style:style>
    <style:style style:name="Legenda_20_Tabela" style:display-name="Legenda Tabela" style:family="paragraph" style:next-style-name="Standard">
      <style:paragraph-properties fo:text-align="start" style:justify-single-word="false" fo:orphans="0" fo:widows="0" fo:hyphenation-ladder-count="no-limit" style:writing-mode="lr-tb"/>
      <style:text-properties fo:color="#00000a" style:font-name="Calibri" fo:font-family="Calibri" style:font-family-generic="roman" style:font-pitch="variable" fo:font-size="12pt" fo:language="pt" fo:country="BR" style:letter-kerning="true" style:font-name-asian="Calibri1" style:font-family-asian="Calibri" style:font-pitch-asian="variable" style:font-size-asian="12pt" style:language-asian="pt" style:country-asian="BR" style:font-name-complex="Times New Roman" style:font-family-complex="'Times New Roman'" style:font-family-generic-complex="roman" style:font-pitch-complex="variable" style:font-size-complex="9pt" style:language-complex="ar" style:country-complex="SA" fo:hyphenate="false" fo:hyphenation-remain-char-count="2" fo:hyphenation-push-char-count="2"/>
    </style:style>
    <style:style style:name="Fonte_20_das_20_Tabelas" style:display-name="Fonte das Tabelas" style:family="paragraph" style:parent-style-name="Standard">
      <style:paragraph-properties fo:text-align="center" style:justify-single-word="false" fo:keep-together="always" fo:keep-with-next="always"/>
      <style:text-properties fo:color="#00000a" fo:font-size="10pt" fo:language="pt" fo:country="BR" fo:font-weight="bold" style:font-size-asian="10pt" style:font-weight-asian="bold"/>
    </style:style>
    <style:style style:name="Parágrafo_20_para_20_Ilustrações" style:display-name="Parágrafo para Ilustrações" style:family="paragraph" style:parent-style-name="Standard" style:next-style-name="Caption">
      <style:paragraph-properties fo:text-align="center" style:justify-single-word="false" fo:keep-together="always" fo:keep-with-next="always"/>
      <style:text-properties fo:font-size="10pt" fo:language="pt" fo:country="BR" style:font-size-asian="10pt"/>
    </style:style>
    <style:style style:name="Fonte_20_das_20_Ilustrações" style:display-name="Fonte das Ilustrações" style:family="paragraph" style:parent-style-name="Standard">
      <style:paragraph-properties fo:margin-top="0cm" fo:margin-bottom="0.529cm" loext:contextual-spacing="false" fo:text-align="center" style:justify-single-word="false" fo:keep-together="always" fo:keep-with-next="always"/>
      <style:text-properties fo:color="#00000a" fo:font-size="10pt" fo:language="pt" fo:country="BR" fo:font-weight="bold" style:font-size-asian="10pt" style:font-weight-asian="bold"/>
    </style:style>
    <style:style style:name="Conteúdo_20_dos_20_Quadros" style:display-name="Conteúdo dos Quadros" style:family="paragraph" style:parent-style-name="Standard">
      <style:text-properties fo:color="#00000a" fo:font-size="10pt" fo:language="pt" fo:country="BR" style:font-size-asian="10pt" style:font-size-complex="10pt"/>
    </style:style>
    <style:style style:name="Citação_20_longa" style:display-name="Citação longa" style:family="paragraph" style:parent-style-name="Standard">
      <style:paragraph-properties fo:margin-left="4.001cm" fo:margin-right="0cm" fo:margin-top="1.058cm" fo:margin-bottom="1.058cm" loext:contextual-spacing="false" fo:keep-together="always" fo:text-indent="0cm" style:auto-text-indent="false"/>
      <style:text-properties fo:font-size="10pt" fo:language="pt" fo:country="BR" style:font-size-asian="10pt"/>
    </style:style>
    <style:style style:name="Citação_20_Extra_20_Longa_20_Início" style:display-name="Citação Extra Longa Início" style:family="paragraph" style:parent-style-name="Standard" style:next-style-name="Standard">
      <style:paragraph-properties fo:margin-left="4.001cm" fo:margin-right="0cm" fo:margin-top="1.058cm" fo:margin-bottom="0.106cm" loext:contextual-spacing="false" fo:text-indent="0cm" style:auto-text-indent="false"/>
      <style:text-properties fo:font-size="10pt" style:font-size-asian="10pt"/>
    </style:style>
    <style:style style:name="Citação_20_Extra_20_Longa_20_Meio" style:display-name="Citação Extra Longa Meio" style:family="paragraph" style:parent-style-name="Citação_20_Extra_20_Longa_20_Início">
      <style:paragraph-properties fo:margin-top="0cm" fo:margin-bottom="0.106cm" loext:contextual-spacing="false"/>
      <style:text-properties fo:language="pt" fo:country="BR"/>
    </style:style>
    <style:style style:name="Citação_20_Extra_20_Longa_20_Fim" style:display-name="Citação Extra Longa Fim" style:family="paragraph" style:parent-style-name="Citação_20_Extra_20_Longa_20_Meio" style:next-style-name="Standard">
      <style:paragraph-properties fo:margin-top="0cm" fo:margin-bottom="1.058cm" loext:contextual-spacing="false"/>
    </style:style>
    <style:style style:name="table_20_of_20_figures" style:display-name="table of figures" style:family="paragraph" style:parent-style-name="Standard" style:next-style-name="Standard">
      <style:paragraph-properties fo:text-align="start" style:justify-single-word="false"/>
    </style:style>
    <style:style style:name="Contents_20_1" style:display-name="Contents 1" style:family="paragraph" style:parent-style-name="Standard" style:next-style-name="Standard" style:class="index">
      <style:paragraph-properties fo:margin-left="0cm" fo:margin-right="0cm" fo:text-align="start" style:justify-single-word="false" fo:text-indent="0cm" style:auto-text-indent="false" style:writing-mode="lr-tb">
        <style:tab-stops>
          <style:tab-stop style:position="1cm"/>
          <style:tab-stop style:position="15.252cm" style:leader-style="dotted" style:leader-text="."/>
        </style:tab-stops>
      </style:paragraph-properties>
      <style:text-properties fo:text-transform="uppercase" fo:color="#00000a" fo:font-weight="bold" style:font-weight-asian="bold"/>
    </style:style>
    <style:style style:name="Contents_20_2" style:display-name="Contents 2"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text-properties fo:text-transform="uppercase" fo:color="#00000a"/>
    </style:style>
    <style:style style:name="Contents_20_3" style:display-name="Contents 3" style:family="paragraph" style:parent-style-name="Standard" style:nex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ab-stops>
          <style:tab-stop style:position="1.45cm"/>
          <style:tab-stop style:position="15.252cm" style:leader-style="dotted" style:leader-text="."/>
        </style:tab-stops>
      </style:paragraph-properties>
    </style:style>
    <style:style style:name="Contents_20_5" style:display-name="Contents 5" style:family="paragraph" style:parent-style-name="Standard" style:next-style-name="Standard" style:class="index">
      <style:paragraph-properties fo:text-align="start" style:justify-single-word="false">
        <style:tab-stops>
          <style:tab-stop style:position="1.7cm"/>
          <style:tab-stop style:position="15.252cm" style:leader-style="dotted" style:leader-text="."/>
        </style:tab-stops>
      </style:paragraph-properties>
      <style:text-properties fo:font-style="italic" style:font-style-asian="italic"/>
    </style:style>
    <style:style style:name="Título_20_REFERÊNCIAS" style:display-name="Título REFERÊNCIAS" style:family="paragraph" style:parent-style-name="Standard">
      <style:paragraph-properties fo:margin-top="0.106cm" fo:margin-bottom="1.058cm" loext:contextual-spacing="false" fo:text-align="center" style:justify-single-word="false"/>
      <style:text-properties fo:text-transform="uppercase" fo:color="#00000a" fo:font-weight="bold" style:language-asian="pt" style:country-asian="BR" style:font-weight-asian="bold"/>
    </style:style>
    <style:style style:name="Contents_20_6" style:display-name="Contents 6" style:family="paragraph" style:parent-style-name="Standard" style:nex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Pós-Textuais_20_-_20_APÊNDICES" style:display-name="Pós-Textuais - APÊNDICES" style:family="paragraph" style:parent-style-name="Standard">
      <style:paragraph-properties fo:text-align="center" style:justify-single-word="false"/>
      <style:text-properties fo:color="#00000a" fo:language="pt" fo:country="BR" style:language-asian="pt" style:country-asian="BR" style:font-name-complex="Arial" style:font-family-complex="Arial" style:font-family-generic-complex="swiss" style:font-pitch-complex="variable"/>
    </style:style>
    <style:style style:name="Pós-Textuais_20_-_20_ANEXOS" style:display-name="Pós-Textuais - ANEXOS" style:family="paragraph" style:parent-style-name="Standard">
      <style:paragraph-properties fo:text-align="center" style:justify-single-word="false"/>
      <style:text-properties fo:color="#00000a" fo:language="pt" fo:country="BR" style:language-asian="pt" style:country-asian="BR"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style:tab-stops>
          <style:tab-stop style:position="2cm"/>
          <style:tab-stop style:position="2.522cm"/>
          <style:tab-stop style:position="15.402cm" style:leader-style="dotted" style:leader-text="."/>
        </style:tab-stops>
      </style:paragraph-properties>
      <style:text-properties fo:color="#00000a" fo:font-weight="bold" style:font-weight-asian="bold"/>
    </style:style>
    <style:style style:name="Contents_20_7" style:display-name="Contents 7" style:family="paragraph" style:parent-style-name="Standard" style:next-style-name="Standard" style:class="index">
      <style:paragraph-properties fo:text-align="start" style:justify-single-word="false">
        <style:tab-stops>
          <style:tab-stop style:position="2.35cm"/>
          <style:tab-stop style:position="15.252cm" style:leader-style="dotted" style:leader-text="."/>
        </style:tab-stops>
      </style:paragraph-properties>
      <style:text-properties fo:font-weight="bold" style:font-weight-asian="bold"/>
    </style:style>
    <style:style style:name="paragraph" style:family="paragraph" style:parent-style-name="Standard">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language="pt" fo:country="BR" style:language-asian="pt" style:country-asian="BR"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cm" fo:margin-bottom="0cm" loext:contextual-spacing="false" fo:text-align="start" style:justify-single-word="false"/>
      <style:text-properties fo:color="#00000a" style:font-name="Tahoma" fo:font-family="Tahoma" style:font-family-generic="roman" style:font-pitch="variable" fo:font-size="8pt" fo:language="pt" fo:country="BR" style:font-name-asian="Calibri1" style:font-family-asian="Calibri" style:font-pitch-asian="variable" style:font-size-asian="8pt" style:font-name-complex="Tahoma1" style:font-family-complex="Tahoma" style:font-pitch-complex="variable" style:font-size-complex="8pt"/>
    </style:style>
    <style:style style:name="annotation_20_text" style:display-name="annotation text" style:family="paragraph" style:parent-style-name="Standard">
      <style:paragraph-properties fo:margin-top="0cm" fo:margin-bottom="0.353cm" loext:contextual-spacing="false" fo:text-align="start" style:justify-single-word="false"/>
      <style:text-properties fo:color="#00000a" style:font-name="Calibri" fo:font-family="Calibri" style:font-family-generic="roman" style:font-pitch="variable" fo:language="pt" fo:country="BR" style:font-name-asian="Calibri1" style:font-family-asian="Calibri" style:font-pitch-asian="variable" style:font-name-complex="F" style:font-pitch-complex="variable"/>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line-height="115%" fo:text-align="start" style:justify-single-word="false" fo:text-indent="0cm" style:auto-text-indent="false"/>
      <style:text-properties fo:color="#00000a" style:font-name="Calibri" fo:font-family="Calibri" style:font-family-generic="roman" style:font-pitch="variable" fo:font-size="11pt" fo:language="pt" fo:country="BR" style:font-name-asian="Calibri1" style:font-family-asian="Calibri" style:font-pitch-asian="variable" style:font-size-asian="11pt" style:font-name-complex="F" style:font-pitch-complex="variable" style:font-size-complex="11pt"/>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cm" fo:margin-bottom="0cm" loext:contextual-spacing="false" fo:line-height="115%" fo:text-indent="1.251cm" style:auto-text-indent="false"/>
      <style:text-properties fo:color="#365f91" style:font-name="Cambria1" fo:font-family="Cambria" style:font-family-generic="swiss" style:font-pitch="variable" style:font-name-asian="F" style:font-pitch-asian="variable" style:font-name-complex="F" style:font-pitch-complex="variable"/>
    </style:style>
    <style:style style:name="Revision" style:family="paragraph">
      <style:paragraph-properties fo:text-align="start" style:justify-single-word="false" fo:orphans="2" fo:widows="2" fo:hyphenation-ladder-count="no-limit" style:writing-mode="lr-tb"/>
      <style:text-properties fo:color="#000000" style:font-name="Arial" fo:font-family="Arial" style:font-family-generic="swiss" style:font-pitch="variable" fo:font-size="12pt" fo:language="en" fo:country="US" style:letter-kerning="tru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fo:margin-left="0cm" fo:margin-right="0cm" fo:line-height="150%" fo:text-indent="0cm" style:auto-text-indent="false" text:number-lines="false" text:line-number="0" style:writing-mode="lr-tb"/>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s" style:family="paragraph" style:parent-style-name="Standard">
      <style:paragraph-properties fo:margin-left="0cm" fo:margin-right="0cm" fo:text-indent="0cm" style:auto-text-indent="false" style:writing-mode="lr-tb"/>
      <style:text-properties fo:font-size="10pt" style:font-size-asian="10pt"/>
    </style:style>
    <style:style style:name="Referências" style:family="paragraph" style:parent-style-name="Standard">
      <style:paragraph-properties fo:margin-left="0cm" fo:margin-right="0cm" fo:text-indent="0cm" style:auto-text-indent="false" style:writing-mode="lr-tb"/>
    </style:style>
    <style:style style:name="LO-Normal" style:family="paragraph" style:parent-style-name="Standard">
      <style:paragraph-properties fo:margin-left="0cm" fo:margin-right="0cm" fo:text-align="center" style:justify-single-word="false" fo:text-indent="0cm" style:auto-text-indent="false" style:writing-mode="lr-tb"/>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language="pt" fo:country="BR" style:font-name-complex="Symbol1" style:font-family-complex="Symbol" style:font-pitch-complex="variable" style:language-complex="ar" style:country-complex="SA"/>
    </style:style>
    <style:style style:name="WW8Num2z1" style:family="text">
      <style:text-properties style:font-name="Courier New" fo:font-family="'Courier New'" style:font-name-complex="Courier New3" style:font-family-complex="'Courier New'" style:font-pitch-complex="variable"/>
    </style:style>
    <style:style style:name="WW8Num2z2" style:family="text">
      <style:text-properties style:font-name="Wingdings" fo:font-family="Wingdings" style:font-charset="x-symbol" style:font-name-complex="Wingdings1" style:font-family-complex="Wingdings" style:font-pitch-complex="variable"/>
    </style:style>
    <style:style style:name="WW8Num3z0" style:family="text">
      <style:text-properties style:font-name="Symbol" fo:font-family="Symbol" fo:language="pt" fo:country="BR" style:language-asian="en" style:country-asian="US" style:font-name-complex="OpenSymbol1" style:font-family-complex="OpenSymbol, 'Arial Unicode MS'" style:font-charset-complex="x-symbol" style:language-complex="ar" style:country-complex="SA"/>
    </style:style>
    <style:style style:name="WW8Num3z1" style:family="text">
      <style:text-properties style:font-name="OpenSymbol" fo:font-family="OpenSymbol, 'Arial Unicode MS'" fo:language="pt" fo:country="BR" style:language-asian="en" style:country-asian="US" style:font-name-complex="OpenSymbol1" style:font-family-complex="OpenSymbol, 'Arial Unicode MS'" style:font-charset-complex="x-symbol" style:language-complex="ar" style:country-complex="SA"/>
    </style:style>
    <style:style style:name="WW8Num4z0" style:family="text">
      <style:text-properties style:font-name="Symbol" fo:font-family="Symbol" fo:language="pt" fo:country="BR" style:font-name-asian="Arial" style:font-family-asian="Arial" style:font-family-generic-asian="swiss" style:font-pitch-asian="variable" style:font-name-complex="OpenSymbol1" style:font-family-complex="OpenSymbol, 'Arial Unicode MS'" style:font-charset-complex="x-symbol" style:language-complex="ar" style:country-complex="SA"/>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fo:language="pt" fo:country="BR" style:font-name-asian="Arial" style:font-family-asian="Arial" style:font-family-generic-asian="swiss" style:font-pitch-asian="variable" style:font-name-complex="OpenSymbol1" style:font-family-complex="OpenSymbol, 'Arial Unicode MS'" style:font-charset-complex="x-symbol"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fo:language="pt" fo:country="BR" style:font-name-asian="Arial" style:font-family-asian="Arial" style:font-family-generic-asian="swiss" style:font-pitch-asian="variable" style:font-name-complex="OpenSymbol1" style:font-family-complex="OpenSymbol, 'Arial Unicode MS'" style:font-charset-complex="x-symbol"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fo:language="pt" fo:country="BR" fo:font-style="normal" style:language-asian="en" style:country-asian="US" style:font-style-asian="normal" style:language-complex="ar" style:country-complex="SA" style:font-style-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pt" fo:country="BR" fo:font-style="normal" style:font-name-asian="Arial" style:font-family-asian="Arial" style:font-family-generic-asian="swiss" style:font-pitch-asian="variable" style:language-asian="en" style:country-asian="US" style:font-style-asian="normal" style:font-name-complex="Arial" style:font-family-complex="Arial" style:font-family-generic-complex="swiss" style:font-pitch-complex="variable" style:language-complex="ar" style:country-complex="SA" style:font-style-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4"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WW8Num2z5"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Título_20_1_20_Char" style:display-name="Título 1 Char" style:family="text">
      <style:text-properties fo:text-transform="uppercase" fo:color="#000000"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style>
    <style:style style:name="Título_20_2_20_Char" style:display-name="Título 2 Char" style:family="text">
      <style:text-properties fo:text-transform="uppercase" fo:color="#000000"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Arial" style:font-family-complex="Arial" style:font-family-generic-complex="swiss" style:font-pitch-complex="variable" style:font-size-complex="12pt"/>
    </style:style>
    <style:style style:name="Título_20_3_20_Char" style:display-name="Título 3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en" style:country-asian="US" style:font-name-complex="Arial" style:font-family-complex="Arial" style:font-family-generic-complex="swiss" style:font-pitch-complex="variable" style:font-size-complex="13pt" style:font-weight-complex="bold"/>
    </style:style>
    <style:style style:name="Heading_20_4_20_Char" style:display-name="Heading 4 Char" style:family="text">
      <style:text-properties fo:color="#000000" style:font-name="Calibri" fo:font-family="Calibri" style:font-family-generic="roman" style:font-pitch="variable" fo:font-size="14pt" fo:language="en" fo:country="US" fo:font-weight="bold" style:font-size-asian="14pt" style:language-asian="en" style:country-asian="US" style:font-weight-asian="bold" style:font-name-complex="Times New Roman" style:font-family-complex="'Times New Roman'" style:font-family-generic-complex="roman" style:font-pitch-complex="variable" style:font-size-complex="14pt" style:font-weight-complex="bold"/>
    </style:style>
    <style:style style:name="Título_20_5_20_Char" style:display-name="Título 5 Char" style:family="text">
      <style:text-properties fo:color="#000000" style:font-name="Arial" fo:font-family="Arial" style:font-family-generic="swiss" style:font-pitch="variable" fo:font-size="12pt" fo:language="en" fo:country="US" fo:font-style="italic" style:font-name-asian="Times New Roman" style:font-family-asian="'Times New Roman'" style:font-family-generic-asian="roman" style:font-pitch-asian="variable" style:font-size-asian="12pt" style:language-asian="en" style:country-asian="US" style:font-style-asian="italic" style:font-name-complex="Arial" style:font-family-complex="Arial" style:font-family-generic-complex="swiss" style:font-pitch-complex="variable" style:font-size-complex="13pt" style:font-style-complex="italic" style:font-weight-complex="bold"/>
    </style:style>
    <style:style style:name="Título_20_6_20_Char" style:display-name="Título 6 Char" style:family="text">
      <style:text-properties fo:color="#000000" style:font-name="Calibri" fo:font-family="Calibri" style:font-family-generic="roman" style:font-pitch="variable" fo:language="en" fo:country="US"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Título_20_7_20_Char" style:display-name="Título 7 Char" style:family="text">
      <style:text-properties fo:color="#000000" style:font-name="Calibri" fo:font-family="Calibri" style:font-family-generic="roman" style:font-pitch="variable" fo:font-size="12pt" fo:language="en" fo:country="US" style:font-size-asian="12pt" style:language-asian="en" style:country-asian="US"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fo:color="#000000" style:font-name="Calibri" fo:font-family="Calibri" style:font-family-generic="roman" style:font-pitch="variable" fo:font-size="12pt" fo:language="en" fo:country="US" fo:font-style="italic" style:font-size-asian="12pt" style:language-asian="en" style:country-asian="US"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fo:color="#000000" style:font-name="Cambria" fo:font-family="Cambria" style:font-family-generic="roman" style:font-pitch="variable" fo:language="en" fo:country="US" style:language-asian="en" style:country-asian="US" style:font-name-complex="Times New Roman" style:font-family-complex="'Times New Roman'" style:font-family-generic-complex="roman" style:font-pitch-complex="variable"/>
    </style:style>
    <style:style style:name="Título_20_4_20_Char" style:display-name="Título 4 Char" style:family="text">
      <style:text-properties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en" style:country-asian="US" style:font-name-complex="Arial" style:font-family-complex="Arial" style:font-family-generic-complex="swiss" style:font-pitch-complex="variable" style:font-size-complex="12pt" style:font-style-complex="italic" style:font-weight-complex="bold"/>
    </style:style>
    <style:style style:name="FollowedHyperlink" style:family="tex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abeçalho_20_Char" style:display-name="Cabeçalho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en" style:country-asian="US" style:font-name-complex="Arial" style:font-family-complex="Arial" style:font-family-generic-complex="swiss" style:font-pitch-complex="variable" style:font-size-complex="12pt"/>
    </style:style>
    <style:style style:name="Texto_20_de_20_nota_20_de_20_fim_20_Char" style:display-name="Texto de nota de fim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language-asian="en" style:country-asian="US" style:font-name-complex="Arial" style:font-family-complex="Arial" style:font-family-generic-complex="swiss" style:font-pitch-complex="variable"/>
    </style:style>
    <style:style style:name="highlightedsearchterm" style:family="text" style:parent-style-name="Default_20_Paragraph_20_Font"/>
    <style:style style:name="Strong" style:family="text">
      <style:text-properties fo:font-weight="bold" style:font-weight-asian="bold" style:font-weight-complex="bold"/>
    </style:style>
    <style:style style:name="Corpo_20_de_20_texto_20_Char" style:display-name="Corpo de texto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style>
    <style:style style:name="Rodapé_20_Char" style:display-name="Rodapé Char" style:family="text">
      <style:text-properties fo:color="#000000" style:font-name="Arial" fo:font-family="Arial" style:font-family-generic="swiss" style:font-pitch="variable" fo:font-size="12pt" fo:language="en" fo:country="US" style:font-size-asian="12pt" style:font-name-complex="Times New Roman" style:font-family-complex="'Times New Roman'" style:font-family-generic-complex="roman" style:font-pitch-complex="variable" style:font-size-complex="12pt"/>
    </style:style>
    <style:style style:name="Texto_20_de_20_nota_20_de_20_rodapé_20_Char" style:display-name="Texto de nota de rodapé Char" style:family="text">
      <style:text-properties fo:color="#000000" style:font-name="Arial" fo:font-family="Arial" style:font-family-generic="swiss" style:font-pitch="variable" fo:language="en" fo:country="US" style:font-name-asian="Times New Roman" style:font-family-asian="'Times New Roman'" style:font-family-generic-asian="roman" style:font-pitch-asian="variable" style:language-asian="en" style:country-asian="US" style:font-name-complex="Arial" style:font-family-complex="Arial" style:font-family-generic-complex="swiss" style:font-pitch-complex="variable"/>
    </style:style>
    <style:style style:name="footnote_20_reference" style:display-name="footnote reference" style:family="text">
      <style:text-properties style:text-position="super 58%" style:font-name-complex="Times New Roman" style:font-family-complex="'Times New Roman'" style:font-family-generic-complex="roman" style:font-pitch-complex="variable"/>
    </style:style>
    <style:style style:name="Date_20_Char" style:display-name="Date Char" style:family="text">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en" style:country-asian="US" style:font-name-complex="Arial" style:font-family-complex="Arial" style:font-family-generic-complex="swiss" style:font-pitch-complex="variable" style:font-size-complex="12pt"/>
    </style:style>
    <style:style style:name="endnote_20_reference" style:display-name="endnote reference" style:family="text">
      <style:text-properties style:text-position="super 58%"/>
    </style:style>
    <style:style style:name="line_20_number" style:display-name="line number" style:family="text" style:parent-style-name="Default_20_Paragraph_20_Font"/>
    <style:style style:name="apple-converted-space" style:family="text" style:parent-style-name="Default_20_Paragraph_20_Font"/>
    <style:style style:name="normaltextrun" style:family="text" style:parent-style-name="Default_20_Paragraph_20_Font"/>
    <style:style style:name="eop"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Calibri1" style:font-family-asian="Calibri" style:font-pitch-asian="variable" style:font-size-asian="8pt" style:language-asian="en" style:country-asian="US" style:font-name-complex="Tahoma1" style:font-family-complex="Tahoma" style:font-pitch-complex="variable" style:font-size-complex="8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de_20_comentário_20_Char" style:display-name="Texto de comentário Char" style:family="text" style:parent-style-name="Default_20_Paragraph_20_Font">
      <style:text-properties style:font-name="Calibri" fo:font-family="Calibri" style:font-family-generic="roman" style:font-pitch="variable" fo:font-size="12pt" style:font-name-asian="Calibri1" style:font-family-asian="Calibri" style:font-pitch-asian="variable" style:font-size-asian="12pt" style:language-asian="en" style:country-asian="US" style:font-name-complex="F" style:font-pitch-complex="variable" style:font-size-complex="12pt"/>
    </style:style>
    <style:style style:name="Assunto_20_do_20_comentário_20_Char" style:display-name="Assunto do comentário Char" style:family="text" style:parent-style-name="Texto_20_de_20_comentário_20_Char">
      <style:text-properties style:font-name="Calibri" fo:font-family="Calibri" style:font-family-generic="roman" style:font-pitch="variable" fo:font-size="12pt" fo:font-weight="bold" style:font-name-asian="Calibri1" style:font-family-asian="Calibri" style:font-pitch-asian="variable" style:font-size-asian="12pt" style:language-asian="en" style:country-asian="US" style:font-weight-asian="bold" style:font-name-complex="F" style:font-pitch-complex="variable" style:font-size-complex="12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roman" style:font-pitch-asian="variable" style:font-size-asian="10pt" style:font-name-complex="Courier New3" style:font-family-complex="'Courier New'" style:font-pitch-complex="variable" style:font-size-complex="10pt"/>
    </style:style>
    <style:style style:name="spellingerror" style:family="text" style:parent-style-name="Default_20_Paragraph_20_Font"/>
    <style:style style:name="ListLabel_20_1" style:display-name="ListLabel 1"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2" style:display-name="ListLabel 2"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3" style:display-name="ListLabel 3"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4" style:display-name="ListLabel 4"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fo:font-size="12pt" style:font-size-asian="12pt" style:font-name-complex="Times New Roman" style:font-family-complex="'Times New Roman'" style:font-family-generic-complex="roman" style:font-pitch-complex="variable"/>
    </style:style>
    <style:style style:name="ListLabel_20_7" style:display-name="ListLabel 7"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8" style:display-name="ListLabel 8" style:family="text">
      <style:text-properties fo:text-transform="uppercase" fo:color="#00000a"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9" style:display-name="ListLabel 9" style:family="text">
      <style:text-properties style:font-name-complex="Courier New3" style:font-family-complex="'Courier New'" style:font-pitch-complex="variable"/>
    </style:style>
    <style:style style:name="Index_20_Link" style:display-name="Index Link" style:family="text"/>
    <style:style style:name="hps" style:family="text" style:parent-style-name="Default_20_Paragraph_20_Font"/>
    <style:style style:name="ListLabel_20_10" style:display-name="ListLabel 10"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11" style:display-name="ListLabel 11"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12" style:display-name="ListLabel 12"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13" style:display-name="ListLabel 13"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14" style:display-name="ListLabel 14" style:family="text">
      <style:text-properties style:font-name-complex="Symbol1" style:font-family-complex="Symbol" style:font-pitch-complex="variable"/>
    </style:style>
    <style:style style:name="ListLabel_20_15" style:display-name="ListLabel 15" style:family="text">
      <style:text-properties style:font-name-complex="Courier New3" style:font-family-complex="'Courier New'" style:font-pitch-complex="variable"/>
    </style:style>
    <style:style style:name="ListLabel_20_16" style:display-name="ListLabel 16" style:family="text">
      <style:text-properties style:font-name-complex="Wingdings1" style:font-family-complex="Wingdings"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Symbol1" style:font-family-complex="Symbol" style:font-pitch-complex="variable"/>
    </style:style>
    <style:style style:name="ListLabel_20_19" style:display-name="ListLabel 19" style:family="text">
      <style:text-properties style:font-name-complex="Courier New3" style:font-family-complex="'Courier New'" style:font-pitch-complex="variable"/>
    </style:style>
    <style:style style:name="ListLabel_20_20" style:display-name="ListLabel 20" style:family="text">
      <style:text-properties style:font-name-complex="Wingdings1" style:font-family-complex="Wingdings" style:font-pitch-complex="variable"/>
    </style:style>
    <style:style style:name="ListLabel_20_21" style:display-name="ListLabel 21"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22" style:display-name="ListLabel 22"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23" style:display-name="ListLabel 23"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24" style:display-name="ListLabel 24"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Symbol1" style:font-family-complex="Symbol" style:font-pitch-complex="variable"/>
    </style:style>
    <style:style style:name="ListLabel_20_27" style:display-name="ListLabel 27" style:family="text">
      <style:text-properties style:font-name-complex="Courier New3" style:font-family-complex="'Courier New'" style:font-pitch-complex="variable"/>
    </style:style>
    <style:style style:name="ListLabel_20_28" style:display-name="ListLabel 28" style:family="text">
      <style:text-properties style:font-name-complex="Wingdings1" style:font-family-complex="Wingdings" style:font-pitch-complex="variable"/>
    </style:style>
    <style:style style:name="ListLabel_20_29" style:display-name="ListLabel 29"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30" style:display-name="ListLabel 30"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31" style:display-name="ListLabel 31"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32" style:display-name="ListLabel 32"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Symbol1" style:font-family-complex="Symbol" style:font-pitch-complex="variable"/>
    </style:style>
    <style:style style:name="ListLabel_20_35" style:display-name="ListLabel 35" style:family="text">
      <style:text-properties style:font-name-complex="Courier New3" style:font-family-complex="'Courier New'" style:font-pitch-complex="variable"/>
    </style:style>
    <style:style style:name="ListLabel_20_36" style:display-name="ListLabel 36" style:family="text">
      <style:text-properties style:font-name-complex="Wingdings1" style:font-family-complex="Wingdings" style:font-pitch-complex="variable"/>
    </style:style>
    <style:style style:name="ListLabel_20_37" style:display-name="ListLabel 37"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38" style:display-name="ListLabel 38"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39" style:display-name="ListLabel 39"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40" style:display-name="ListLabel 40"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Symbol1" style:font-family-complex="Symbol" style:font-pitch-complex="variable"/>
    </style:style>
    <style:style style:name="ListLabel_20_43" style:display-name="ListLabel 43" style:family="text">
      <style:text-properties style:font-name-complex="Courier New3" style:font-family-complex="'Courier New'" style:font-pitch-complex="variable"/>
    </style:style>
    <style:style style:name="ListLabel_20_44" style:display-name="ListLabel 44" style:family="text">
      <style:text-properties style:font-name-complex="Wingdings1" style:font-family-complex="Wingdings" style:font-pitch-complex="variable"/>
    </style:style>
    <style:style style:name="ListLabel_20_45" style:display-name="ListLabel 45"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46" style:display-name="ListLabel 46"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47" style:display-name="ListLabel 47"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48" style:display-name="ListLabel 48"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49" style:display-name="ListLabel 49" style:family="text">
      <style:text-properties style:font-name-complex="Times New Roman" style:font-family-complex="'Times New Roman'" style:font-family-generic-complex="roman" style:font-pitch-complex="variable"/>
    </style:style>
    <style:style style:name="ListLabel_20_50" style:display-name="ListLabel 50" style:family="text">
      <style:text-properties style:font-name-complex="Symbol1" style:font-family-complex="Symbol" style:font-pitch-complex="variable"/>
    </style:style>
    <style:style style:name="ListLabel_20_51" style:display-name="ListLabel 51" style:family="text">
      <style:text-properties style:font-name-complex="Courier New3" style:font-family-complex="'Courier New'" style:font-pitch-complex="variable"/>
    </style:style>
    <style:style style:name="ListLabel_20_52" style:display-name="ListLabel 52" style:family="text">
      <style:text-properties style:font-name-complex="Wingdings1" style:font-family-complex="Wingdings" style:font-pitch-complex="variable"/>
    </style:style>
    <style:style style:name="ListLabel_20_53" style:display-name="ListLabel 53" style:family="text">
      <style:text-properties style:font-name-complex="Symbol1" style:font-family-complex="Symbol" style:font-pitch-complex="variable"/>
    </style:style>
    <style:style style:name="ListLabel_20_54" style:display-name="ListLabel 54" style:family="text">
      <style:text-properties style:font-name-complex="Courier New3" style:font-family-complex="'Courier New'" style:font-pitch-complex="variable"/>
    </style:style>
    <style:style style:name="ListLabel_20_55" style:display-name="ListLabel 55" style:family="text">
      <style:text-properties style:font-name-complex="Wingdings1" style:font-family-complex="Wingdings" style:font-pitch-complex="variable"/>
    </style:style>
    <style:style style:name="ListLabel_20_56" style:display-name="ListLabel 56" style:family="text">
      <style:text-properties style:font-name-complex="Symbol1" style:font-family-complex="Symbol" style:font-pitch-complex="variable"/>
    </style:style>
    <style:style style:name="ListLabel_20_57" style:display-name="ListLabel 57" style:family="text">
      <style:text-properties style:font-name-complex="Courier New3" style:font-family-complex="'Courier New'" style:font-pitch-complex="variable"/>
    </style:style>
    <style:style style:name="ListLabel_20_58" style:display-name="ListLabel 58" style:family="text">
      <style:text-properties style:font-name-complex="Wingdings1" style:font-family-complex="Wingdings" style:font-pitch-complex="variable"/>
    </style:style>
    <style:style style:name="ListLabel_20_59" style:display-name="ListLabel 59" style:family="text">
      <style:text-properties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ListLabel_20_60" style:display-name="ListLabel 60" style:family="text">
      <style:text-properties fo:text-transform="uppercas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ListLabel_20_61" style:display-name="ListLabel 61"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62" style:display-name="ListLabel 62" style:family="text">
      <style:text-properties fo:color="#00000a"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ListLabel_20_63" style:display-name="ListLabel 63" style:family="text">
      <style:text-properties fo:color="#00000a" fo:font-size="12pt" fo:font-style="italic" style:text-underline-style="none" fo:font-weight="normal" style:font-size-asian="12pt" style:font-style-asian="italic" style:font-weight-asian="normal" style:font-name-complex="Times New Roman" style:font-family-complex="'Times New Roman'" style:font-family-generic-complex="roman" style:font-pitch-complex="variable"/>
    </style:style>
    <style:style style:name="ListLabel_20_64" style:display-name="ListLabel 64" style:family="text">
      <style:text-properties style:font-name-complex="Times New Roman" style:font-family-complex="'Times New Roman'" style:font-family-generic-complex="roman" style:font-pitch-complex="variable"/>
    </style:style>
    <style:style style:name="ListLabel_20_65" style:display-name="ListLabel 65" style:family="text">
      <style:text-properties style:font-name-complex="Times New Roman" style:font-family-complex="'Times New Roman'" style:font-family-generic-complex="roman" style:font-pitch-complex="variable"/>
    </style:style>
    <style:style style:name="ListLabel_20_66" style:display-name="ListLabel 66" style:family="text">
      <style:text-properties style:font-name-complex="Times New Roman" style:font-family-complex="'Times New Roman'" style:font-family-generic-complex="roman" style:font-pitch-complex="variable"/>
    </style:style>
    <style:style style:name="ListLabel_20_67" style:display-name="ListLabel 67" style:family="text">
      <style:text-properties style:font-name-complex="Times New Roman" style:font-family-complex="'Times New Roman'" style:font-family-generic-complex="roman" style:font-pitch-complex="variable"/>
    </style:style>
    <style:style style:name="Numbering_20_Symbols" style:display-name="Numbering Symbols" style:family="text"/>
    <style:style style:name="Tabela" style:family="text">
      <style:text-properties style:font-name="Arial" fo:font-family="Arial" style:font-family-generic="swiss" style:font-pitch="variable" style:font-name-complex="Arial" style:font-family-complex="Arial" style:font-family-generic-complex="swiss" style:font-pitch-complex="variable"/>
    </style:style>
    <style:style style:name="Source_20_Text" style:display-name="Source Text" style:family="text">
      <style:text-properties style:font-name="Liberation Mono" fo:font-family="'Liberation Mono', 'Courier New'" style:font-family-generic="modern" style:font-name-asian="Courier New2" style:font-family-asian="'Courier New'" style:font-family-generic-asian="modern" style:font-name-complex="Liberation Mono" style:font-family-complex="'Liberation Mono', 'Courier New'" style:font-family-generic-complex="modern"/>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Comandos" style:family="text">
      <style:text-properties style:font-name="Liberation Mono1" fo:font-family="'Liberation Mono', 'Courier New'" fo:font-size="9pt" style:font-size-asian="9pt" style:font-name-complex="Liberation Mono1" style:font-family-complex="'Liberation Mono', '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06cm" fo:margin-bottom="0.106cm" loext:contextual-spacing="false"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bottom="1.651cm" style:dynamic-spacing="true"/>
      </style:header-style>
      <style:footer-style/>
    </style:page-layout>
  </office:automatic-styles>
  <office:master-styles>
    <style:master-page style:name="Standard" style:page-layout-name="Mpm1"/>
    <style:master-page style:name="Converter_20_1" style:display-name="Converter 1" style:page-layout-name="Mpm2">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creation-date>2017-08-22T15:52:00</meta:creation-date>
    <dc:date>2018-02-27T00:13:50.363786200</dc:date>
    <meta:editing-cycles>109</meta:editing-cycles>
    <meta:editing-duration>PT10H55M26S</meta:editing-duration>
    <meta:document-statistic meta:table-count="9" meta:image-count="0" meta:object-count="0" meta:page-count="24" meta:paragraph-count="385" meta:word-count="4020" meta:character-count="33240" meta:non-whitespace-character-count="27682"/>
    <meta:generator>LibreOffice/5.2.7.2$Linux_X86_64 LibreOffice_project/20m0$Build-2</meta:generator>
    <meta:user-defined meta:name="AppVersion">16.0000</meta:user-defined>
    <meta:user-defined meta:name="Company">PUCP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